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6.507cm" table:align="left"/>
    </style:style>
    <style:style style:name="Таблица1.A" style:family="table-column">
      <style:table-column-properties style:column-width="3.621cm"/>
    </style:style>
    <style:style style:name="Таблица1.B" style:family="table-column">
      <style:table-column-properties style:column-width="2.886cm"/>
    </style:style>
    <style:style style:name="Таблица1.A1" style:family="table-cell">
      <style:table-cell-properties style:vertical-align="middle" fo:padding="0.049cm" fo:border="none"/>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fo:language="ru" fo:country="RU"/>
    </style:style>
    <style:style style:name="P3" style:family="paragraph" style:parent-style-name="Heading_20_2">
      <style:text-properties fo:language="ru" fo:country="RU"/>
    </style:style>
    <style:style style:name="P4" style:family="paragraph" style:parent-style-name="Heading_20_2">
      <style:text-properties fo:language="ru" fo:country="RU" officeooo:rsid="00a11432" officeooo:paragraph-rsid="00a11432"/>
    </style:style>
    <style:style style:name="P5" style:family="paragraph" style:parent-style-name="Heading_20_3">
      <style:text-properties fo:language="ru" fo:country="RU"/>
    </style:style>
    <style:style style:name="P6" style:family="paragraph" style:parent-style-name="Heading_20_3">
      <style:text-properties fo:language="ru" fo:country="RU" officeooo:rsid="00a11432" officeooo:paragraph-rsid="00a11432"/>
    </style:style>
    <style:style style:name="P7" style:family="paragraph" style:parent-style-name="Heading_20_4">
      <style:text-properties fo:language="ru" fo:country="RU"/>
    </style:style>
    <style:style style:name="P8" style:family="paragraph" style:parent-style-name="Heading_20_4">
      <style:text-properties fo:language="ru" fo:country="RU" officeooo:rsid="00a11432" officeooo:paragraph-rsid="00a11432"/>
    </style:style>
    <style:style style:name="P9" style:family="paragraph" style:parent-style-name="Preformatted_20_Text">
      <style:text-properties fo:language="ru" fo:country="RU"/>
    </style:style>
    <style:style style:name="P10" style:family="paragraph" style:parent-style-name="Preformatted_20_Text">
      <style:text-properties fo:language="ru" fo:country="RU" officeooo:rsid="00a11432" officeooo:paragraph-rsid="00a11432"/>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text-properties fo:language="ru" fo:country="RU"/>
    </style:style>
    <style:style style:name="P13" style:family="paragraph" style:parent-style-name="Standard">
      <style:paragraph-properties fo:text-align="center" style:justify-single-word="false"/>
      <style:text-properties fo:font-size="24pt" officeooo:rsid="000c91ce" officeooo:paragraph-rsid="000c91ce" fo:background-color="#ff3838" style:font-size-asian="24pt" style:font-size-complex="24pt"/>
    </style:style>
    <style:style style:name="P14" style:family="paragraph" style:parent-style-name="Standard">
      <style:text-properties fo:language="ru" fo:country="RU"/>
    </style:style>
    <style:style style:name="P15" style:family="paragraph" style:parent-style-name="Standard">
      <style:text-properties fo:language="ru" fo:country="RU" officeooo:paragraph-rsid="004894be"/>
    </style:style>
    <style:style style:name="P16" style:family="paragraph" style:parent-style-name="Standard">
      <style:text-properties fo:language="ru" fo:country="RU" officeooo:rsid="00a11432" officeooo:paragraph-rsid="00a11432"/>
    </style:style>
    <style:style style:name="P17" style:family="paragraph" style:parent-style-name="Text_20_body" style:list-style-name="L1">
      <style:text-properties officeooo:paragraph-rsid="004688b1"/>
    </style:style>
    <style:style style:name="P18" style:family="paragraph" style:parent-style-name="Text_20_body">
      <style:text-properties fo:language="ru" fo:country="RU"/>
    </style:style>
    <style:style style:name="P19" style:family="paragraph" style:parent-style-name="Text_20_body">
      <style:text-properties officeooo:paragraph-rsid="004688b1"/>
    </style:style>
    <style:style style:name="P20" style:family="paragraph" style:parent-style-name="Text_20_body" style:list-style-name="L2">
      <style:text-properties officeooo:paragraph-rsid="006bccd0"/>
    </style:style>
    <style:style style:name="P21" style:family="paragraph" style:parent-style-name="Text_20_body" style:list-style-name="L3">
      <style:text-properties officeooo:paragraph-rsid="008cfcd3"/>
    </style:style>
    <style:style style:name="P22" style:family="paragraph" style:parent-style-name="Text_20_body" style:list-style-name="L4">
      <style:text-properties officeooo:paragraph-rsid="00935fde"/>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1">
      <style:paragraph-properties fo:margin-top="0cm" fo:margin-bottom="0cm" loext:contextual-spacing="false"/>
      <style:text-properties officeooo:paragraph-rsid="004688b1"/>
    </style:style>
    <style:style style:name="P26" style:family="paragraph" style:parent-style-name="Text_20_body" style:list-style-name="L2">
      <style:paragraph-properties fo:margin-top="0cm" fo:margin-bottom="0cm" loext:contextual-spacing="false"/>
      <style:text-properties officeooo:paragraph-rsid="006bccd0"/>
    </style:style>
    <style:style style:name="P27" style:family="paragraph" style:parent-style-name="Text_20_body" style:list-style-name="L3">
      <style:paragraph-properties fo:margin-top="0cm" fo:margin-bottom="0cm" loext:contextual-spacing="false"/>
      <style:text-properties officeooo:paragraph-rsid="008cfcd3"/>
    </style:style>
    <style:style style:name="P28" style:family="paragraph" style:parent-style-name="Text_20_body" style:list-style-name="L4">
      <style:paragraph-properties fo:margin-top="0cm" fo:margin-bottom="0cm" loext:contextual-spacing="false"/>
      <style:text-properties officeooo:paragraph-rsid="00935fde"/>
    </style:style>
    <style:style style:name="P29" style:family="paragraph" style:parent-style-name="Text_20_body" style:list-style-name="L5">
      <style:paragraph-properties fo:margin-top="0cm" fo:margin-bottom="0cm" loext:contextual-spacing="false"/>
    </style:style>
    <style:style style:name="P30" style:family="paragraph" style:parent-style-name="Text_20_body" style:list-style-name="L6">
      <style:paragraph-properties fo:margin-top="0cm" fo:margin-bottom="0cm" loext:contextual-spacing="false"/>
    </style:style>
    <style:style style:name="P31" style:family="paragraph" style:parent-style-name="Text_20_body">
      <style:paragraph-properties fo:margin-left="1cm" fo:margin-right="1cm" fo:text-indent="0cm" style:auto-text-indent="false"/>
    </style:style>
    <style:style style:name="T1" style:family="text">
      <style:text-properties officeooo:rsid="004688b1"/>
    </style:style>
    <style:style style:name="T2" style:family="text">
      <style:text-properties fo:language="ru" fo:country="RU"/>
    </style:style>
    <style:style style:name="T3" style:family="text">
      <style:text-properties fo:language="ru" fo:country="RU" officeooo:rsid="004688b1"/>
    </style:style>
    <style:style style:name="T4" style:family="text">
      <style:text-properties fo:language="ru" fo:country="RU" officeooo:rsid="006bccd0"/>
    </style:style>
    <style:style style:name="T5" style:family="text">
      <style:text-properties fo:language="ru" fo:country="RU" officeooo:rsid="008cfcd3"/>
    </style:style>
    <style:style style:name="T6" style:family="text">
      <style:text-properties fo:language="ru" fo:country="RU" officeooo:rsid="00935fde"/>
    </style:style>
    <style:style style:name="T7" style:family="text">
      <style:text-properties fo:language="ru" fo:country="RU" officeooo:rsid="00950372"/>
    </style:style>
    <style:style style:name="T8" style:family="text">
      <style:text-properties officeooo:rsid="006bccd0"/>
    </style:style>
    <style:style style:name="T9" style:family="text">
      <style:text-properties officeooo:rsid="008cfcd3"/>
    </style:style>
    <style:style style:name="T10" style:family="text">
      <style:text-properties officeooo:rsid="00935fde"/>
    </style:style>
    <style:style style:name="T11" style:family="text">
      <style:text-properties fo:font-size="14pt" fo:language="ru" fo:country="RU" fo:font-weight="normal" style:font-size-asian="14pt" style:font-weight-asian="normal" style:font-size-complex="14pt"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3">Security</text:p>
      <text:p text:style-name="P13"/>
      <text:p text:style-name="P13"/>
      <text:p text:style-name="P13"/>
      <text:p text:style-name="P13"/>
      <text:p text:style-name="P13"/>
      <text:p text:style-name="P13"/>
      <text:p text:style-name="P13"/>
      <text:p text:style-name="P13"/>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1"><text:soft-page-break/>Authentication</text:h>
      <text:list xml:id="list3781019139" text:style-name="L1">
        <text:list-item>
          <text:p text:style-name="P25"><text:a xlink:type="simple" xlink:href="https://laravel.com/docs/8.x/authentication#introduction" text:style-name="Internet_20_link" text:visited-style-name="Visited_20_Internet_20_Link">Introduction</text:a> <text:span text:style-name="T1">(</text:span><text:span text:style-name="T3">Введение</text:span><text:span text:style-name="T1">)</text:span></text:p>
          <text:list>
            <text:list-item>
              <text:p text:style-name="P25"><text:a xlink:type="simple" xlink:href="https://laravel.com/docs/8.x/authentication#introduction-database-considerations" text:style-name="Internet_20_link" text:visited-style-name="Visited_20_Internet_20_Link">Database Considerations</text:a> <text:span text:style-name="T1">(</text:span><text:span text:style-name="T3">Рекомендации по базе данных</text:span><text:span text:style-name="T1">)</text:span></text:p>
            </text:list-item>
            <text:list-item>
              <text:p text:style-name="P25"><text:a xlink:type="simple" xlink:href="https://laravel.com/docs/8.x/authentication#ecosystem-overview" text:style-name="Internet_20_link" text:visited-style-name="Visited_20_Internet_20_Link">Ecosystem Overview</text:a> <text:span text:style-name="T1">(</text:span><text:span text:style-name="T3">Обзор экосистемы</text:span><text:span text:style-name="T1">)</text:span></text:p>
            </text:list-item>
          </text:list>
        </text:list-item>
        <text:list-item>
          <text:p text:style-name="P25"><text:a xlink:type="simple" xlink:href="https://laravel.com/docs/8.x/authentication#authentication-quickstart" text:style-name="Internet_20_link" text:visited-style-name="Visited_20_Internet_20_Link">Authentication Quickstart</text:a> <text:span text:style-name="T1">(</text:span><text:span text:style-name="T3">Краткое руководство по аутентификации</text:span><text:span text:style-name="T1">)</text:span></text:p>
          <text:list>
            <text:list-item>
              <text:p text:style-name="P25"><text:a xlink:type="simple" xlink:href="https://laravel.com/docs/8.x/authentication#included-routing" text:style-name="Internet_20_link" text:visited-style-name="Visited_20_Internet_20_Link">Routing</text:a> <text:span text:style-name="T1">(</text:span><text:span text:style-name="T3">Маршрутизация</text:span><text:span text:style-name="T1">)</text:span></text:p>
            </text:list-item>
            <text:list-item>
              <text:p text:style-name="P25"><text:a xlink:type="simple" xlink:href="https://laravel.com/docs/8.x/authentication#included-views" text:style-name="Internet_20_link" text:visited-style-name="Visited_20_Internet_20_Link">Views</text:a> <text:span text:style-name="T1">(</text:span><text:span text:style-name="T3">Просмотры</text:span><text:span text:style-name="T1">)</text:span></text:p>
            </text:list-item>
            <text:list-item>
              <text:p text:style-name="P25"><text:a xlink:type="simple" xlink:href="https://laravel.com/docs/8.x/authentication#included-authenticating" text:style-name="Internet_20_link" text:visited-style-name="Visited_20_Internet_20_Link">Authenticating</text:a> <text:span text:style-name="T1">(</text:span><text:span text:style-name="T3">Аутентификация</text:span><text:span text:style-name="T1">)</text:span></text:p>
            </text:list-item>
            <text:list-item>
              <text:p text:style-name="P25"><text:a xlink:type="simple" xlink:href="https://laravel.com/docs/8.x/authentication#retrieving-the-authenticated-user" text:style-name="Internet_20_link" text:visited-style-name="Visited_20_Internet_20_Link">Retrieving The Authenticated User</text:a> <text:span text:style-name="T1">(</text:span><text:span text:style-name="T3">Получение аутентифицированного пользователя</text:span><text:span text:style-name="T1">)</text:span></text:p>
            </text:list-item>
            <text:list-item>
              <text:p text:style-name="P25"><text:a xlink:type="simple" xlink:href="https://laravel.com/docs/8.x/authentication#protecting-routes" text:style-name="Internet_20_link" text:visited-style-name="Visited_20_Internet_20_Link">Protecting Routes</text:a> <text:span text:style-name="T1">(</text:span><text:span text:style-name="T3">Защита маршрутов</text:span><text:span text:style-name="T1">)</text:span></text:p>
            </text:list-item>
            <text:list-item>
              <text:p text:style-name="P25"><text:a xlink:type="simple" xlink:href="https://laravel.com/docs/8.x/authentication#login-throttling" text:style-name="Internet_20_link" text:visited-style-name="Visited_20_Internet_20_Link">Login Throttling</text:a> <text:span text:style-name="T1">(</text:span><text:span text:style-name="T3">Регулирование входа в систему</text:span><text:span text:style-name="T1">)</text:span></text:p>
            </text:list-item>
          </text:list>
        </text:list-item>
        <text:list-item>
          <text:p text:style-name="P25"><text:a xlink:type="simple" xlink:href="https://laravel.com/docs/8.x/authentication#authenticating-users" text:style-name="Internet_20_link" text:visited-style-name="Visited_20_Internet_20_Link">Manually Authenticating Users</text:a> <text:span text:style-name="T1">(</text:span><text:span text:style-name="T3">Ручная аутентификация пользователей</text:span><text:span text:style-name="T1">)</text:span></text:p>
          <text:list>
            <text:list-item>
              <text:p text:style-name="P25"><text:a xlink:type="simple" xlink:href="https://laravel.com/docs/8.x/authentication#remembering-users" text:style-name="Internet_20_link" text:visited-style-name="Visited_20_Internet_20_Link">Remembering Users</text:a> <text:span text:style-name="T1">(</text:span><text:span text:style-name="T3">Запоминание пользователей</text:span><text:span text:style-name="T1">)</text:span></text:p>
            </text:list-item>
            <text:list-item>
              <text:p text:style-name="P25"><text:a xlink:type="simple" xlink:href="https://laravel.com/docs/8.x/authentication#other-authentication-methods" text:style-name="Internet_20_link" text:visited-style-name="Visited_20_Internet_20_Link">Other Authentication Methods</text:a> <text:span text:style-name="T1">(</text:span><text:span text:style-name="T3">Другие методы аутентификации</text:span><text:span text:style-name="T1">)</text:span></text:p>
            </text:list-item>
          </text:list>
        </text:list-item>
        <text:list-item>
          <text:p text:style-name="P25"><text:a xlink:type="simple" xlink:href="https://laravel.com/docs/8.x/authentication#http-basic-authentication" text:style-name="Internet_20_link" text:visited-style-name="Visited_20_Internet_20_Link">HTTP Basic Authentication</text:a> <text:span text:style-name="T1">(</text:span><text:span text:style-name="T3">Базовая аутентификация HTTP</text:span><text:span text:style-name="T1">)</text:span></text:p>
          <text:list>
            <text:list-item>
              <text:p text:style-name="P25"><text:a xlink:type="simple" xlink:href="https://laravel.com/docs/8.x/authentication#stateless-http-basic-authentication" text:style-name="Internet_20_link" text:visited-style-name="Visited_20_Internet_20_Link">Stateless HTTP Basic Authentication</text:a> <text:span text:style-name="T1">(</text:span><text:span text:style-name="T3">Обычная HTTP-аутентификация без сохранения состояния</text:span><text:span text:style-name="T1">)</text:span></text:p>
            </text:list-item>
          </text:list>
        </text:list-item>
        <text:list-item>
          <text:p text:style-name="P25"><text:a xlink:type="simple" xlink:href="https://laravel.com/docs/8.x/authentication#logging-out" text:style-name="Internet_20_link" text:visited-style-name="Visited_20_Internet_20_Link">Logging Out</text:a> <text:span text:style-name="T1">(</text:span><text:span text:style-name="T3">Выход из системы</text:span><text:span text:style-name="T1">)</text:span></text:p>
          <text:list>
            <text:list-item>
              <text:p text:style-name="P25"><text:a xlink:type="simple" xlink:href="https://laravel.com/docs/8.x/authentication#invalidating-sessions-on-other-devices" text:style-name="Internet_20_link" text:visited-style-name="Visited_20_Internet_20_Link">Invalidating Sessions On Other Devices</text:a> <text:span text:style-name="T1">(</text:span><text:span text:style-name="T3">Аннулирование сеансов на других устройствах</text:span><text:span text:style-name="T1">)</text:span></text:p>
            </text:list-item>
          </text:list>
        </text:list-item>
        <text:list-item>
          <text:p text:style-name="P25"><text:a xlink:type="simple" xlink:href="https://laravel.com/docs/8.x/authentication#password-confirmation" text:style-name="Internet_20_link" text:visited-style-name="Visited_20_Internet_20_Link">Password Confirmation</text:a> <text:span text:style-name="T1">(</text:span><text:span text:style-name="T3">Подтверждение пароля</text:span><text:span text:style-name="T1">)</text:span></text:p>
          <text:list>
            <text:list-item>
              <text:p text:style-name="P25"><text:a xlink:type="simple" xlink:href="https://laravel.com/docs/8.x/authentication#password-confirmation-configuration" text:style-name="Internet_20_link" text:visited-style-name="Visited_20_Internet_20_Link">Configuration</text:a> <text:span text:style-name="T1">(</text:span><text:span text:style-name="T3">Конфигурация</text:span><text:span text:style-name="T1">)</text:span></text:p>
            </text:list-item>
            <text:list-item>
              <text:p text:style-name="P25"><text:a xlink:type="simple" xlink:href="https://laravel.com/docs/8.x/authentication#password-confirmation-routing" text:style-name="Internet_20_link" text:visited-style-name="Visited_20_Internet_20_Link">Routing</text:a> <text:span text:style-name="T1">(</text:span><text:span text:style-name="T3">Маршрутизация</text:span><text:span text:style-name="T1">)</text:span></text:p>
            </text:list-item>
            <text:list-item>
              <text:p text:style-name="P25"><text:a xlink:type="simple" xlink:href="https://laravel.com/docs/8.x/authentication#password-confirmation-protecting-routes" text:style-name="Internet_20_link" text:visited-style-name="Visited_20_Internet_20_Link">Protecting Routes</text:a> <text:span text:style-name="T1">(</text:span><text:span text:style-name="T3">Защита маршрутов</text:span><text:span text:style-name="T1">)</text:span></text:p>
            </text:list-item>
          </text:list>
        </text:list-item>
        <text:list-item>
          <text:p text:style-name="P25"><text:a xlink:type="simple" xlink:href="https://laravel.com/docs/8.x/socialite" text:style-name="Internet_20_link" text:visited-style-name="Visited_20_Internet_20_Link">Social Authentication</text:a> <text:span text:style-name="T1">(</text:span><text:span text:style-name="T3">Социальная аутентификация</text:span><text:span text:style-name="T1">)</text:span></text:p>
        </text:list-item>
        <text:list-item>
          <text:p text:style-name="P25"><text:a xlink:type="simple" xlink:href="https://laravel.com/docs/8.x/authentication#adding-custom-guards" text:style-name="Internet_20_link" text:visited-style-name="Visited_20_Internet_20_Link">Adding Custom Guards</text:a> <text:span text:style-name="T1">(</text:span><text:span text:style-name="T3">Добавление специальных охранников</text:span><text:span text:style-name="T1">)</text:span></text:p>
          <text:list>
            <text:list-item>
              <text:p text:style-name="P25"><text:a xlink:type="simple" xlink:href="https://laravel.com/docs/8.x/authentication#closure-request-guards" text:style-name="Internet_20_link" text:visited-style-name="Visited_20_Internet_20_Link">Closure Request Guards</text:a> <text:span text:style-name="T1">(</text:span><text:span text:style-name="T3">Охранники запроса закрытия</text:span><text:span text:style-name="T1">)</text:span></text:p>
            </text:list-item>
          </text:list>
        </text:list-item>
        <text:list-item>
          <text:p text:style-name="P25"><text:a xlink:type="simple" xlink:href="https://laravel.com/docs/8.x/authentication#adding-custom-user-providers" text:style-name="Internet_20_link" text:visited-style-name="Visited_20_Internet_20_Link">Adding Custom User Providers</text:a> <text:span text:style-name="T1">(</text:span><text:span text:style-name="T3">Добавление настраиваемых поставщиков пользователей</text:span><text:span text:style-name="T1">)</text:span></text:p>
          <text:list>
            <text:list-item>
              <text:p text:style-name="P25"><text:a xlink:type="simple" xlink:href="https://laravel.com/docs/8.x/authentication#the-user-provider-contract" text:style-name="Internet_20_link" text:visited-style-name="Visited_20_Internet_20_Link">The User Provider Contract</text:a> <text:span text:style-name="T1">(</text:span><text:span text:style-name="T3">Контракт с поставщиком услуг</text:span><text:span text:style-name="T1">)</text:span></text:p>
            </text:list-item>
            <text:list-item>
              <text:p text:style-name="P25"><text:a xlink:type="simple" xlink:href="https://laravel.com/docs/8.x/authentication#the-authenticatable-contract" text:style-name="Internet_20_link" text:visited-style-name="Visited_20_Internet_20_Link">The Authenticatable Contract</text:a> <text:span text:style-name="T1">(</text:span><text:span text:style-name="T3">Аутентифицируемый контракт</text:span><text:span text:style-name="T1">)</text:span></text:p>
            </text:list-item>
          </text:list>
        </text:list-item>
        <text:list-item>
          <text:p text:style-name="P17"><text:a xlink:type="simple" xlink:href="https://laravel.com/docs/8.x/authentication#events" text:style-name="Internet_20_link" text:visited-style-name="Visited_20_Internet_20_Link">Events</text:a> <text:span text:style-name="T1">(</text:span><text:span text:style-name="T3">События</text:span><text:span text:style-name="T1">)</text:span></text:p>
        </text:list-item>
      </text:list>
      <text:p text:style-name="P19"/>
      <text:h text:style-name="Heading_20_2" text:outline-level="2"><text:bookmark text:name="introduction"/><text:a xlink:type="simple" xlink:href="https://laravel.com/docs/8.x/authentication#introduction" text:style-name="Internet_20_link" text:visited-style-name="Visited_20_Internet_20_Link">Introduction</text:a></text:h>
      <text:p text:style-name="P14">Laravel делает реализацию аутентификации очень простой. На самом деле практически все настроено под вас из коробки. Файл конфигурации аутентификации находится в config / auth.php, который содержит несколько хорошо задокументированных опций для настройки поведения служб аутентификации.<text:line-break/><text:line-break/>По своей сути средства аутентификации Laravel состоят из «охранников» и «провайдеров». Охранники определяют, как пользователи проходят проверку подлинности для каждого запроса. Например, Laravel поставляется с защитой сеанса, которая поддерживает состояние, <text:soft-page-break/>используя хранилище сеанса и файлы cookie.<text:line-break/><text:line-break/>Провайдеры определяют способ получения пользователей из вашего постоянного хранилища. Laravel поставляется с поддержкой получения пользователей с помощью Eloquent и построителя запросов к базе данных. Однако вы можете определить дополнительных поставщиков, если это необходимо для вашего приложения.<text:line-break/><text:line-break/>Не волнуйтесь, если сейчас все это звучит запутанно! Многим приложениям никогда не потребуется изменять конфигурацию аутентификации по умолчанию.</text:p>
      <text:p text:style-name="P14"/>
      <text:h text:style-name="P7" text:outline-level="4"><text:bookmark text:name="getting-started-fast"/><text:a xlink:type="simple" xlink:href="https://laravel.com/docs/8.x/authentication#getting-started-fast" text:style-name="Internet_20_link" text:visited-style-name="Visited_20_Internet_20_Link">Getting Started Fast</text:a></text:h>
      <text:p text:style-name="P15">Хотите быстро начать работу? Установите Laravel Jetstream в новом приложении Laravel. После миграции базы данных перейдите в браузере по адресу / register или любому другому URL-адресу, назначенному вашему приложению. Jetstream возьмет на себя всю вашу систему аутентификации!</text:p>
      <text:p text:style-name="P15"><text:a xlink:type="simple" xlink:href="https://laravel.com/docs/8.x/authentication#introduction-database-considerations" text:style-name="Internet_20_link" text:visited-style-name="Visited_20_Internet_20_Link"/></text:p>
      <text:p text:style-name="P15"><text:bookmark text:name="introduction-database-considerations"/><text:a xlink:type="simple" xlink:href="https://laravel.com/docs/8.x/authentication#introduction-database-considerations" text:style-name="Internet_20_link" text:visited-style-name="Visited_20_Internet_20_Link">Database Considerations</text:a></text:p>
      <text:p text:style-name="P15">По умолчанию Laravel включает модель App \ Models \ User Eloquent в ваш каталог app / Models. Эта модель может использоваться с драйвером аутентификации Eloquent по умолчанию. Если ваше приложение не использует Eloquent, вы можете использовать драйвер аутентификации базы данных, который использует построитель запросов Laravel.<text:line-break/><text:line-break/>При построении схемы базы данных для модели App \ Models \ User убедитесь, что длина столбца пароля составляет не менее 60 символов. Было бы неплохо сохранить длину столбца строки по умолчанию в 255 символов.<text:line-break/><text:line-break/>Кроме того, вы должны убедиться, что ваша таблица пользователей (или эквивалентная) содержит строку, допускающую значение NULL, столбец Remember_token из 100 символов. Этот столбец будет использоваться для хранения токена для пользователей, которые выбирают опцию «запомнить меня» при входе в ваше приложение.</text:p>
      <text:p text:style-name="P15"><text:a xlink:type="simple" xlink:href="https://laravel.com/docs/8.x/authentication#ecosystem-overview" text:style-name="Internet_20_link" text:visited-style-name="Visited_20_Internet_20_Link"/></text:p>
      <text:p text:style-name="P15"><text:bookmark text:name="ecosystem-overview"/><text:a xlink:type="simple" xlink:href="https://laravel.com/docs/8.x/authentication#ecosystem-overview" text:style-name="Internet_20_link" text:visited-style-name="Visited_20_Internet_20_Link">Ecosystem Overview</text:a></text:p>
      <text:p text:style-name="P14"/>
      <text:p text:style-name="P14">Laravel предлагает несколько пакетов, связанных с аутентификацией. Прежде чем продолжить, мы рассмотрим общую экосистему аутентификации в Laravel и обсудим предназначение каждого пакета.<text:line-break/><text:line-break/>Во-первых, рассмотрим, как работает аутентификация. При использовании веб-браузера пользователь вводит свое имя пользователя и пароль через форму входа. Если эти учетные данные верны, приложение сохранит информацию об аутентифицированном пользователе в пользовательском сеансе. Файл cookie, выпущенный для браузера, содержит идентификатор сеанса, чтобы последующие запросы к приложению могли связать пользователя с правильным сеансом. После получения файла cookie сеанса приложение извлечет данные сеанса на основе идентификатора сеанса, обратите внимание, что информация аутентификации была сохранена в сеансе, и будет считать пользователя «аутентифицированным».<text:line-break/><text:line-break/>Когда удаленной службе требуется пройти аутентификацию для доступа к API, файлы cookie обычно не используются, поскольку нет веб-браузера. Вместо этого удаленная служба отправляет токен API в API при каждом запросе. Приложение может проверить входящий <text:soft-page-break/>токен по таблице допустимых токенов API и «аутентифицировать» запрос как выполняемый пользователем, связанным с этим токеном API.</text:p>
      <text:p text:style-name="P14"/>
      <text:h text:style-name="P7" text:outline-level="4"><text:bookmark text:name="laravels-built-in-browser-authentication-services"/><text:a xlink:type="simple" xlink:href="https://laravel.com/docs/8.x/authentication#laravels-built-in-browser-authentication-services" text:style-name="Internet_20_link" text:visited-style-name="Visited_20_Internet_20_Link">Laravel's Built-in Browser Authentication Services</text:a></text:h>
      <text:p text:style-name="P14"/>
      <text:section text:style-name="Sect1" text:name="gt-input-tool">
        <text:p text:style-name="Standard"/>
        <text:section text:style-name="Sect1" text:name="itamenu">
          <text:p text:style-name="Standard"/>
        </text:section>
      </text:section>
      <text:p text:style-name="Standard">532/5000</text:p>
      <text:p text:style-name="P14">Laravel включает встроенные сервисы аутентификации и сеанса, которые обычно доступны через фасады Auth и Session. Эти функции обеспечивают аутентификацию на основе файлов cookie для запросов, которые инициируются из веб-браузеров. Они предоставляют методы, позволяющие проверять учетные данные пользователя и аутентифицировать пользователя. Кроме того, эти службы будут автоматически сохранять правильные данные в сеансе пользователя и выпускать соответствующий файл cookie сеанса. Обсуждение того, как использовать эти службы, содержится в этой документации.</text:p>
      <text:p text:style-name="P14"/>
      <text:p text:style-name="P14"/>
      <text:p text:style-name="P14"><text:span text:style-name="Strong_20_Emphasis">Jetstream / Fortify</text:span></text:p>
      <text:p text:style-name="P14"><text:span text:style-name="Strong_20_Emphasis">Как описано в этой документации, вы можете взаимодействовать с этими службами аутентификации вручную, чтобы создать собственный уровень аутентификации вашего приложения. Однако, чтобы помочь вам начать работу быстрее, мы выпустили бесплатные пакеты, которые обеспечивают надежную и современную основу всего уровня аутентификации. Эти пакеты - Laravel Jetstream и Laravel Fortify.<text:line-break/><text:line-break/>Laravel Fortify - это бэкэнд безголовой аутентификации для Laravel, который реализует многие функции, описанные в этой документации, включая аутентификацию на основе файлов cookie, а также другие функции, такие как двухфакторная аутентификация и проверка электронной почты. Laravel Jetstream - это пользовательский интерфейс, который использует и предоставляет сервисы аутентификации Fortify с красивым современным пользовательским интерфейсом на основе Tailwind CSS, Laravel Livewire и / или Inertia.js. Laravel Jetstream, помимо аутентификации файлов cookie на основе браузера, включает встроенную интеграцию с Laravel Sanctum для аутентификации токена API. Предложения аутентификации API Laravel обсуждаются ниже.</text:span></text:p>
      <text:p text:style-name="P14"><text:span text:style-name="Strong_20_Emphasis"/></text:p>
      <text:h text:style-name="P7" text:outline-level="4"><text:bookmark text:name="laravels-api-authentication-services"/><text:a xlink:type="simple" xlink:href="https://laravel.com/docs/8.x/authentication#laravels-api-authentication-services" text:style-name="Internet_20_link" text:visited-style-name="Visited_20_Internet_20_Link"><text:span text:style-name="Strong_20_Emphasis">Laravel's API Authentication Services</text:span></text:a></text:h>
      <text:p text:style-name="P14"><text:span text:style-name="Strong_20_Emphasis">Laravel предоставляет два дополнительных пакета, которые помогут вам в управлении токенами API и аутентификации запросов, сделанных с помощью токенов API: Passport и Sanctum. Обратите внимание, что эти библиотеки и встроенные в Laravel библиотеки аутентификации на основе файлов cookie не являются взаимоисключающими. Эти библиотеки в основном ориентированы на аутентификацию токена API, в то время как встроенные службы аутентификации ориентированы на аутентификацию браузера на основе файлов cookie. Многие приложения будут использовать как встроенные службы аутентификации Laravel на основе файлов cookie, так и один из пакетов аутентификации API Laravel.</text:span></text:p>
      <text:p text:style-name="P14"><text:span text:style-name="Strong_20_Emphasis"/></text:p>
      <text:p text:style-name="P14"><text:span text:style-name="Strong_20_Emphasis">Passport</text:span></text:p>
      <text:p text:style-name="Standard"><text:span text:style-name="Strong_20_Emphasis"><text:span text:style-name="T2">Passport - это провайдер аутентификации OAuth2, предлагающий различные «типы прав доступа» OAuth2, которые позволяют выпускать различные типы токенов. В общем, это надежный и сложный пакет для аутентификации API. Однако большинству приложений не требуются сложные функции, предлагаемые спецификацией OAuth2, что может сбивать с толку как пользователей, так и разработчиков. Кроме того, </text:span></text:span><text:soft-page-break/><text:span text:style-name="Strong_20_Emphasis"><text:span text:style-name="T2">разработчики исторически не понимали, как аутентифицировать приложения SPA или мобильные приложения с помощью провайдеров аутентификации OAuth2, таких как Passport.</text:span></text:span></text:p>
      <text:p text:style-name="Standard"><text:span text:style-name="Strong_20_Emphasis"><text:span text:style-name="T2"/></text:span></text:p>
      <text:p text:style-name="Standard"><text:span text:style-name="Strong_20_Emphasis"><text:span text:style-name="T2">Sanctum</text:span></text:span></text:p>
      <text:p text:style-name="Standard"><text:span text:style-name="Strong_20_Emphasis"><text:span text:style-name="T2">В ответ на сложность OAuth2 и путаницу разработчиков мы решили создать более простой и оптимизированный пакет аутентификации, который мог бы обрабатывать как сторонние веб-запросы из веб-браузера, так и запросы API через токены. Эта цель была реализована с выпуском Laravel Sanctum, который следует рассматривать как предпочтительный и рекомендуемый пакет аутентификации для приложений, которые будут предлагать собственный веб-интерфейс в дополнение к API или будут работать на одностраничном приложении, которое существует отдельно от внутреннего приложения Laravel или приложений, предлагающих мобильный клиент.<text:line-break/><text:line-break/>Laravel Sanctum - это гибридный пакет аутентификации через Интернет / API, который может управлять всем процессом аутентификации вашего приложения. Это возможно, потому что когда приложения на основе Sanctum получают запрос, Sanctum сначала определяет, содержит ли запрос файл cookie сеанса, который ссылается на сеанс, прошедший проверку подлинности. Sanctum выполняет это, вызывая встроенные службы аутентификации Laravel, которые мы обсуждали ранее. Если запрос не аутентифицируется с помощью файла cookie сеанса, Sanctum проверит запрос на наличие токена API. Если присутствует токен API, Sanctum аутентифицирует запрос с помощью этого токена. Чтобы узнать больше об этом процессе, обратитесь к документации Sanctum «как это работает».<text:line-break/><text:line-break/>Laravel Sanctum - это пакет API, который мы выбрали для включения в каркас аутентификации Laravel Jetstream, потому что мы считаем, что он лучше всего подходит для большинства потребностей аутентификации веб-приложений.</text:span></text:span></text:p>
      <text:p text:style-name="Standard"><text:span text:style-name="Strong_20_Emphasis"><text:span text:style-name="T2"/></text:span></text:p>
      <text:h text:style-name="Heading_20_4" text:outline-level="4"><text:bookmark text:name="summary-choosing-your-stack"/><text:a xlink:type="simple" xlink:href="https://laravel.com/docs/8.x/authentication#summary-choosing-your-stack" text:style-name="Internet_20_link" text:visited-style-name="Visited_20_Internet_20_Link"><text:span text:style-name="Strong_20_Emphasis"><text:span text:style-name="T2">Summary &amp; Choosing Your Stack</text:span></text:span></text:a></text:h>
      <text:p text:style-name="Standard"><text:span text:style-name="Strong_20_Emphasis"><text:span text:style-name="T2">Таким образом, если ваше приложение будет доступно через браузер, ваше приложение будет использовать встроенные службы аутентификации Laravel.<text:line-break/><text:line-break/>Затем, если ваше приложение предлагает API, вы должны выбрать между Passport или Sanctum, чтобы обеспечить аутентификацию токена API для вашего приложения. В целом, по возможности следует отдавать предпочтение Sanctum, поскольку это простое и полное решение для аутентификации API, аутентификации SPA и мобильной аутентификации, включая поддержку «областей» или «возможностей».<text:line-break/><text:line-break/>Passport можно выбрать, если вашему приложению абсолютно необходимы все функции, предоставляемые спецификацией OAuth2.<text:line-break/><text:line-break/>И, если вы хотите быстро начать работу, мы рады рекомендовать Laravel Jetstream как быстрый способ запустить новое приложение Laravel, которое уже использует наш предпочтительный стек аутентификации встроенных служб аутентификации Laravel и Laravel Sanctum.</text:span></text:span></text:p>
      <text:p text:style-name="Standard"><text:span text:style-name="Strong_20_Emphasis"><text:span text:style-name="T2"/></text:span></text:p>
      <text:h text:style-name="Heading_20_2" text:outline-level="2"><text:bookmark text:name="authentication-quickstart"/><text:a xlink:type="simple" xlink:href="https://laravel.com/docs/8.x/authentication#authentication-quickstart" text:style-name="Internet_20_link" text:visited-style-name="Visited_20_Internet_20_Link"><text:span text:style-name="Strong_20_Emphasis"><text:span text:style-name="T2">Authentication Quickstart</text:span></text:span></text:a></text:h>
      <text:p text:style-name="Standard"><text:span text:style-name="Strong_20_Emphasis"><text:span text:style-name="T2">В этой части документации обсуждается аутентификация пользователей с помощью пакета Laravel Jetstream, который включает в себя скаффолдинг пользовательского </text:span></text:span><text:soft-page-break/><text:span text:style-name="Strong_20_Emphasis"><text:span text:style-name="T2">интерфейса, который поможет вам быстро начать работу. Если вы хотите напрямую интегрироваться с системами аутентификации Laravel, ознакомьтесь с документацией по аутентификации пользователей вручную.</text:span></text:span></text:p>
      <text:p text:style-name="Standard"><text:span text:style-name="Strong_20_Emphasis"><text:span text:style-name="T2"/></text:span></text:p>
      <text:h text:style-name="Heading_20_3" text:outline-level="3"><text:bookmark text:name="included-routing"/><text:a xlink:type="simple" xlink:href="https://laravel.com/docs/8.x/authentication#included-routing" text:style-name="Internet_20_link" text:visited-style-name="Visited_20_Internet_20_Link"><text:span text:style-name="Strong_20_Emphasis"><text:span text:style-name="T2">Routing</text:span></text:span></text:a></text:h>
      <text:p text:style-name="Standard"><text:span text:style-name="Strong_20_Emphasis"><text:span text:style-name="T2">Пакет laravel / jetstream от Laravel обеспечивает быстрый способ формирования всех маршрутов, представлений и другой внутренней логики, необходимой для аутентификации, с помощью нескольких простых команд:</text:span></text:span></text:p>
      <text:p text:style-name="Preformatted_20_Text"><text:span text:style-name="Strong_20_Emphasis"><text:span text:style-name="Source_20_Text"><text:span text:style-name="T2">composer require laravel/jetstream</text:span></text:span></text:span></text:p>
      <text:p text:style-name="Preformatted_20_Text"/>
      <text:p text:style-name="Preformatted_20_Text"><text:span text:style-name="Source_20_Text">// Install Jetstream with the Livewire stack...</text:span></text:p>
      <text:p text:style-name="Preformatted_20_Text"><text:span text:style-name="Source_20_Text">php artisan jetstream:install livewire</text:span></text:p>
      <text:p text:style-name="Preformatted_20_Text"/>
      <text:p text:style-name="Preformatted_20_Text"><text:span text:style-name="Source_20_Text">// Install Jetstream with the Inertia stack...</text:span></text:p>
      <text:p text:style-name="P11"><text:span text:style-name="Source_20_Text">php artisan jetstream:install inertia</text:span></text:p>
      <text:p text:style-name="Standard"><text:span text:style-name="Strong_20_Emphasis"><text:span text:style-name="T2">Эту команду следует использовать в новых приложениях, она установит представление макета, представления регистрации и входа в систему, а также маршруты для всех конечных точек аутентификации. Также будет сгенерирован маршрут / дашборд для обработки запросов после входа в дашборд вашего приложения.</text:span></text:span></text:p>
      <text:p text:style-name="Standard"><text:span text:style-name="Strong_20_Emphasis"><text:span text:style-name="T2"/></text:span></text:p>
      <text:h text:style-name="Heading_20_4" text:outline-level="4"><text:bookmark text:name="creating-applications-including-authentication"/><text:a xlink:type="simple" xlink:href="https://laravel.com/docs/8.x/authentication#creating-applications-including-authentication" text:style-name="Internet_20_link" text:visited-style-name="Visited_20_Internet_20_Link"><text:span text:style-name="Strong_20_Emphasis"><text:span text:style-name="T2">Creating Applications Including Authentication</text:span></text:span></text:a></text:h>
      <text:p text:style-name="Standard"><text:span text:style-name="Strong_20_Emphasis"><text:span text:style-name="T2">Если вы запускаете новое приложение и хотите включить каркас аутентификации, вы можете использовать директиву --jet при создании приложения через установщик Laravel. Эта команда создаст новое приложение со всеми скомпилированными и установленными каркасами аутентификации:</text:span></text:span></text:p>
      <text:p text:style-name="P11"><text:span text:style-name="Strong_20_Emphasis"><text:span text:style-name="Source_20_Text"><text:span text:style-name="T2">laravel new kitetail --jet</text:span></text:span></text:span></text:p>
      <text:p text:style-name="Text_20_body"><text:span text:style-name="Strong_20_Emphasis"><text:span text:style-name="T2">To learn more about Jetstream, please visit the official </text:span></text:span><text:a xlink:type="simple" xlink:href="https://jetstream.laravel.com/" text:style-name="Internet_20_link" text:visited-style-name="Visited_20_Internet_20_Link"><text:span text:style-name="Strong_20_Emphasis">Jetstream documentation</text:span></text:a><text:span text:style-name="Strong_20_Emphasis"><text:span text:style-name="T2">.</text:span></text:span></text:p>
      <text:p text:style-name="Standard"><text:span text:style-name="Strong_20_Emphasis"><text:span text:style-name="T2"/></text:span></text:p>
      <text:h text:style-name="Heading_20_3" text:outline-level="3"><text:bookmark text:name="included-views"/><text:a xlink:type="simple" xlink:href="https://laravel.com/docs/8.x/authentication#included-views" text:style-name="Internet_20_link" text:visited-style-name="Visited_20_Internet_20_Link"><text:span text:style-name="Strong_20_Emphasis"><text:span text:style-name="T2">Views</text:span></text:span></text:a></text:h>
      <text:p text:style-name="Standard"><text:span text:style-name="Strong_20_Emphasis"><text:span text:style-name="T2">Как упоминалось в предыдущем разделе, команда php artisan jetstream: install пакета laravel / jetstream создаст все представления, необходимые для аутентификации, и поместит их в каталог resources / views / auth.<text:line-break/><text:line-break/>Jetstream также создаст каталог resources / views / layouts, содержащий базовый макет для вашего приложения. Все эти представления используют фреймворк Tailwind CSS, но вы можете настраивать их по своему усмотрению.</text:span></text:span></text:p>
      <text:p text:style-name="Standard"><text:span text:style-name="Strong_20_Emphasis"><text:span text:style-name="T2"/></text:span></text:p>
      <text:h text:style-name="Heading_20_3" text:outline-level="3"><text:bookmark text:name="included-authenticating"/><text:a xlink:type="simple" xlink:href="https://laravel.com/docs/8.x/authentication#included-authenticating" text:style-name="Internet_20_link" text:visited-style-name="Visited_20_Internet_20_Link"><text:span text:style-name="Strong_20_Emphasis"><text:span text:style-name="T2">Authenticating</text:span></text:span></text:a></text:h>
      <text:p text:style-name="Standard"><text:span text:style-name="Strong_20_Emphasis"><text:span text:style-name="T2">Теперь, когда ваше приложение подготовлено для аутентификации, вы готовы к регистрации и аутентификации! Вы можете просто получить доступ к своему приложению в браузере, поскольку контроллеры аутентификации Jetstream уже содержат логику для аутентификации существующих пользователей и сохранения новых пользователей в базе данных.</text:span></text:span></text:p>
      <text:p text:style-name="Standard"><text:span text:style-name="Strong_20_Emphasis"><text:span text:style-name="T2"/></text:span></text:p>
      <text:h text:style-name="Heading_20_4" text:outline-level="4"><text:bookmark text:name="path-customization"/><text:soft-page-break/><text:a xlink:type="simple" xlink:href="https://laravel.com/docs/8.x/authentication#path-customization" text:style-name="Internet_20_link" text:visited-style-name="Visited_20_Internet_20_Link"><text:span text:style-name="Strong_20_Emphasis"><text:span text:style-name="T2">Path Customization</text:span></text:span></text:a></text:h>
      <text:p text:style-name="Standard"><text:span text:style-name="Strong_20_Emphasis"><text:span text:style-name="T2">Когда пользователь успешно аутентифицирован, он обычно будет перенаправлен на URI / home. Вы можете настроить путь перенаправления после аутентификации, используя константу HOME, определенную в вашем RouteServiceProvider:</text:span></text:span></text:p>
      <text:p text:style-name="Preformatted_20_Text"><text:span text:style-name="Strong_20_Emphasis"><text:span text:style-name="Source_20_Text"><text:span text:style-name="T2">public const HOME = '/home';</text:span></text:span></text:span></text:p>
      <text:p text:style-name="Standard"><text:span text:style-name="Strong_20_Emphasis"><text:span text:style-name="T2">При использовании Laravel Jetstream процесс установки Jetstream изменит значение константы HOME на / dashboard.</text:span></text:span></text:p>
      <text:p text:style-name="Standard"><text:span text:style-name="Strong_20_Emphasis"><text:span text:style-name="T2"/></text:span></text:p>
      <text:h text:style-name="Heading_20_3" text:outline-level="3"><text:bookmark text:name="retrieving-the-authenticated-user"/><text:a xlink:type="simple" xlink:href="https://laravel.com/docs/8.x/authentication#retrieving-the-authenticated-user" text:style-name="Internet_20_link" text:visited-style-name="Visited_20_Internet_20_Link"><text:span text:style-name="Strong_20_Emphasis"><text:span text:style-name="T2">Retrieving The Authenticated User</text:span></text:span></text:a></text:h>
      <text:p text:style-name="Standard"><text:span text:style-name="Strong_20_Emphasis"><text:span text:style-name="T2">При обработке входящего запроса вы можете получить доступ к аутентифицированному пользователю через фасад Auth:</text:span></text:span></text:p>
      <text:p text:style-name="Preformatted_20_Text"><text:span text:style-name="Strong_20_Emphasis"><text:span text:style-name="Source_20_Text"><text:span text:style-name="T2">use Illuminate\Support\Facades\Auth;</text:span></text:span></text:span></text:p>
      <text:p text:style-name="Preformatted_20_Text"/>
      <text:p text:style-name="Preformatted_20_Text"><text:span text:style-name="Source_20_Text">// Get the currently authenticated user...</text:span></text:p>
      <text:p text:style-name="Preformatted_20_Text"><text:span text:style-name="Source_20_Text">$user = Auth::user();</text:span></text:p>
      <text:p text:style-name="Preformatted_20_Text"/>
      <text:p text:style-name="Preformatted_20_Text"><text:span text:style-name="Source_20_Text">// Get the currently authenticated user's ID...</text:span></text:p>
      <text:p text:style-name="P11"><text:span text:style-name="Source_20_Text">$id = Auth::id();</text:span></text:p>
      <text:p text:style-name="Standard"><text:span text:style-name="Strong_20_Emphasis"><text:span text:style-name="T2">В качестве альтернативы, как только пользователь аутентифицирован, вы можете получить доступ к аутентифицированному пользователю через экземпляр Illuminate \ Http \ Request. Помните, что классы с указанием типа будут автоматически добавлены в методы вашего контроллера. Путем указания типа объекта Illuminate \ Http \ Request вы можете получить удобный доступ к аутентифицированному пользователю из любого метода контроллера в вашем приложении:</text:span></text:span></text:p>
      <text:p text:style-name="Preformatted_20_Text"><text:span text:style-name="Strong_20_Emphasis"><text:span text:style-name="Source_20_Text"><text:span text:style-name="T2">&lt;?php</text:span></text:span></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Http\Request;</text:span></text:p>
      <text:p text:style-name="Preformatted_20_Text"/>
      <text:p text:style-name="Preformatted_20_Text"><text:span text:style-name="Source_20_Text">class Flight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 list of all available flights.</text:span></text:p>
      <text:p text:style-name="Preformatted_20_Text"><text:span text:style-name="Source_20_Text"><text:s text:c="5"/>*</text:span></text:p>
      <text:p text:style-name="Preformatted_20_Text"><text:span text:style-name="Source_20_Text"><text:s text:c="5"/>* @param <text:s/>Request <text:s/>$request</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update(Request $request)</text:span></text:p>
      <text:p text:style-name="Preformatted_20_Text"><text:span text:style-name="Source_20_Text"><text:s text:c="4"/>{</text:span></text:p>
      <text:p text:style-name="Preformatted_20_Text"><text:span text:style-name="Source_20_Text"><text:s text:c="8"/>// $request-&gt;user() returns an instance of the authenticated user...</text:span></text:p>
      <text:p text:style-name="Preformatted_20_Text"><text:span text:style-name="Source_20_Text"><text:s text:c="4"/>}</text:span></text:p>
      <text:p text:style-name="P11"><text:span text:style-name="Source_20_Text">}</text:span></text:p>
      <text:p text:style-name="Standard"><text:span text:style-name="Strong_20_Emphasis"><text:span text:style-name="T2"/></text:span></text:p>
      <text:h text:style-name="Heading_20_4" text:outline-level="4"><text:bookmark text:name="determining-if-the-current-user-is-authenticated"/><text:a xlink:type="simple" xlink:href="https://laravel.com/docs/8.x/authentication#determining-if-the-current-user-is-authenticated" text:style-name="Internet_20_link" text:visited-style-name="Visited_20_Internet_20_Link"><text:span text:style-name="Strong_20_Emphasis"><text:span text:style-name="T2">Determining If The Current User Is Authenticated</text:span></text:span></text:a></text:h>
      <text:p text:style-name="Standard"><text:span text:style-name="Strong_20_Emphasis"><text:span text:style-name="T2">Чтобы определить, вошел ли пользователь в ваше приложение, вы можете использовать метод check на фасаде Auth, который вернет true, если пользователь аутентифицирован:</text:span></text:span></text:p>
      <text:p text:style-name="Preformatted_20_Text"><text:span text:style-name="Strong_20_Emphasis"><text:span text:style-name="Source_20_Text"><text:span text:style-name="T2">use Illuminate\Support\Facades\Auth;</text:span></text:span></text:span></text:p>
      <text:p text:style-name="Preformatted_20_Text"/>
      <text:p text:style-name="Preformatted_20_Text"><text:span text:style-name="Source_20_Text">if (Auth::check()) {</text:span></text:p>
      <text:p text:style-name="Preformatted_20_Text"><text:span text:style-name="Source_20_Text"><text:s text:c="4"/>// The user is logged in...</text:span></text:p>
      <text:p text:style-name="P11"><text:span text:style-name="Source_20_Text">}</text:span></text:p>
      <text:p text:style-name="Standard"><text:soft-page-break/><text:span text:style-name="Strong_20_Emphasis"><text:span text:style-name="T2">Несмотря на то, что можно определить, аутентифицирован ли пользователь с помощью метода проверки, вы обычно будете использовать промежуточное программное обеспечение, чтобы проверить, аутентифицирован ли пользователь, прежде чем разрешить пользователю доступ к определенным маршрутам / контроллерам. Чтобы узнать больше об этом, ознакомьтесь с документацией по защите маршрутов.</text:span></text:span></text:p>
      <text:p text:style-name="Standard"><text:span text:style-name="Strong_20_Emphasis"><text:span text:style-name="T2"/></text:span></text:p>
      <text:h text:style-name="Heading_20_3" text:outline-level="3"><text:bookmark text:name="protecting-routes"/><text:a xlink:type="simple" xlink:href="https://laravel.com/docs/8.x/authentication#protecting-routes" text:style-name="Internet_20_link" text:visited-style-name="Visited_20_Internet_20_Link"><text:span text:style-name="Strong_20_Emphasis"><text:span text:style-name="T2">Protecting Routes</text:span></text:span></text:a></text:h>
      <text:p text:style-name="Standard"><text:span text:style-name="Strong_20_Emphasis"><text:span text:style-name="T2">Промежуточное ПО маршрута может использоваться только для того, чтобы разрешить аутентифицированным пользователям доступ к заданному маршруту. Laravel поставляется с промежуточным ПО для аутентификации, которое ссылается на класс Illuminate \ Auth \ Middleware \ Authenticate. Поскольку это промежуточное ПО уже зарегистрировано в вашем HTTP-ядре, все, что вам нужно сделать, это присоединить промежуточное ПО к определению маршрута:</text:span></text:span></text:p>
      <text:p text:style-name="Preformatted_20_Text"><text:span text:style-name="Strong_20_Emphasis"><text:span text:style-name="Source_20_Text"><text:span text:style-name="T2">Route::get('flights', function () {</text:span></text:span></text:span></text:p>
      <text:p text:style-name="Preformatted_20_Text"><text:span text:style-name="Source_20_Text"><text:s text:c="4"/>// Only authenticated users may enter...</text:span></text:p>
      <text:p text:style-name="P11"><text:span text:style-name="Source_20_Text">})-&gt;middleware('auth');</text:span></text:p>
      <text:h text:style-name="Heading_20_4" text:outline-level="4"><text:bookmark text:name="redirecting-unauthenticated-users"/><text:a xlink:type="simple" xlink:href="https://laravel.com/docs/8.x/authentication#redirecting-unauthenticated-users" text:style-name="Internet_20_link" text:visited-style-name="Visited_20_Internet_20_Link">Redirecting Unauthenticated Users</text:a></text:h>
      <text:p text:style-name="Standard"><text:span text:style-name="Strong_20_Emphasis"><text:span text:style-name="T2">Когда промежуточное ПО auth обнаруживает неавторизованного пользователя, оно перенаправляет пользователя на имя входа в систему. Вы можете изменить это поведение, обновив функцию redirectTo в файле app / Http / Middleware / Authenticate.php:</text:span></text:span></text:p>
      <text:p text:style-name="Preformatted_20_Text"><text:span text:style-name="Strong_20_Emphasis"><text:span text:style-name="Source_20_Text"><text:span text:style-name="T2">/**</text:span></text:span></text:span></text:p>
      <text:p text:style-name="Preformatted_20_Text"><text:span text:style-name="Source_20_Text"><text:s/>* Get the path the user should be redirected to.</text:span></text:p>
      <text:p text:style-name="Preformatted_20_Text"><text:span text:style-name="Source_20_Text"><text:s/>*</text:span></text:p>
      <text:p text:style-name="Preformatted_20_Text"><text:span text:style-name="Source_20_Text"><text:s/>* @param <text:s/>\Illuminate\Http\Request <text:s/>$request</text:span></text:p>
      <text:p text:style-name="Preformatted_20_Text"><text:span text:style-name="Source_20_Text"><text:s/>* @return string</text:span></text:p>
      <text:p text:style-name="Preformatted_20_Text"><text:span text:style-name="Source_20_Text"><text:s/>*/</text:span></text:p>
      <text:p text:style-name="Preformatted_20_Text"><text:span text:style-name="Source_20_Text">protected function redirectTo($request)</text:span></text:p>
      <text:p text:style-name="Preformatted_20_Text"><text:span text:style-name="Source_20_Text">{</text:span></text:p>
      <text:p text:style-name="Preformatted_20_Text"><text:span text:style-name="Source_20_Text"><text:s text:c="4"/>return route('login');</text:span></text:p>
      <text:p text:style-name="P11"><text:span text:style-name="Source_20_Text">}</text:span></text:p>
      <text:p text:style-name="Standard"><text:span text:style-name="Strong_20_Emphasis"><text:span text:style-name="T2"/></text:span></text:p>
      <text:h text:style-name="Heading_20_4" text:outline-level="4"><text:bookmark text:name="specifying-a-guard"/><text:a xlink:type="simple" xlink:href="https://laravel.com/docs/8.x/authentication#specifying-a-guard" text:style-name="Internet_20_link" text:visited-style-name="Visited_20_Internet_20_Link"><text:span text:style-name="Strong_20_Emphasis"><text:span text:style-name="T2">Specifying A Guard</text:span></text:span></text:a></text:h>
      <text:p text:style-name="Standard"><text:span text:style-name="Strong_20_Emphasis"><text:span text:style-name="T2">При присоединении промежуточного программного обеспечения аутентификации к маршруту вы также можете указать, какое средство защиты должно использоваться для аутентификации пользователя. Указанный охранник должен соответствовать одному из ключей в массиве guards вашего файла конфигурации auth.php:</text:span></text:span></text:p>
      <text:p text:style-name="Preformatted_20_Text"><text:span text:style-name="Strong_20_Emphasis"><text:span text:style-name="Source_20_Text"><text:span text:style-name="T2">Route::get('flights', function () {</text:span></text:span></text:span></text:p>
      <text:p text:style-name="Preformatted_20_Text"><text:span text:style-name="Source_20_Text"><text:s text:c="4"/>// Only authenticated users may enter...</text:span></text:p>
      <text:p text:style-name="P11"><text:span text:style-name="Source_20_Text">})-&gt;middleware('auth:api');</text:span></text:p>
      <text:h text:style-name="Heading_20_3" text:outline-level="3"><text:bookmark text:name="login-throttling"/><text:a xlink:type="simple" xlink:href="https://laravel.com/docs/8.x/authentication#login-throttling" text:style-name="Internet_20_link" text:visited-style-name="Visited_20_Internet_20_Link">Login Throttling</text:a></text:h>
      <text:p text:style-name="Standard"><text:span text:style-name="Strong_20_Emphasis"><text:span text:style-name="T2">Если вы используете Laravel Jetstream, ограничение скорости будет автоматически применяться к попыткам входа в систему. По умолчанию, пользователь не сможет войти в систему в течение одной минуты, если он не сможет предоставить правильные учетные данные после нескольких попыток. Регулирование уникально для имени пользователя / адреса электронной почты и их IP-адреса.</text:span></text:span></text:p>
      <text:p text:style-name="Standard"><text:span text:style-name="Strong_20_Emphasis"><text:span text:style-name="T2"/></text:span></text:p>
      <text:p text:style-name="P31"><text:soft-page-break/><text:span text:style-name="Strong_20_Emphasis"><text:span text:style-name="T2">If you would like to rate limit your own routes, check out the </text:span></text:span><text:a xlink:type="simple" xlink:href="https://laravel.com/docs/8.x/routing#rate-limiting" text:style-name="Internet_20_link" text:visited-style-name="Visited_20_Internet_20_Link"><text:span text:style-name="Strong_20_Emphasis">rate limiting documentation</text:span></text:a><text:span text:style-name="Strong_20_Emphasis"><text:span text:style-name="T2">.</text:span></text:span></text:p>
      <text:h text:style-name="Heading_20_2" text:outline-level="2"><text:bookmark text:name="authenticating-users"/><text:a xlink:type="simple" xlink:href="https://laravel.com/docs/8.x/authentication#authenticating-users" text:style-name="Internet_20_link" text:visited-style-name="Visited_20_Internet_20_Link">Manually Authenticating Users</text:a></text:h>
      <text:p text:style-name="Standard"><text:span text:style-name="Strong_20_Emphasis"><text:span text:style-name="T2">Вам не обязательно использовать шаблоны аутентификации, включенные в Laravel Jetstream. Если вы решите не использовать этот шаблон, вам нужно будет управлять аутентификацией пользователей напрямую, используя классы аутентификации Laravel. Не волнуйтесь, это круто!<text:line-break/><text:line-break/>Мы получим доступ к службам аутентификации Laravel через фасад Auth, поэтому нам нужно обязательно импортировать фасад Auth в верхней части класса. Затем давайте проверим метод попытки:</text:span></text:span></text:p>
      <text:p text:style-name="Preformatted_20_Text"><text:span text:style-name="Strong_20_Emphasis"><text:span text:style-name="Source_20_Text"><text:span text:style-name="T2">&lt;?php</text:span></text:span></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Http\Request;</text:span></text:p>
      <text:p text:style-name="Preformatted_20_Text"><text:span text:style-name="Source_20_Text">use Illuminate\Support\Facades\Auth;</text:span></text:p>
      <text:p text:style-name="Preformatted_20_Text"/>
      <text:p text:style-name="Preformatted_20_Text"><text:span text:style-name="Source_20_Text">class Login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Handle an authentication attempt.</text:span></text:p>
      <text:p text:style-name="Preformatted_20_Text"><text:span text:style-name="Source_20_Text"><text:s text:c="5"/>*</text:span></text:p>
      <text:p text:style-name="Preformatted_20_Text"><text:span text:style-name="Source_20_Text"><text:s text:c="5"/>* @param <text:s/>\Illuminate\Http\Request $request</text:span></text:p>
      <text:p text:style-name="Preformatted_20_Text"><text:span text:style-name="Source_20_Text"><text:s text:c="5"/>*</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authenticate(Request $request)</text:span></text:p>
      <text:p text:style-name="Preformatted_20_Text"><text:span text:style-name="Source_20_Text"><text:s text:c="4"/>{</text:span></text:p>
      <text:p text:style-name="Preformatted_20_Text"><text:span text:style-name="Source_20_Text"><text:s text:c="8"/>$credentials = $request-&gt;only('email', 'password');</text:span></text:p>
      <text:p text:style-name="Preformatted_20_Text"/>
      <text:p text:style-name="Preformatted_20_Text"><text:span text:style-name="Source_20_Text"><text:s text:c="8"/>if (Auth::attempt($credentials)) {</text:span></text:p>
      <text:p text:style-name="Preformatted_20_Text"><text:span text:style-name="Source_20_Text"><text:s text:c="12"/>// Authentication passed...</text:span></text:p>
      <text:p text:style-name="Preformatted_20_Text"><text:span text:style-name="Source_20_Text"><text:s text:c="12"/>return redirect()-&gt;intended('dashboard');</text:span></text:p>
      <text:p text:style-name="Preformatted_20_Text"><text:span text:style-name="Source_20_Text"><text:s text:c="8"/>}</text:span></text:p>
      <text:p text:style-name="Preformatted_20_Text"><text:span text:style-name="Source_20_Text"><text:s text:c="4"/>}</text:span></text:p>
      <text:p text:style-name="P11"><text:span text:style-name="Source_20_Text">}</text:span></text:p>
      <text:p text:style-name="Standard"><text:span text:style-name="Strong_20_Emphasis"><text:span text:style-name="T2">Метод попытки принимает массив пар ключ / значение в качестве своего первого аргумента. Значения в массиве будут использоваться для поиска пользователя в таблице базы данных. Итак, в приведенном выше примере пользователь будет получен по значению столбца электронной почты. Если пользователь найден, хешированный пароль, хранящийся в базе данных, будет сравниваться со значением пароля, переданным в метод через массив. Вы не должны хешировать пароль, указанный в качестве значения пароля, поскольку платформа автоматически хеширует значение, прежде чем сравнивать его с хешированным паролем в базе данных. Если два хешированных пароля совпадают, для пользователя будет запущен аутентифицированный сеанс.<text:line-break/><text:line-break/>Метод попытки вернет истину, если аутентификация прошла успешно. В противном случае будет возвращено false.<text:line-break/><text:line-break/>Предполагаемый метод в перенаправителе будет перенаправлять пользователя на URL-адрес, к которому они пытались получить доступ, прежде чем быть перехваченным </text:span></text:span><text:soft-page-break/><text:span text:style-name="Strong_20_Emphasis"><text:span text:style-name="T2">промежуточным программным обеспечением аутентификации. Этому методу может быть предоставлен резервный URI, если предполагаемое место назначения недоступно.</text:span></text:span></text:p>
      <text:p text:style-name="Standard"><text:span text:style-name="Strong_20_Emphasis"><text:span text:style-name="T2"/></text:span></text:p>
      <text:h text:style-name="Heading_20_4" text:outline-level="4"><text:bookmark text:name="specifying-additional-conditions"/><text:a xlink:type="simple" xlink:href="https://laravel.com/docs/8.x/authentication#specifying-additional-conditions" text:style-name="Internet_20_link" text:visited-style-name="Visited_20_Internet_20_Link"><text:span text:style-name="Strong_20_Emphasis"><text:span text:style-name="T2">Specifying Additional Conditions</text:span></text:span></text:a></text:h>
      <text:p text:style-name="Standard"><text:span text:style-name="Strong_20_Emphasis"><text:span text:style-name="T2">При желании вы также можете добавить дополнительные условия к запросу аутентификации в дополнение к электронной почте и паролю пользователя. Например, мы можем проверить, что пользователь отмечен как «активный»:</text:span></text:span></text:p>
      <text:p text:style-name="Standard"><text:span text:style-name="Strong_20_Emphasis"><text:span text:style-name="T2"/></text:span></text:p>
      <text:p text:style-name="Preformatted_20_Text"><text:span text:style-name="Strong_20_Emphasis"><text:span text:style-name="Source_20_Text"><text:span text:style-name="T2">if (Auth::attempt(['email' =&gt; $email, 'password' =&gt; $password, 'active' =&gt; 1])) {</text:span></text:span></text:span></text:p>
      <text:p text:style-name="Preformatted_20_Text"><text:span text:style-name="Source_20_Text"><text:s text:c="4"/>// The user is active, not suspended, and exists.</text:span></text:p>
      <text:p text:style-name="P11"><text:span text:style-name="Source_20_Text">}</text:span></text:p>
      <text:p text:style-name="P14">В этих примерах электронная почта не является обязательной опцией, она используется только в качестве примера. Вы должны использовать любое имя столбца, соответствующее «имени пользователя» в вашей базе данных.</text:p>
      <text:p text:style-name="P14"/>
      <text:h text:style-name="P7" text:outline-level="4"><text:bookmark text:name="accessing-specific-guard-instances"/><text:a xlink:type="simple" xlink:href="https://laravel.com/docs/8.x/authentication#accessing-specific-guard-instances" text:style-name="Internet_20_link" text:visited-style-name="Visited_20_Internet_20_Link">Accessing Specific Guard Instances</text:a></text:h>
      <text:p text:style-name="P18">You may specify which guard instance you would like to utilize using the <text:span text:style-name="Source_20_Text">guard</text:span> method on the <text:span text:style-name="Source_20_Text">Auth</text:span> facade. This allows you to manage authentication for separate parts of your application using entirely separate authenticatable models or user tables.</text:p>
      <text:p text:style-name="Text_20_body">The guard name passed to the <text:span text:style-name="Source_20_Text">guard</text:span> method should correspond to one of the guards configured in your <text:span text:style-name="Source_20_Text">auth.php</text:span> configuration file:</text:p>
      <text:p text:style-name="P9"><text:span text:style-name="Source_20_Text">if (Auth::guard('admin')-&gt;attempt($credentials)) {</text:span></text:p>
      <text:p text:style-name="Preformatted_20_Text"><text:span text:style-name="Source_20_Text"><text:s text:c="4"/>//</text:span></text:p>
      <text:p text:style-name="P11"><text:span text:style-name="Source_20_Text">}</text:span></text:p>
      <text:h text:style-name="P7" text:outline-level="4"><text:bookmark text:name="manually-logging-out"/><text:a xlink:type="simple" xlink:href="https://laravel.com/docs/8.x/authentication#manually-logging-out" text:style-name="Internet_20_link" text:visited-style-name="Visited_20_Internet_20_Link">Logging Out</text:a></text:h>
      <text:p text:style-name="P14">To log users out of your application, you may use the <text:span text:style-name="Source_20_Text">logout</text:span> method on the <text:span text:style-name="Source_20_Text">Auth</text:span> facade. This will clear the authentication information in the user's session:</text:p>
      <text:p text:style-name="P12"><text:span text:style-name="Source_20_Text">Auth::logout();</text:span></text:p>
      <text:p text:style-name="P14"/>
      <text:h text:style-name="P5" text:outline-level="3"><text:bookmark text:name="remembering-users"/><text:a xlink:type="simple" xlink:href="https://laravel.com/docs/8.x/authentication#remembering-users" text:style-name="Internet_20_link" text:visited-style-name="Visited_20_Internet_20_Link">Remembering Users</text:a></text:h>
      <text:p text:style-name="P14">Если вы хотите предоставить функцию «запомнить меня» в своем приложении, вы можете передать логическое значение в качестве второго аргумента методу попытки, который будет поддерживать аутентификацию пользователя на неопределенный срок или до тех пор, пока он вручную не выйдет из системы. Таблица пользователей должна включать строку в столбец Remember_token, который будет использоваться для хранения токена «запомнить меня».</text:p>
      <text:p text:style-name="P9"><text:span text:style-name="Source_20_Text">if (Auth::attempt(['email' =&gt; $email, 'password' =&gt; $password], $remember)) {</text:span></text:p>
      <text:p text:style-name="Preformatted_20_Text"><text:span text:style-name="Source_20_Text"><text:s text:c="4"/>// The user is being remembered...</text:span></text:p>
      <text:p text:style-name="P11"><text:span text:style-name="Source_20_Text">}</text:span></text:p>
      <text:p text:style-name="P14">Если вы «запоминаете» пользователей, вы можете использовать метод viaRemember, чтобы определить, был ли пользователь аутентифицирован с помощью файла cookie «запомнить меня»:</text:p>
      <text:p text:style-name="P9"><text:span text:style-name="Source_20_Text">if (Auth::viaRemember()) {</text:span></text:p>
      <text:p text:style-name="Preformatted_20_Text"><text:span text:style-name="Source_20_Text"><text:s text:c="4"/>//</text:span></text:p>
      <text:p text:style-name="P11"><text:span text:style-name="Source_20_Text">}</text:span></text:p>
      <text:p text:style-name="P14"><text:soft-page-break/></text:p>
      <text:h text:style-name="P5" text:outline-level="3"><text:bookmark text:name="other-authentication-methods"/><text:a xlink:type="simple" xlink:href="https://laravel.com/docs/8.x/authentication#other-authentication-methods" text:style-name="Internet_20_link" text:visited-style-name="Visited_20_Internet_20_Link">Other Authentication Methods</text:a></text:h>
      <text:h text:style-name="Heading_20_4" text:outline-level="4"><text:bookmark text:name="authenticate-a-user-instance"/><text:a xlink:type="simple" xlink:href="https://laravel.com/docs/8.x/authentication#authenticate-a-user-instance" text:style-name="Internet_20_link" text:visited-style-name="Visited_20_Internet_20_Link">Authenticate A User Instance</text:a></text:h>
      <text:p text:style-name="P14">Если вам нужно зарегистрировать существующий пользовательский экземпляр в вашем приложении, вы можете вызвать метод входа в систему с пользовательским экземпляром. Данный объект должен быть реализацией контракта Illuminate \ Contracts \ Auth \ Authenticatable. Модель App \ Models \ User, включенная в Laravel, уже реализует этот интерфейс. Этот метод аутентификации полезен, когда у вас уже есть действующий экземпляр пользователя, например, сразу после регистрации пользователя в вашем приложении:</text:p>
      <text:p text:style-name="P9"><text:span text:style-name="Source_20_Text">Auth::login($user);</text:span></text:p>
      <text:p text:style-name="Preformatted_20_Text"/>
      <text:p text:style-name="Preformatted_20_Text"><text:span text:style-name="Source_20_Text">// Login and "remember" the given user...</text:span></text:p>
      <text:p text:style-name="P11"><text:span text:style-name="Source_20_Text">Auth::login($user, true);</text:span></text:p>
      <text:p text:style-name="P14">Вы можете указать экземпляр защиты, который хотите использовать:</text:p>
      <text:p text:style-name="P12"><text:span text:style-name="Source_20_Text">Auth::guard('admin')-&gt;login($user);</text:span></text:p>
      <text:p text:style-name="P14"/>
      <text:h text:style-name="P7" text:outline-level="4"><text:bookmark text:name="authenticate-a-user-by-id"/><text:a xlink:type="simple" xlink:href="https://laravel.com/docs/8.x/authentication#authenticate-a-user-by-id" text:style-name="Internet_20_link" text:visited-style-name="Visited_20_Internet_20_Link">Authenticate A User By ID</text:a></text:h>
      <text:p text:style-name="P14">Для входа пользователя в приложение по его идентификатору вы можете использовать метод loginUsingId. Этот метод принимает первичный ключ пользователя, которого вы хотите аутентифицировать:</text:p>
      <text:p text:style-name="P9"><text:span text:style-name="Source_20_Text">Auth::loginUsingId(1);</text:span></text:p>
      <text:p text:style-name="Preformatted_20_Text"/>
      <text:p text:style-name="Preformatted_20_Text"><text:span text:style-name="Source_20_Text">// Login and "remember" the given user...</text:span></text:p>
      <text:p text:style-name="P11"><text:span text:style-name="Source_20_Text">Auth::loginUsingId(1, true);</text:span></text:p>
      <text:p text:style-name="P14"/>
      <text:h text:style-name="P7" text:outline-level="4"><text:bookmark text:name="authenticate-a-user-once"/><text:a xlink:type="simple" xlink:href="https://laravel.com/docs/8.x/authentication#authenticate-a-user-once" text:style-name="Internet_20_link" text:visited-style-name="Visited_20_Internet_20_Link">Authenticate A User Once</text:a></text:h>
      <text:p text:style-name="P14">Вы можете использовать метод Once для входа пользователя в приложение для одного запроса. Никакие сеансы или файлы cookie не будут использоваться, что означает, что этот метод может быть полезен при создании API без сохранения состояния:</text:p>
      <text:p text:style-name="P9"><text:span text:style-name="Source_20_Text">if (Auth::once($credentials)) {</text:span></text:p>
      <text:p text:style-name="Preformatted_20_Text"><text:span text:style-name="Source_20_Text"><text:s text:c="4"/>//</text:span></text:p>
      <text:p text:style-name="P11"><text:span text:style-name="Source_20_Text">}</text:span></text:p>
      <text:p text:style-name="P14"/>
      <text:h text:style-name="P3" text:outline-level="2"><text:bookmark text:name="http-basic-authentication"/><text:a xlink:type="simple" xlink:href="https://laravel.com/docs/8.x/authentication#http-basic-authentication" text:style-name="Internet_20_link" text:visited-style-name="Visited_20_Internet_20_Link">HTTP Basic Authentication</text:a></text:h>
      <text:p text:style-name="P14">Базовая проверка подлинности HTTP обеспечивает быстрый способ проверки подлинности пользователей вашего приложения без создания специальной страницы «входа в систему». Для начала прикрепите к своему маршруту промежуточное ПО auth.basic. Промежуточное ПО auth.basic включено в структуру Laravel, поэтому вам не нужно его определять:</text:p>
      <text:p text:style-name="P9"><text:span text:style-name="Source_20_Text">Route::get('profile', function () {</text:span></text:p>
      <text:p text:style-name="Preformatted_20_Text"><text:span text:style-name="Source_20_Text"><text:s text:c="4"/>// Only authenticated users may enter...</text:span></text:p>
      <text:p text:style-name="P11"><text:span text:style-name="Source_20_Text">})-&gt;middleware('auth.basic');</text:span></text:p>
      <text:p text:style-name="P14">После того, как промежуточное ПО будет подключено к маршруту, вам будет автоматически предложено ввести учетные данные при доступе к маршруту в вашем браузере. По <text:soft-page-break/>умолчанию промежуточное ПО auth.basic будет использовать столбец электронной почты в записи пользователя в качестве «имени пользователя».</text:p>
      <text:p text:style-name="P14"/>
      <text:h text:style-name="P7" text:outline-level="4"><text:bookmark text:name="a-note-on-fastcgi"/><text:a xlink:type="simple" xlink:href="https://laravel.com/docs/8.x/authentication#a-note-on-fastcgi" text:style-name="Internet_20_link" text:visited-style-name="Visited_20_Internet_20_Link">A Note On FastCGI</text:a></text:h>
      <text:p text:style-name="P14">Если вы используете PHP FastCGI, аутентификация HTTP Basic может работать некорректно из коробки. В файл .htaccess необходимо добавить следующие строки:</text:p>
      <text:p text:style-name="P9"><text:span text:style-name="Source_20_Text">RewriteCond %{HTTP:Authorization} ^(.+)$</text:span></text:p>
      <text:p text:style-name="P11"><text:span text:style-name="Source_20_Text">RewriteRule .* - [E=HTTP_AUTHORIZATION:%{HTTP:Authorization}]</text:span></text:p>
      <text:p text:style-name="P14"/>
      <text:h text:style-name="P5" text:outline-level="3"><text:bookmark text:name="stateless-http-basic-authentication"/><text:a xlink:type="simple" xlink:href="https://laravel.com/docs/8.x/authentication#stateless-http-basic-authentication" text:style-name="Internet_20_link" text:visited-style-name="Visited_20_Internet_20_Link">Stateless HTTP Basic Authentication</text:a></text:h>
      <text:p text:style-name="P14">Вы также можете использовать базовую аутентификацию HTTP без установки файла cookie идентификатора пользователя в сеансе, что особенно полезно для аутентификации API. Для этого определите промежуточное программное обеспечение, которое вызывает метод onceBasic. Если метод OnceBasic не возвращает ответа, запрос может быть передан приложению дальше:</text:p>
      <text:p text:style-name="P9"><text:span text:style-name="Source_20_Text">&lt;?php</text:span></text:p>
      <text:p text:style-name="Preformatted_20_Text"/>
      <text:p text:style-name="Preformatted_20_Text"><text:span text:style-name="Source_20_Text">namespace App\Http\Middleware;</text:span></text:p>
      <text:p text:style-name="Preformatted_20_Text"/>
      <text:p text:style-name="Preformatted_20_Text"><text:span text:style-name="Source_20_Text">use Illuminate\Support\Facades\Auth;</text:span></text:p>
      <text:p text:style-name="Preformatted_20_Text"/>
      <text:p text:style-name="Preformatted_20_Text"><text:span text:style-name="Source_20_Text">class AuthenticateOnceWithBasicAuth</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Handle an incoming request.</text:span></text:p>
      <text:p text:style-name="Preformatted_20_Text"><text:span text:style-name="Source_20_Text"><text:s text:c="5"/>*</text:span></text:p>
      <text:p text:style-name="Preformatted_20_Text"><text:span text:style-name="Source_20_Text"><text:s text:c="5"/>* @param <text:s/>\Illuminate\Http\Request <text:s/>$request</text:span></text:p>
      <text:p text:style-name="Preformatted_20_Text"><text:span text:style-name="Source_20_Text"><text:s text:c="5"/>* @param <text:s/>\Closure <text:s/>$next</text:span></text:p>
      <text:p text:style-name="Preformatted_20_Text"><text:span text:style-name="Source_20_Text"><text:s text:c="5"/>* @return mixed</text:span></text:p>
      <text:p text:style-name="Preformatted_20_Text"><text:span text:style-name="Source_20_Text"><text:s text:c="5"/>*/</text:span></text:p>
      <text:p text:style-name="Preformatted_20_Text"><text:span text:style-name="Source_20_Text"><text:s text:c="4"/>public function handle($request, $next)</text:span></text:p>
      <text:p text:style-name="Preformatted_20_Text"><text:span text:style-name="Source_20_Text"><text:s text:c="4"/>{</text:span></text:p>
      <text:p text:style-name="Preformatted_20_Text"><text:span text:style-name="Source_20_Text"><text:s text:c="8"/>return Auth::onceBasic() ?: $next($request);</text:span></text:p>
      <text:p text:style-name="Preformatted_20_Text"><text:span text:style-name="Source_20_Text"><text:s text:c="4"/>}</text:span></text:p>
      <text:p text:style-name="Preformatted_20_Text"/>
      <text:p text:style-name="P11"><text:span text:style-name="Source_20_Text">}</text:span></text:p>
      <text:p text:style-name="P14">Затем зарегистрируйте промежуточное ПО маршрута и прикрепите его к маршруту:</text:p>
      <text:p text:style-name="P9"><text:span text:style-name="Source_20_Text">Route::get('api/user', function () {</text:span></text:p>
      <text:p text:style-name="Preformatted_20_Text"><text:span text:style-name="Source_20_Text"><text:s text:c="4"/>// Only authenticated users may enter...</text:span></text:p>
      <text:p text:style-name="P11"><text:span text:style-name="Source_20_Text">})-&gt;middleware('auth.basic.once');</text:span></text:p>
      <text:p text:style-name="P14"/>
      <text:h text:style-name="P3" text:outline-level="2"><text:bookmark text:name="logging-out"/><text:a xlink:type="simple" xlink:href="https://laravel.com/docs/8.x/authentication#logging-out" text:style-name="Internet_20_link" text:visited-style-name="Visited_20_Internet_20_Link">Logging Out</text:a></text:h>
      <text:p text:style-name="P14">Чтобы вручную вывести пользователей из вашего приложения, вы можете использовать метод выхода из фасада Auth. Это очистит информацию аутентификации в сеансе пользователя:</text:p>
      <text:p text:style-name="P9"><text:span text:style-name="Source_20_Text">use Illuminate\Support\Facades\Auth;</text:span></text:p>
      <text:p text:style-name="Preformatted_20_Text"/>
      <text:p text:style-name="P11"><text:span text:style-name="Source_20_Text">Auth::logout();</text:span></text:p>
      <text:p text:style-name="P14"/>
      <text:h text:style-name="P5" text:outline-level="3"><text:bookmark text:name="invalidating-sessions-on-other-devices"/><text:soft-page-break/><text:a xlink:type="simple" xlink:href="https://laravel.com/docs/8.x/authentication#invalidating-sessions-on-other-devices" text:style-name="Internet_20_link" text:visited-style-name="Visited_20_Internet_20_Link">Invalidating Sessions On Other Devices</text:a></text:h>
      <text:p text:style-name="P14"/>
      <text:section text:style-name="Sect1" text:name="Раздел1">
        <text:p text:style-name="Standard"><text:bookmark text:name="gt-input-tool"/></text:p>
        <text:section text:style-name="Sect1" text:name="Раздел2">
          <text:p text:style-name="Standard"><text:bookmark text:name="itamenu"/></text:p>
        </text:section>
      </text:section>
      <text:p text:style-name="Standard">571/5000</text:p>
      <text:p text:style-name="P14">Laravel также предоставляет механизм для аннулирования и «выхода» из сеансов пользователя, которые активны на других устройствах, без аннулирования сеанса на их текущем устройстве. Эта функция обычно используется, когда пользователь меняет или обновляет свой пароль, и вы хотите аннулировать сеансы на других устройствах, сохранив аутентификацию текущего устройства.<text:line-break/><text:line-break/>Перед тем как начать, вы должны убедиться, что промежуточное ПО Illuminate \ Session \ Middleware \ AuthenticateSession присутствует и не прокомментировано в группе промежуточного программного обеспечения веб-класса app / Http / Kernel.php:</text:p>
      <text:p text:style-name="P14"/>
      <text:p text:style-name="P9"><text:span text:style-name="Source_20_Text">'web' =&gt; [</text:span></text:p>
      <text:p text:style-name="Preformatted_20_Text"><text:span text:style-name="Source_20_Text"><text:s text:c="4"/>// ...</text:span></text:p>
      <text:p text:style-name="Preformatted_20_Text"><text:span text:style-name="Source_20_Text"><text:s text:c="4"/>\Illuminate\Session\Middleware\AuthenticateSession::class,</text:span></text:p>
      <text:p text:style-name="Preformatted_20_Text"><text:span text:style-name="Source_20_Text"><text:s text:c="4"/>// ...</text:span></text:p>
      <text:p text:style-name="P11"><text:span text:style-name="Source_20_Text">],</text:span></text:p>
      <text:p text:style-name="P14"/>
      <text:p text:style-name="P14">Затем вы можете использовать метод logoutOtherDevices на фасаде Auth. Этот метод требует, чтобы пользователь предоставил свой текущий пароль, который ваше приложение должно принять через форму ввода:</text:p>
      <text:p text:style-name="P9"><text:span text:style-name="Source_20_Text">use Illuminate\Support\Facades\Auth;</text:span></text:p>
      <text:p text:style-name="Preformatted_20_Text"/>
      <text:p text:style-name="P11"><text:span text:style-name="Source_20_Text">Auth::logoutOtherDevices($password);</text:span></text:p>
      <text:p text:style-name="P14"/>
      <text:p text:style-name="P14">Когда вызывается метод logoutOtherDevices, другие сеансы пользователя будут полностью аннулированы, то есть они будут "отключены" от всех охранников, которыми они ранее были аутентифицированы.<text:line-break/><text:line-break/>При использовании промежуточного программного обеспечения AuthenticateSession в сочетании с настраиваемым именем маршрута для маршрута входа в систему необходимо переопределить неаутентифицированный метод в обработчике исключений вашего приложения, чтобы правильно перенаправить пользователей на страницу входа.</text:p>
      <text:p text:style-name="P14"/>
      <text:p text:style-name="P14"/>
      <text:h text:style-name="P3" text:outline-level="2"><text:bookmark text:name="password-confirmation"/><text:a xlink:type="simple" xlink:href="https://laravel.com/docs/8.x/authentication#password-confirmation" text:style-name="Internet_20_link" text:visited-style-name="Visited_20_Internet_20_Link">Password Confirmation</text:a></text:h>
      <text:p text:style-name="P14">При создании приложения вы можете иногда выполнять действия, требующие от пользователя подтверждения пароля перед выполнением действия. Laravel включает встроенное промежуточное программное обеспечение, чтобы упростить этот процесс. Реализация этой функции потребует от вас определения двух маршрутов: один маршрут для отображения представления, предлагающего пользователю подтвердить свой пароль, и один маршрут для подтверждения того, что пароль действителен, и перенаправления пользователя в предполагаемое место назначения.<text:line-break/><text:line-break/>В следующей документации обсуждается, как напрямую интегрироваться с функциями подтверждения пароля Laravel; однако, если вы хотите начать работу быстрее, пакет <text:soft-page-break/>формирования шаблонов аутентификации Laravel Jetstream включает поддержку этой функции!</text:p>
      <text:p text:style-name="P14"/>
      <text:h text:style-name="P5" text:outline-level="3"><text:bookmark text:name="password-confirmation-configuration"/><text:a xlink:type="simple" xlink:href="https://laravel.com/docs/8.x/authentication#password-confirmation-configuration" text:style-name="Internet_20_link" text:visited-style-name="Visited_20_Internet_20_Link">Configuration</text:a></text:h>
      <text:p text:style-name="P14">После подтверждения пароля пользователю не будет предлагаться повторно подтвердить пароль в течение трех часов. Однако вы можете настроить период времени, по истечении которого пользователю будет предложено повторно ввести пароль, изменив значение параметра конфигурации password_timeout в файле конфигурации аутентификации.</text:p>
      <text:p text:style-name="P14"/>
      <text:h text:style-name="P5" text:outline-level="3"><text:bookmark text:name="password-confirmation-routing"/><text:a xlink:type="simple" xlink:href="https://laravel.com/docs/8.x/authentication#password-confirmation-routing" text:style-name="Internet_20_link" text:visited-style-name="Visited_20_Internet_20_Link">Routing</text:a></text:h>
      <text:h text:style-name="Heading_20_4" text:outline-level="4"><text:bookmark text:name="the-password-confirmation-form"/><text:a xlink:type="simple" xlink:href="https://laravel.com/docs/8.x/authentication#the-password-confirmation-form" text:style-name="Internet_20_link" text:visited-style-name="Visited_20_Internet_20_Link">The Password Confirmation Form</text:a></text:h>
      <text:p text:style-name="P14">Сначала мы определим маршрут, который необходим для отображения представления, запрашивающего у пользователя подтверждение своего пароля:</text:p>
      <text:p text:style-name="P9"><text:span text:style-name="Source_20_Text">Route::get('/confirm-password', function () {</text:span></text:p>
      <text:p text:style-name="Preformatted_20_Text"><text:span text:style-name="Source_20_Text"><text:s text:c="4"/>return view('auth.confirm-password');</text:span></text:p>
      <text:p text:style-name="P11"><text:span text:style-name="Source_20_Text">})-&gt;middleware(['auth'])-&gt;name('password.confirm');</text:span></text:p>
      <text:p text:style-name="P14">Как и следовало ожидать, представление, возвращаемое этим маршрутом, должно иметь форму, содержащую поле пароля. Кроме того, не стесняйтесь включать в представление текст, который объясняет, что пользователь входит в защищенную область приложения и должен подтвердить свой пароль.</text:p>
      <text:p text:style-name="P14"/>
      <text:h text:style-name="P7" text:outline-level="4"><text:bookmark text:name="confirming-the-password"/><text:a xlink:type="simple" xlink:href="https://laravel.com/docs/8.x/authentication#confirming-the-password" text:style-name="Internet_20_link" text:visited-style-name="Visited_20_Internet_20_Link">Confirming The Password</text:a></text:h>
      <text:p text:style-name="P14">Затем мы определим маршрут, который будет обрабатывать запрос формы из представления «подтвердить пароль». Этот маршрут будет отвечать за проверку пароля и перенаправление пользователя к месту назначения:</text:p>
      <text:p text:style-name="P9"><text:span text:style-name="Source_20_Text">use Illuminate\Http\Request;</text:span></text:p>
      <text:p text:style-name="Preformatted_20_Text"><text:span text:style-name="Source_20_Text">use Illuminate\Support\Facades\Hash;</text:span></text:p>
      <text:p text:style-name="Preformatted_20_Text"/>
      <text:p text:style-name="Preformatted_20_Text"><text:span text:style-name="Source_20_Text">Route::post('/confirm-password', function (Request $request) {</text:span></text:p>
      <text:p text:style-name="Preformatted_20_Text"><text:span text:style-name="Source_20_Text"><text:s text:c="4"/>if (! Hash::check($request-&gt;password, $request-&gt;user()-&gt;password)) {</text:span></text:p>
      <text:p text:style-name="Preformatted_20_Text"><text:span text:style-name="Source_20_Text"><text:s text:c="8"/>return back()-&gt;withErrors([</text:span></text:p>
      <text:p text:style-name="Preformatted_20_Text"><text:span text:style-name="Source_20_Text"><text:s text:c="12"/>'password' =&gt; ['The provided password does not match our records.']</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quest-&gt;session()-&gt;passwordConfirmed();</text:span></text:p>
      <text:p text:style-name="Preformatted_20_Text"/>
      <text:p text:style-name="Preformatted_20_Text"><text:span text:style-name="Source_20_Text"><text:s text:c="4"/>return redirect()-&gt;intended();</text:span></text:p>
      <text:p text:style-name="P11"><text:span text:style-name="Source_20_Text">})-&gt;middleware(['auth', 'throttle:6,1'])-&gt;name('password.confirm');</text:span></text:p>
      <text:p text:style-name="P14">Прежде чем двигаться дальше, давайте рассмотрим этот маршрут более подробно. Сначала определяется, что атрибут пароля запроса фактически соответствует паролю аутентифицированного пользователя. Если пароль действителен, нам нужно сообщить сеансу Laravel, что пользователь подтвердил свой пароль. Метод passwordConfirmed устанавливает метку времени в сеансе пользователя, которую Laravel может использовать, чтобы определить, когда пользователь последний раз подтвердил свой пароль. Наконец, мы можем перенаправить пользователя по назначению.</text:p>
      <text:p text:style-name="P14"/>
      <text:h text:style-name="P5" text:outline-level="3"><text:bookmark text:name="password-confirmation-protecting-routes"/><text:soft-page-break/><text:a xlink:type="simple" xlink:href="https://laravel.com/docs/8.x/authentication#password-confirmation-protecting-routes" text:style-name="Internet_20_link" text:visited-style-name="Visited_20_Internet_20_Link">Protecting Routes</text:a></text:h>
      <text:p text:style-name="P14"/>
      <text:section text:style-name="Sect1" text:name="Раздел3">
        <text:p text:style-name="Standard"><text:bookmark text:name="gt-input-tool1"/></text:p>
        <text:section text:style-name="Sect1" text:name="Раздел4">
          <text:p text:style-name="Standard"><text:bookmark text:name="itamenu1"/></text:p>
        </text:section>
      </text:section>
      <text:p text:style-name="Standard">517/5000</text:p>
      <text:p text:style-name="P14">Вы должны убедиться, что любому маршруту, выполняющему действие, требующее недавнего подтверждения пароля, назначено промежуточное программное обеспечение password.confirm. Это промежуточное программное обеспечение входит в стандартную установку Laravel и автоматически сохраняет предполагаемое место назначения пользователя в сеансе, чтобы пользователь мог быть перенаправлен в это место после подтверждения своего пароля. После сохранения предполагаемого пункта назначения пользователя в сеансе промежуточное ПО перенаправит пользователя на именованный маршрут password.confirm:</text:p>
      <text:p text:style-name="P14"/>
      <text:p text:style-name="P9"><text:span text:style-name="Source_20_Text">Route::get('/settings', function () {</text:span></text:p>
      <text:p text:style-name="Preformatted_20_Text"><text:span text:style-name="Source_20_Text"><text:s text:c="4"/>// ...</text:span></text:p>
      <text:p text:style-name="Preformatted_20_Text"><text:span text:style-name="Source_20_Text">})-&gt;middleware(['password.confirm']);</text:span></text:p>
      <text:p text:style-name="Preformatted_20_Text"/>
      <text:p text:style-name="Preformatted_20_Text"><text:span text:style-name="Source_20_Text">Route::post('/settings', function () {</text:span></text:p>
      <text:p text:style-name="Preformatted_20_Text"><text:span text:style-name="Source_20_Text"><text:s text:c="4"/>// ...</text:span></text:p>
      <text:p text:style-name="P11"><text:span text:style-name="Source_20_Text">})-&gt;middleware(['password.confirm']);</text:span></text:p>
      <text:p text:style-name="P14"/>
      <text:p text:style-name="P14"/>
      <text:h text:style-name="P3" text:outline-level="2"><text:bookmark text:name="adding-custom-guards"/><text:a xlink:type="simple" xlink:href="https://laravel.com/docs/8.x/authentication#adding-custom-guards" text:style-name="Internet_20_link" text:visited-style-name="Visited_20_Internet_20_Link">Adding Custom Guards</text:a></text:h>
      <text:p text:style-name="P14">Вы можете определить свои собственные средства защиты аутентификации, используя метод extend фасада Auth. Вы должны разместить этот вызов для расширения внутри поставщика услуг. Поскольку Laravel уже поставляется с AuthServiceProvider, мы можем разместить код в этом провайдере:</text:p>
      <text:p text:style-name="P14"/>
      <text:p text:style-name="P9"><text:span text:style-name="Source_20_Text">&lt;?php</text:span></text:p>
      <text:p text:style-name="Preformatted_20_Text"/>
      <text:p text:style-name="Preformatted_20_Text"><text:span text:style-name="Source_20_Text">namespace App\Providers;</text:span></text:p>
      <text:p text:style-name="Preformatted_20_Text"/>
      <text:p text:style-name="Preformatted_20_Text"><text:span text:style-name="Source_20_Text">use App\Services\Auth\JwtGuard;</text:span></text:p>
      <text:p text:style-name="Preformatted_20_Text"><text:span text:style-name="Source_20_Text">use Illuminate\Foundation\Support\Providers\AuthServiceProvider as ServiceProvider;</text:span></text:p>
      <text:p text:style-name="Preformatted_20_Text"><text:span text:style-name="Source_20_Text">use Illuminate\Support\Facades\Auth;</text:span></text:p>
      <text:p text:style-name="Preformatted_20_Text"/>
      <text:p text:style-name="Preformatted_20_Text"><text:span text:style-name="Source_20_Text">class AuthServiceProvider extends ServiceProvid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Register any application authentication / authorization service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boot()</text:span></text:p>
      <text:p text:style-name="Preformatted_20_Text"><text:span text:style-name="Source_20_Text"><text:s text:c="4"/>{</text:span></text:p>
      <text:p text:style-name="Preformatted_20_Text"><text:span text:style-name="Source_20_Text"><text:s text:c="8"/>$this-&gt;registerPolicies();</text:span></text:p>
      <text:p text:style-name="Preformatted_20_Text"/>
      <text:p text:style-name="Preformatted_20_Text"><text:span text:style-name="Source_20_Text"><text:s text:c="8"/>Auth::extend('jwt', function ($app, $name, array $config) {</text:span></text:p>
      <text:p text:style-name="Preformatted_20_Text"><text:span text:style-name="Source_20_Text"><text:s text:c="12"/>// Return an instance of Illuminate\Contracts\Auth\Guard...</text:span></text:p>
      <text:p text:style-name="Preformatted_20_Text"/>
      <text:p text:style-name="Preformatted_20_Text"><text:span text:style-name="Source_20_Text"><text:s text:c="12"/>return new JwtGuard(Auth::createUserProvider($config['provider']));</text:span></text:p>
      <text:p text:style-name="Preformatted_20_Text"><text:span text:style-name="Source_20_Text"><text:s text:c="8"/>});</text:span></text:p>
      <text:p text:style-name="Preformatted_20_Text"><text:span text:style-name="Source_20_Text"><text:s text:c="4"/>}</text:span></text:p>
      <text:p text:style-name="P11"><text:span text:style-name="Source_20_Text">}</text:span></text:p>
      <text:p text:style-name="P14"><text:soft-page-break/>Как вы можете видеть в приведенном выше примере, обратный вызов, переданный методу расширения, должен возвращать реализацию Illuminate \ Contracts \ Auth \ Guard. Этот интерфейс содержит несколько методов, которые вам необходимо реализовать для определения настраиваемой защиты. После того, как ваш пользовательский охранник был определен, вы можете использовать его в конфигурации охранников вашего файла конфигурации auth.php:</text:p>
      <text:p text:style-name="P9"><text:span text:style-name="Source_20_Text">'guards' =&gt; [</text:span></text:p>
      <text:p text:style-name="Preformatted_20_Text"><text:span text:style-name="Source_20_Text"><text:s text:c="4"/>'api' =&gt; [</text:span></text:p>
      <text:p text:style-name="Preformatted_20_Text"><text:span text:style-name="Source_20_Text"><text:s text:c="8"/>'driver' =&gt; 'jwt',</text:span></text:p>
      <text:p text:style-name="Preformatted_20_Text"><text:span text:style-name="Source_20_Text"><text:s text:c="8"/>'provider' =&gt; 'users',</text:span></text:p>
      <text:p text:style-name="Preformatted_20_Text"><text:span text:style-name="Source_20_Text"><text:s text:c="4"/>],</text:span></text:p>
      <text:p text:style-name="P11"><text:span text:style-name="Source_20_Text">],</text:span></text:p>
      <text:p text:style-name="Text_20_body"><text:bookmark text:name="closure-request-guards"/></text:p>
      <text:h text:style-name="P5" text:outline-level="3"><text:bookmark text:name="closure-request-guards1"/><text:a xlink:type="simple" xlink:href="https://laravel.com/docs/8.x/authentication#closure-request-guards" text:style-name="Internet_20_link" text:visited-style-name="Visited_20_Internet_20_Link">Closure Request Guards</text:a></text:h>
      <text:p text:style-name="P14">Самый простой способ реализовать настраиваемую систему аутентификации на основе HTTP-запросов - использовать метод Auth :: viaRequest. Этот метод позволяет вам быстро определить процесс аутентификации с помощью одного закрытия.<text:line-break/><text:line-break/>Для начала вызовите метод Auth :: viaRequest в методе загрузки вашего AuthServiceProvider. Метод viaRequest принимает имя драйвера аутентификации в качестве первого аргумента. Это имя может быть любой строкой, описывающей вашу индивидуальную защиту. Второй аргумент, передаваемый методу, должен быть Closure, который получает входящий HTTP-запрос и возвращает экземпляр пользователя или, если аутентификация не удалась, null:</text:p>
      <text:p text:style-name="P9"><text:span text:style-name="Source_20_Text">use App\Models\User;</text:span></text:p>
      <text:p text:style-name="Preformatted_20_Text"><text:span text:style-name="Source_20_Text">use Illuminate\Http\Request;</text:span></text:p>
      <text:p text:style-name="Preformatted_20_Text"><text:span text:style-name="Source_20_Text">use Illuminate\Support\Facades\Auth;</text:span></text:p>
      <text:p text:style-name="Preformatted_20_Text"/>
      <text:p text:style-name="Preformatted_20_Text"><text:span text:style-name="Source_20_Text">/**</text:span></text:p>
      <text:p text:style-name="Preformatted_20_Text"><text:span text:style-name="Source_20_Text"><text:s/>* Register any application authentication / authorization service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this-&gt;registerPolicies();</text:span></text:p>
      <text:p text:style-name="Preformatted_20_Text"/>
      <text:p text:style-name="Preformatted_20_Text"><text:span text:style-name="Source_20_Text"><text:s text:c="4"/>Auth::viaRequest('custom-token', function ($request) {</text:span></text:p>
      <text:p text:style-name="Preformatted_20_Text"><text:span text:style-name="Source_20_Text"><text:s text:c="8"/>return User::where('token', $request-&gt;token)-&gt;first();</text:span></text:p>
      <text:p text:style-name="Preformatted_20_Text"><text:span text:style-name="Source_20_Text"><text:s text:c="4"/>});</text:span></text:p>
      <text:p text:style-name="P11"><text:span text:style-name="Source_20_Text">}</text:span></text:p>
      <text:p text:style-name="P14">После того, как ваш пользовательский драйвер аутентификации был определен, вы используете его в качестве драйвера в конфигурации guards вашего файла конфигурации auth.php:</text:p>
      <text:p text:style-name="P9"><text:span text:style-name="Source_20_Text">'guards' =&gt; [</text:span></text:p>
      <text:p text:style-name="Preformatted_20_Text"><text:span text:style-name="Source_20_Text"><text:s text:c="4"/>'api' =&gt; [</text:span></text:p>
      <text:p text:style-name="Preformatted_20_Text"><text:span text:style-name="Source_20_Text"><text:s text:c="8"/>'driver' =&gt; 'custom-token',</text:span></text:p>
      <text:p text:style-name="Preformatted_20_Text"><text:span text:style-name="Source_20_Text"><text:s text:c="4"/>],</text:span></text:p>
      <text:p text:style-name="P11"><text:span text:style-name="Source_20_Text">],</text:span></text:p>
      <text:h text:style-name="Heading_20_2" text:outline-level="2"><text:bookmark text:name="adding-custom-user-providers"/><text:a xlink:type="simple" xlink:href="https://laravel.com/docs/8.x/authentication#adding-custom-user-providers" text:style-name="Internet_20_link" text:visited-style-name="Visited_20_Internet_20_Link">Adding Custom User Providers</text:a></text:h>
      <text:p text:style-name="P14">Если вы не используете традиционную реляционную базу данных для хранения своих пользователей, вам нужно будет расширить Laravel с помощью вашего собственного <text:soft-page-break/>провайдера аутентификации пользователей. Мы будем использовать метод provider на фасаде Auth, чтобы определить настраиваемого поставщика пользователей:</text:p>
      <text:p text:style-name="P9"><text:span text:style-name="Source_20_Text">&lt;?php</text:span></text:p>
      <text:p text:style-name="Preformatted_20_Text"/>
      <text:p text:style-name="Preformatted_20_Text"><text:span text:style-name="Source_20_Text">namespace App\Providers;</text:span></text:p>
      <text:p text:style-name="Preformatted_20_Text"/>
      <text:p text:style-name="Preformatted_20_Text"><text:span text:style-name="Source_20_Text">use App\Extensions\RiakUserProvider;</text:span></text:p>
      <text:p text:style-name="Preformatted_20_Text"><text:span text:style-name="Source_20_Text">use Illuminate\Foundation\Support\Providers\AuthServiceProvider as ServiceProvider;</text:span></text:p>
      <text:p text:style-name="Preformatted_20_Text"><text:span text:style-name="Source_20_Text">use Illuminate\Support\Facades\Auth;</text:span></text:p>
      <text:p text:style-name="Preformatted_20_Text"/>
      <text:p text:style-name="Preformatted_20_Text"><text:span text:style-name="Source_20_Text">class AuthServiceProvider extends ServiceProvid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Register any application authentication / authorization service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boot()</text:span></text:p>
      <text:p text:style-name="Preformatted_20_Text"><text:span text:style-name="Source_20_Text"><text:s text:c="4"/>{</text:span></text:p>
      <text:p text:style-name="Preformatted_20_Text"><text:span text:style-name="Source_20_Text"><text:s text:c="8"/>$this-&gt;registerPolicies();</text:span></text:p>
      <text:p text:style-name="Preformatted_20_Text"/>
      <text:p text:style-name="Preformatted_20_Text"><text:span text:style-name="Source_20_Text"><text:s text:c="8"/>Auth::provider('riak', function ($app, array $config) {</text:span></text:p>
      <text:p text:style-name="Preformatted_20_Text"><text:span text:style-name="Source_20_Text"><text:s text:c="12"/>// Return an instance of Illuminate\Contracts\Auth\UserProvider...</text:span></text:p>
      <text:p text:style-name="Preformatted_20_Text"/>
      <text:p text:style-name="Preformatted_20_Text"><text:span text:style-name="Source_20_Text"><text:s text:c="12"/>return new RiakUserProvider($app-&gt;make('riak.connection'));</text:span></text:p>
      <text:p text:style-name="Preformatted_20_Text"><text:span text:style-name="Source_20_Text"><text:s text:c="8"/>});</text:span></text:p>
      <text:p text:style-name="Preformatted_20_Text"><text:span text:style-name="Source_20_Text"><text:s text:c="4"/>}</text:span></text:p>
      <text:p text:style-name="P11"><text:span text:style-name="Source_20_Text">}</text:span></text:p>
      <text:p text:style-name="P14">После регистрации поставщика с помощью метода provider вы можете переключиться на нового поставщика пользователей в файле конфигурации auth.php. Сначала определите поставщика, который использует ваш новый драйвер:</text:p>
      <text:p text:style-name="P9"><text:span text:style-name="Source_20_Text">'providers' =&gt; [</text:span></text:p>
      <text:p text:style-name="Preformatted_20_Text"><text:span text:style-name="Source_20_Text"><text:s text:c="4"/>'users' =&gt; [</text:span></text:p>
      <text:p text:style-name="Preformatted_20_Text"><text:span text:style-name="Source_20_Text"><text:s text:c="8"/>'driver' =&gt; 'riak',</text:span></text:p>
      <text:p text:style-name="Preformatted_20_Text"><text:span text:style-name="Source_20_Text"><text:s text:c="4"/>],</text:span></text:p>
      <text:p text:style-name="P11"><text:span text:style-name="Source_20_Text">],</text:span></text:p>
      <text:p text:style-name="P14">Наконец, вы можете использовать этого провайдера в конфигурации вашей стражи:</text:p>
      <text:p text:style-name="P9"><text:span text:style-name="Source_20_Text">'guards' =&gt; [</text:span></text:p>
      <text:p text:style-name="Preformatted_20_Text"><text:span text:style-name="Source_20_Text"><text:s text:c="4"/>'web' =&gt; [</text:span></text:p>
      <text:p text:style-name="Preformatted_20_Text"><text:span text:style-name="Source_20_Text"><text:s text:c="8"/>'driver' =&gt; 'session',</text:span></text:p>
      <text:p text:style-name="Preformatted_20_Text"><text:span text:style-name="Source_20_Text"><text:s text:c="8"/>'provider' =&gt; 'users',</text:span></text:p>
      <text:p text:style-name="Preformatted_20_Text"><text:span text:style-name="Source_20_Text"><text:s text:c="4"/>],</text:span></text:p>
      <text:p text:style-name="P11"><text:span text:style-name="Source_20_Text">],</text:span></text:p>
      <text:h text:style-name="Heading_20_3" text:outline-level="3"><text:bookmark text:name="the-user-provider-contract"/><text:a xlink:type="simple" xlink:href="https://laravel.com/docs/8.x/authentication#the-user-provider-contract" text:style-name="Internet_20_link" text:visited-style-name="Visited_20_Internet_20_Link">The User Provider Contract</text:a></text:h>
      <text:p text:style-name="P14">Реализации Illuminate \ Contracts \ Auth \ UserProvider отвечают только за выборку реализации Illuminate \ Contracts \ Auth \ Authenticatable из системы постоянного хранения, такой как MySQL, Riak и т. Д. Эти два интерфейса позволяют механизмам аутентификации Laravel продолжать работать независимо от того, как хранятся пользовательские данные или какой тип класса используется для их представления.<text:line-break/><text:line-break/>Взглянем на контракт Illuminate \ Contracts \ Auth \ UserProvider:</text:p>
      <text:p text:style-name="P9"><text:span text:style-name="Source_20_Text">&lt;?php</text:span></text:p>
      <text:p text:style-name="Preformatted_20_Text"/>
      <text:p text:style-name="Preformatted_20_Text"><text:span text:style-name="Source_20_Text">namespace Illuminate\Contracts\Auth;</text:span></text:p>
      <text:p text:style-name="Preformatted_20_Text"/>
      <text:p text:style-name="Preformatted_20_Text"><text:soft-page-break/><text:span text:style-name="Source_20_Text">interface UserProvider</text:span></text:p>
      <text:p text:style-name="Preformatted_20_Text"><text:span text:style-name="Source_20_Text">{</text:span></text:p>
      <text:p text:style-name="Preformatted_20_Text"><text:span text:style-name="Source_20_Text"><text:s text:c="4"/>public function retrieveById($identifier);</text:span></text:p>
      <text:p text:style-name="Preformatted_20_Text"><text:span text:style-name="Source_20_Text"><text:s text:c="4"/>public function retrieveByToken($identifier, $token);</text:span></text:p>
      <text:p text:style-name="Preformatted_20_Text"><text:span text:style-name="Source_20_Text"><text:s text:c="4"/>public function updateRememberToken(Authenticatable $user, $token);</text:span></text:p>
      <text:p text:style-name="Preformatted_20_Text"><text:span text:style-name="Source_20_Text"><text:s text:c="4"/>public function retrieveByCredentials(array $credentials);</text:span></text:p>
      <text:p text:style-name="Preformatted_20_Text"><text:span text:style-name="Source_20_Text"><text:s text:c="4"/>public function validateCredentials(Authenticatable $user, array $credentials);</text:span></text:p>
      <text:p text:style-name="P11"><text:span text:style-name="Source_20_Text">}</text:span></text:p>
      <text:p text:style-name="P14">Функция retrieveById обычно получает ключ, представляющий пользователя, например автоматически увеличивающийся идентификатор из базы данных MySQL. Реализация Authenticatable, соответствующая идентификатору, должна быть получена и возвращена методом.<text:line-break/><text:line-break/>Функция retrieveByToken извлекает пользователя по его уникальному идентификатору $ и токену $ "запомнить меня", хранящемуся в поле Remember_token. Как и в случае с предыдущим методом, должна быть возвращена реализация Authenticatable.<text:line-break/><text:line-break/>Метод updateRememberToken обновляет поле $ user remember_token новым токеном $. Новый токен назначается при успешной попытке входа в систему «запомнить меня» или когда пользователь выходит из системы.<text:line-break/><text:line-break/>Метод retrieveByCredentials получает массив учетных данных, переданный методу Auth :: try при попытке входа в приложение. Затем метод должен «запросить» базовое постоянное хранилище для пользователя, соответствующего этим учетным данным. Обычно этот метод запускает запрос с условием «где» для $ credentials ['username']. Затем метод должен вернуть реализацию Authenticatable. Этот метод не должен пытаться выполнить проверку пароля или аутентификацию.<text:line-break/><text:line-break/>Метод validateCredentials должен сравнивать данный $ user с $ credentials для аутентификации пользователя. Например, в этом методе, вероятно, следует использовать Hash :: check для сравнения значения $ user-&gt; getAuthPassword () со значением $ credentials ['пароль']. Этот метод должен возвращать истину или ложь, указывая, действителен ли пароль.</text:p>
      <text:p text:style-name="P14"/>
      <text:h text:style-name="P5" text:outline-level="3"><text:bookmark text:name="the-authenticatable-contract"/><text:a xlink:type="simple" xlink:href="https://laravel.com/docs/8.x/authentication#the-authenticatable-contract" text:style-name="Internet_20_link" text:visited-style-name="Visited_20_Internet_20_Link">The Authenticatable Contract</text:a></text:h>
      <text:p text:style-name="P14">Теперь, когда мы изучили каждый из методов UserProvider, давайте взглянем на контракт Authenticatable. Помните, что поставщик должен возвращать реализации этого интерфейса из методов retrieveById, retrieveByToken и retrieveByCredentials:</text:p>
      <text:p text:style-name="P9"><text:span text:style-name="Source_20_Text">&lt;?php</text:span></text:p>
      <text:p text:style-name="Preformatted_20_Text"/>
      <text:p text:style-name="Preformatted_20_Text"><text:span text:style-name="Source_20_Text">namespace Illuminate\Contracts\Auth;</text:span></text:p>
      <text:p text:style-name="Preformatted_20_Text"/>
      <text:p text:style-name="Preformatted_20_Text"><text:span text:style-name="Source_20_Text">interface Authenticatable</text:span></text:p>
      <text:p text:style-name="Preformatted_20_Text"><text:span text:style-name="Source_20_Text">{</text:span></text:p>
      <text:p text:style-name="Preformatted_20_Text"><text:span text:style-name="Source_20_Text"><text:s text:c="4"/>public function getAuthIdentifierName();</text:span></text:p>
      <text:p text:style-name="Preformatted_20_Text"><text:span text:style-name="Source_20_Text"><text:s text:c="4"/>public function getAuthIdentifier();</text:span></text:p>
      <text:p text:style-name="Preformatted_20_Text"><text:span text:style-name="Source_20_Text"><text:s text:c="4"/>public function getAuthPassword();</text:span></text:p>
      <text:p text:style-name="Preformatted_20_Text"><text:span text:style-name="Source_20_Text"><text:s text:c="4"/>public function getRememberToken();</text:span></text:p>
      <text:p text:style-name="Preformatted_20_Text"><text:span text:style-name="Source_20_Text"><text:s text:c="4"/>public function setRememberToken($value);</text:span></text:p>
      <text:p text:style-name="Preformatted_20_Text"><text:span text:style-name="Source_20_Text"><text:s text:c="4"/>public function getRememberTokenName();</text:span></text:p>
      <text:p text:style-name="P11"><text:span text:style-name="Source_20_Text">}</text:span></text:p>
      <text:p text:style-name="P14"><text:soft-page-break/>Этот интерфейс прост. Метод getAuthIdentifierName должен возвращать имя поля «первичный ключ» пользователя, а метод getAuthIdentifier должен возвращать «первичный ключ» пользователя. В серверной части MySQL, опять же, это будет автоматически увеличивающийся первичный ключ. GetAuthPassword должен возвращать хешированный пароль пользователя. Этот интерфейс позволяет системе аутентификации работать с любым классом User, независимо от того, какой ORM или уровень абстракции хранилища вы используете. По умолчанию Laravel включает класс User в каталог приложения, который реализует этот интерфейс, поэтому вы можете обратиться к этому классу за примером реализации.</text:p>
      <text:p text:style-name="P14"/>
      <text:h text:style-name="P3" text:outline-level="2"><text:bookmark text:name="events"/><text:a xlink:type="simple" xlink:href="https://laravel.com/docs/8.x/authentication#events" text:style-name="Internet_20_link" text:visited-style-name="Visited_20_Internet_20_Link">Events</text:a></text:h>
      <text:p text:style-name="P14">Laravel вызывает множество событий во время процесса аутентификации. Вы можете прикрепить слушателей к этим событиям в своем EventServiceProvider:</text:p>
      <text:p text:style-name="P9"><text:span text:style-name="Source_20_Text">/**</text:span></text:p>
      <text:p text:style-name="Preformatted_20_Text"><text:span text:style-name="Source_20_Text"><text:s/>* The event listener mappings for the application.</text:span></text:p>
      <text:p text:style-name="Preformatted_20_Text"><text:span text:style-name="Source_20_Text"><text:s/>*</text:span></text:p>
      <text:p text:style-name="Preformatted_20_Text"><text:span text:style-name="Source_20_Text"><text:s/>* @var array</text:span></text:p>
      <text:p text:style-name="Preformatted_20_Text"><text:span text:style-name="Source_20_Text"><text:s/>*/</text:span></text:p>
      <text:p text:style-name="Preformatted_20_Text"><text:span text:style-name="Source_20_Text">protected $listen = [</text:span></text:p>
      <text:p text:style-name="Preformatted_20_Text"><text:span text:style-name="Source_20_Text"><text:s text:c="4"/>'Illuminate\Auth\Events\Registered' =&gt; [</text:span></text:p>
      <text:p text:style-name="Preformatted_20_Text"><text:span text:style-name="Source_20_Text"><text:s text:c="8"/>'App\Listeners\LogRegisteredUser',</text:span></text:p>
      <text:p text:style-name="Preformatted_20_Text"><text:span text:style-name="Source_20_Text"><text:s text:c="4"/>],</text:span></text:p>
      <text:p text:style-name="Preformatted_20_Text"/>
      <text:p text:style-name="Preformatted_20_Text"><text:span text:style-name="Source_20_Text"><text:s text:c="4"/>'Illuminate\Auth\Events\Attempting' =&gt; [</text:span></text:p>
      <text:p text:style-name="Preformatted_20_Text"><text:span text:style-name="Source_20_Text"><text:s text:c="8"/>'App\Listeners\LogAuthenticationAttempt',</text:span></text:p>
      <text:p text:style-name="Preformatted_20_Text"><text:span text:style-name="Source_20_Text"><text:s text:c="4"/>],</text:span></text:p>
      <text:p text:style-name="Preformatted_20_Text"/>
      <text:p text:style-name="Preformatted_20_Text"><text:span text:style-name="Source_20_Text"><text:s text:c="4"/>'Illuminate\Auth\Events\Authenticated' =&gt; [</text:span></text:p>
      <text:p text:style-name="Preformatted_20_Text"><text:span text:style-name="Source_20_Text"><text:s text:c="8"/>'App\Listeners\LogAuthenticated',</text:span></text:p>
      <text:p text:style-name="Preformatted_20_Text"><text:span text:style-name="Source_20_Text"><text:s text:c="4"/>],</text:span></text:p>
      <text:p text:style-name="Preformatted_20_Text"/>
      <text:p text:style-name="Preformatted_20_Text"><text:span text:style-name="Source_20_Text"><text:s text:c="4"/>'Illuminate\Auth\Events\Login' =&gt; [</text:span></text:p>
      <text:p text:style-name="Preformatted_20_Text"><text:span text:style-name="Source_20_Text"><text:s text:c="8"/>'App\Listeners\LogSuccessfulLogin',</text:span></text:p>
      <text:p text:style-name="Preformatted_20_Text"><text:span text:style-name="Source_20_Text"><text:s text:c="4"/>],</text:span></text:p>
      <text:p text:style-name="Preformatted_20_Text"/>
      <text:p text:style-name="Preformatted_20_Text"><text:span text:style-name="Source_20_Text"><text:s text:c="4"/>'Illuminate\Auth\Events\Failed' =&gt; [</text:span></text:p>
      <text:p text:style-name="Preformatted_20_Text"><text:span text:style-name="Source_20_Text"><text:s text:c="8"/>'App\Listeners\LogFailedLogin',</text:span></text:p>
      <text:p text:style-name="Preformatted_20_Text"><text:span text:style-name="Source_20_Text"><text:s text:c="4"/>],</text:span></text:p>
      <text:p text:style-name="Preformatted_20_Text"/>
      <text:p text:style-name="Preformatted_20_Text"><text:span text:style-name="Source_20_Text"><text:s text:c="4"/>'Illuminate\Auth\Events\Validated' =&gt; [</text:span></text:p>
      <text:p text:style-name="Preformatted_20_Text"><text:span text:style-name="Source_20_Text"><text:s text:c="8"/>'App\Listeners\LogValidated',</text:span></text:p>
      <text:p text:style-name="Preformatted_20_Text"><text:span text:style-name="Source_20_Text"><text:s text:c="4"/>],</text:span></text:p>
      <text:p text:style-name="Preformatted_20_Text"/>
      <text:p text:style-name="Preformatted_20_Text"><text:span text:style-name="Source_20_Text"><text:s text:c="4"/>'Illuminate\Auth\Events\Verified' =&gt; [</text:span></text:p>
      <text:p text:style-name="Preformatted_20_Text"><text:span text:style-name="Source_20_Text"><text:s text:c="8"/>'App\Listeners\LogVerified',</text:span></text:p>
      <text:p text:style-name="Preformatted_20_Text"><text:span text:style-name="Source_20_Text"><text:s text:c="4"/>],</text:span></text:p>
      <text:p text:style-name="Preformatted_20_Text"/>
      <text:p text:style-name="Preformatted_20_Text"><text:span text:style-name="Source_20_Text"><text:s text:c="4"/>'Illuminate\Auth\Events\Logout' =&gt; [</text:span></text:p>
      <text:p text:style-name="Preformatted_20_Text"><text:span text:style-name="Source_20_Text"><text:s text:c="8"/>'App\Listeners\LogSuccessfulLogout',</text:span></text:p>
      <text:p text:style-name="Preformatted_20_Text"><text:span text:style-name="Source_20_Text"><text:s text:c="4"/>],</text:span></text:p>
      <text:p text:style-name="Preformatted_20_Text"/>
      <text:p text:style-name="Preformatted_20_Text"><text:span text:style-name="Source_20_Text"><text:s text:c="4"/>'Illuminate\Auth\Events\CurrentDeviceLogout' =&gt; [</text:span></text:p>
      <text:p text:style-name="Preformatted_20_Text"><text:span text:style-name="Source_20_Text"><text:s text:c="8"/>'App\Listeners\LogCurrentDeviceLogout',</text:span></text:p>
      <text:p text:style-name="Preformatted_20_Text"><text:span text:style-name="Source_20_Text"><text:s text:c="4"/>],</text:span></text:p>
      <text:p text:style-name="Preformatted_20_Text"/>
      <text:p text:style-name="Preformatted_20_Text"><text:span text:style-name="Source_20_Text"><text:s text:c="4"/>'Illuminate\Auth\Events\OtherDeviceLogout' =&gt; [</text:span></text:p>
      <text:p text:style-name="Preformatted_20_Text"><text:span text:style-name="Source_20_Text"><text:s text:c="8"/>'App\Listeners\LogOtherDeviceLogout',</text:span></text:p>
      <text:p text:style-name="Preformatted_20_Text"><text:span text:style-name="Source_20_Text"><text:s text:c="4"/>],</text:span></text:p>
      <text:p text:style-name="Preformatted_20_Text"/>
      <text:p text:style-name="Preformatted_20_Text"><text:soft-page-break/><text:span text:style-name="Source_20_Text"><text:s text:c="4"/>'Illuminate\Auth\Events\Lockout' =&gt; [</text:span></text:p>
      <text:p text:style-name="Preformatted_20_Text"><text:span text:style-name="Source_20_Text"><text:s text:c="8"/>'App\Listeners\LogLockout',</text:span></text:p>
      <text:p text:style-name="Preformatted_20_Text"><text:span text:style-name="Source_20_Text"><text:s text:c="4"/>],</text:span></text:p>
      <text:p text:style-name="Preformatted_20_Text"/>
      <text:p text:style-name="Preformatted_20_Text"><text:span text:style-name="Source_20_Text"><text:s text:c="4"/>'Illuminate\Auth\Events\PasswordReset' =&gt; [</text:span></text:p>
      <text:p text:style-name="Preformatted_20_Text"><text:span text:style-name="Source_20_Text"><text:s text:c="8"/>'App\Listeners\LogPasswordReset',</text:span></text:p>
      <text:p text:style-name="Preformatted_20_Text"><text:span text:style-name="Source_20_Text"><text:s text:c="4"/>],</text:span></text:p>
      <text:p text:style-name="P11"><text:span text:style-name="Source_20_Tex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 text:outline-level="1"><text:soft-page-break/>Authorization</text:h>
      <text:list xml:id="list3794939977" text:style-name="L2">
        <text:list-item>
          <text:p text:style-name="P26"><text:a xlink:type="simple" xlink:href="https://laravel.com/docs/8.x/authorization#introduction" text:style-name="Internet_20_link" text:visited-style-name="Visited_20_Internet_20_Link">Introduction</text:a> <text:span text:style-name="T8">(</text:span><text:span text:style-name="T4">Введение</text:span><text:span text:style-name="T8">)</text:span></text:p>
        </text:list-item>
        <text:list-item>
          <text:p text:style-name="P26"><text:a xlink:type="simple" xlink:href="https://laravel.com/docs/8.x/authorization#gates" text:style-name="Internet_20_link" text:visited-style-name="Visited_20_Internet_20_Link">Gates</text:a> <text:span text:style-name="T8">(</text:span><text:span text:style-name="T4">Ворота</text:span><text:span text:style-name="T8">)</text:span></text:p>
          <text:list>
            <text:list-item>
              <text:p text:style-name="P26"><text:a xlink:type="simple" xlink:href="https://laravel.com/docs/8.x/authorization#writing-gates" text:style-name="Internet_20_link" text:visited-style-name="Visited_20_Internet_20_Link">Writing Gates</text:a> <text:span text:style-name="T8">(</text:span><text:span text:style-name="T4">Написание Ворота</text:span><text:span text:style-name="T8">)</text:span></text:p>
            </text:list-item>
            <text:list-item>
              <text:p text:style-name="P26"><text:a xlink:type="simple" xlink:href="https://laravel.com/docs/8.x/authorization#authorizing-actions-via-gates" text:style-name="Internet_20_link" text:visited-style-name="Visited_20_Internet_20_Link">Authorizing Actions</text:a> <text:span text:style-name="T8">(</text:span><text:span text:style-name="T4">Авторизация действий</text:span><text:span text:style-name="T8">)</text:span></text:p>
            </text:list-item>
            <text:list-item>
              <text:p text:style-name="P26"><text:a xlink:type="simple" xlink:href="https://laravel.com/docs/8.x/authorization#gate-responses" text:style-name="Internet_20_link" text:visited-style-name="Visited_20_Internet_20_Link">Gate Responses</text:a> <text:span text:style-name="T8">(</text:span><text:span text:style-name="T4">Ответы шлюза</text:span><text:span text:style-name="T8">)</text:span></text:p>
            </text:list-item>
            <text:list-item>
              <text:p text:style-name="P26"><text:a xlink:type="simple" xlink:href="https://laravel.com/docs/8.x/authorization#intercepting-gate-checks" text:style-name="Internet_20_link" text:visited-style-name="Visited_20_Internet_20_Link">Intercepting Gate Checks</text:a> <text:span text:style-name="T8">(</text:span><text:span text:style-name="T4">Перехват проверок ворот</text:span><text:span text:style-name="T8">)</text:span></text:p>
            </text:list-item>
          </text:list>
        </text:list-item>
        <text:list-item>
          <text:p text:style-name="P26"><text:a xlink:type="simple" xlink:href="https://laravel.com/docs/8.x/authorization#creating-policies" text:style-name="Internet_20_link" text:visited-style-name="Visited_20_Internet_20_Link">Creating Policies</text:a> <text:span text:style-name="T8">(</text:span><text:span text:style-name="T4">Создание политик</text:span><text:span text:style-name="T8">)</text:span></text:p>
          <text:list>
            <text:list-item>
              <text:p text:style-name="P26"><text:a xlink:type="simple" xlink:href="https://laravel.com/docs/8.x/authorization#generating-policies" text:style-name="Internet_20_link" text:visited-style-name="Visited_20_Internet_20_Link">Generating Policies</text:a> <text:span text:style-name="T8">(Генерация</text:span><text:span text:style-name="T4"> политик</text:span><text:span text:style-name="T8">)</text:span></text:p>
            </text:list-item>
            <text:list-item>
              <text:p text:style-name="P26"><text:a xlink:type="simple" xlink:href="https://laravel.com/docs/8.x/authorization#registering-policies" text:style-name="Internet_20_link" text:visited-style-name="Visited_20_Internet_20_Link">Registering Policies</text:a> <text:span text:style-name="T8">(</text:span><text:span text:style-name="T4">Регистрация политик</text:span><text:span text:style-name="T8">)</text:span></text:p>
            </text:list-item>
          </text:list>
        </text:list-item>
        <text:list-item>
          <text:p text:style-name="P26"><text:a xlink:type="simple" xlink:href="https://laravel.com/docs/8.x/authorization#writing-policies" text:style-name="Internet_20_link" text:visited-style-name="Visited_20_Internet_20_Link">Writing Policies</text:a> <text:span text:style-name="T8">(</text:span><text:span text:style-name="T4">Написание политик</text:span><text:span text:style-name="T8">)</text:span></text:p>
          <text:list>
            <text:list-item>
              <text:p text:style-name="P26"><text:a xlink:type="simple" xlink:href="https://laravel.com/docs/8.x/authorization#policy-methods" text:style-name="Internet_20_link" text:visited-style-name="Visited_20_Internet_20_Link">Policy Methods</text:a> <text:span text:style-name="T8">(</text:span><text:span text:style-name="T4">Политические методы</text:span><text:span text:style-name="T8">)</text:span></text:p>
            </text:list-item>
            <text:list-item>
              <text:p text:style-name="P26"><text:a xlink:type="simple" xlink:href="https://laravel.com/docs/8.x/authorization#policy-responses" text:style-name="Internet_20_link" text:visited-style-name="Visited_20_Internet_20_Link">Policy Responses</text:a> <text:span text:style-name="T8">(</text:span><text:span text:style-name="T4">Ответы политики</text:span><text:span text:style-name="T8">)</text:span></text:p>
            </text:list-item>
            <text:list-item>
              <text:p text:style-name="P26"><text:a xlink:type="simple" xlink:href="https://laravel.com/docs/8.x/authorization#methods-without-models" text:style-name="Internet_20_link" text:visited-style-name="Visited_20_Internet_20_Link">Methods Without Models</text:a> <text:span text:style-name="T8">(</text:span><text:span text:style-name="T4">Методы без моделей</text:span><text:span text:style-name="T8">)</text:span></text:p>
            </text:list-item>
            <text:list-item>
              <text:p text:style-name="P26"><text:a xlink:type="simple" xlink:href="https://laravel.com/docs/8.x/authorization#guest-users" text:style-name="Internet_20_link" text:visited-style-name="Visited_20_Internet_20_Link">Guest Users</text:a> <text:span text:style-name="T8">(</text:span><text:span text:style-name="T4">Гостевые пользователи</text:span><text:span text:style-name="T8">)</text:span></text:p>
            </text:list-item>
            <text:list-item>
              <text:p text:style-name="P26"><text:a xlink:type="simple" xlink:href="https://laravel.com/docs/8.x/authorization#policy-filters" text:style-name="Internet_20_link" text:visited-style-name="Visited_20_Internet_20_Link">Policy Filters</text:a> <text:span text:style-name="T8">(</text:span><text:span text:style-name="T4">Фильтры политики</text:span><text:span text:style-name="T8">)</text:span></text:p>
            </text:list-item>
          </text:list>
        </text:list-item>
        <text:list-item>
          <text:p text:style-name="P26"><text:a xlink:type="simple" xlink:href="https://laravel.com/docs/8.x/authorization#authorizing-actions-using-policies" text:style-name="Internet_20_link" text:visited-style-name="Visited_20_Internet_20_Link">Authorizing Actions Using Policies</text:a> <text:span text:style-name="T8">(</text:span><text:span text:style-name="T4">Авторизация действий с использованием политик</text:span><text:span text:style-name="T8">)</text:span></text:p>
          <text:list>
            <text:list-item>
              <text:p text:style-name="P26"><text:a xlink:type="simple" xlink:href="https://laravel.com/docs/8.x/authorization#via-the-user-model" text:style-name="Internet_20_link" text:visited-style-name="Visited_20_Internet_20_Link">Via The User Model</text:a> <text:span text:style-name="T8">(</text:span><text:span text:style-name="T4">Через модель пользователя</text:span><text:span text:style-name="T8">)</text:span></text:p>
            </text:list-item>
            <text:list-item>
              <text:p text:style-name="P26"><text:a xlink:type="simple" xlink:href="https://laravel.com/docs/8.x/authorization#via-middleware" text:style-name="Internet_20_link" text:visited-style-name="Visited_20_Internet_20_Link">Via Middleware</text:a> <text:span text:style-name="T8">(</text:span><text:span text:style-name="T4">Через промежуточное ПО</text:span><text:span text:style-name="T8">)</text:span></text:p>
            </text:list-item>
            <text:list-item>
              <text:p text:style-name="P26"><text:a xlink:type="simple" xlink:href="https://laravel.com/docs/8.x/authorization#via-controller-helpers" text:style-name="Internet_20_link" text:visited-style-name="Visited_20_Internet_20_Link">Via Controller Helpers</text:a> <text:span text:style-name="T8">(</text:span><text:span text:style-name="T4">Через помощников контроллера</text:span><text:span text:style-name="T8">)</text:span></text:p>
            </text:list-item>
            <text:list-item>
              <text:p text:style-name="P26"><text:a xlink:type="simple" xlink:href="https://laravel.com/docs/8.x/authorization#via-blade-templates" text:style-name="Internet_20_link" text:visited-style-name="Visited_20_Internet_20_Link">Via Blade Templates</text:a> <text:span text:style-name="T8">(</text:span><text:span text:style-name="T4">Через шаблоны Blade</text:span><text:span text:style-name="T8">)</text:span></text:p>
            </text:list-item>
            <text:list-item>
              <text:p text:style-name="P20"><text:a xlink:type="simple" xlink:href="https://laravel.com/docs/8.x/authorization#supplying-additional-context" text:style-name="Internet_20_link" text:visited-style-name="Visited_20_Internet_20_Link">Supplying Additional Context</text:a> <text:span text:style-name="T8">(</text:span><text:span text:style-name="T4">Предоставление дополнительного контекста</text:span><text:span text:style-name="T8">)</text:span></text:p>
            </text:list-item>
          </text:list>
        </text:list-item>
      </text:list>
      <text:h text:style-name="Heading_20_2" text:outline-level="2"><text:a xlink:type="simple" xlink:href="https://laravel.com/docs/8.x/authorization#introduction" text:style-name="Internet_20_link" text:visited-style-name="Visited_20_Internet_20_Link"><text:span text:style-name="T2"/></text:a></text:h>
      <text:h text:style-name="Heading_20_2" text:outline-level="2"><text:bookmark text:name="introduction2"/><text:bookmark text:name="introduction1"/><text:a xlink:type="simple" xlink:href="https://laravel.com/docs/8.x/authorization#introduction" text:style-name="Internet_20_link" text:visited-style-name="Visited_20_Internet_20_Link">Introduction</text:a></text:h>
      <text:p text:style-name="P14">Помимо предоставления услуг аутентификации из коробки, Laravel также предоставляет простой способ авторизации действий пользователя с заданным ресурсом. Как и аутентификация, подход Laravel к авторизации прост, и есть два основных способа авторизации действий: шлюзы и политики.<text:line-break/><text:line-break/>Подумайте о воротах и ​​политиках, таких как маршруты и контроллеры. Gates обеспечивает простой подход к авторизации, основанный на закрытии, в то время как политики, такие как контроллеры, группируют свою логику вокруг конкретной модели или ресурса. Сначала мы исследуем ворота, а затем изучим политики.<text:line-break/><text:line-break/>Вам не нужно выбирать между использованием исключительно шлюзов или исключительно политиками при создании приложения. Большинство приложений, скорее всего, будут содержать смесь шлюзов и политик, и это нормально! Шлюзы наиболее применимы к действиям, не связанным с какой-либо моделью или ресурсом, например к просмотру панели администратора. Напротив, политики следует использовать, когда вы хотите разрешить действие для конкретной модели или ресурса.</text:p>
      <text:p text:style-name="P14"/>
      <text:p text:style-name="P14"/>
      <text:h text:style-name="P3" text:outline-level="2"><text:bookmark text:name="gates"/><text:soft-page-break/><text:a xlink:type="simple" xlink:href="https://laravel.com/docs/8.x/authorization#gates" text:style-name="Internet_20_link" text:visited-style-name="Visited_20_Internet_20_Link">Gates</text:a></text:h>
      <text:h text:style-name="Heading_20_3" text:outline-level="3"><text:bookmark text:name="writing-gates"/><text:a xlink:type="simple" xlink:href="https://laravel.com/docs/8.x/authorization#writing-gates" text:style-name="Internet_20_link" text:visited-style-name="Visited_20_Internet_20_Link">Writing Gates</text:a></text:h>
      <text:p text:style-name="P14">Шлюзы - это закрытия, которые определяют, авторизован ли пользователь для выполнения заданного действия, и обычно определяются в классе App \ Providers \ AuthServiceProvider с использованием фасада Gate. Гейтс всегда получает экземпляр пользователя в качестве своего первого аргумента и может дополнительно получать дополнительные аргументы, такие как соответствующая модель Eloquent:</text:p>
      <text:p text:style-name="P9"><text:span text:style-name="Source_20_Text">/**</text:span></text:p>
      <text:p text:style-name="Preformatted_20_Text"><text:span text:style-name="Source_20_Text"><text:s/>* Register any authentication / authorization service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this-&gt;registerPolicies();</text:span></text:p>
      <text:p text:style-name="Preformatted_20_Text"/>
      <text:p text:style-name="Preformatted_20_Text"><text:span text:style-name="Source_20_Text"><text:s text:c="4"/>Gate::define('edit-settings', function ($user) {</text:span></text:p>
      <text:p text:style-name="Preformatted_20_Text"><text:span text:style-name="Source_20_Text"><text:s text:c="8"/>return $user-&gt;isAdmin;</text:span></text:p>
      <text:p text:style-name="Preformatted_20_Text"><text:span text:style-name="Source_20_Text"><text:s text:c="4"/>});</text:span></text:p>
      <text:p text:style-name="Preformatted_20_Text"/>
      <text:p text:style-name="Preformatted_20_Text"><text:span text:style-name="Source_20_Text"><text:s text:c="4"/>Gate::define('update-post', function ($user, $post) {</text:span></text:p>
      <text:p text:style-name="Preformatted_20_Text"><text:span text:style-name="Source_20_Text"><text:s text:c="8"/>return $user-&gt;id === $post-&gt;user_id;</text:span></text:p>
      <text:p text:style-name="Preformatted_20_Text"><text:span text:style-name="Source_20_Text"><text:s text:c="4"/>});</text:span></text:p>
      <text:p text:style-name="P11"><text:span text:style-name="Source_20_Text">}</text:span></text:p>
      <text:p text:style-name="P14">Ворота также могут быть определены с использованием массива обратных вызовов класса, например контроллеров:</text:p>
      <text:p text:style-name="P9"><text:span text:style-name="Source_20_Text">use App\Policies\PostPolicy;</text:span></text:p>
      <text:p text:style-name="Preformatted_20_Text"/>
      <text:p text:style-name="Preformatted_20_Text"><text:span text:style-name="Source_20_Text">/**</text:span></text:p>
      <text:p text:style-name="Preformatted_20_Text"><text:span text:style-name="Source_20_Text"><text:s/>* Register any authentication / authorization service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this-&gt;registerPolicies();</text:span></text:p>
      <text:p text:style-name="Preformatted_20_Text"/>
      <text:p text:style-name="Preformatted_20_Text"><text:span text:style-name="Source_20_Text"><text:s text:c="4"/>Gate::define('update-post', [PostPolicy::class, 'update']);</text:span></text:p>
      <text:p text:style-name="P11"><text:span text:style-name="Source_20_Text">}</text:span></text:p>
      <text:p text:style-name="P14"/>
      <text:h text:style-name="P5" text:outline-level="3"><text:bookmark text:name="authorizing-actions-via-gates"/><text:a xlink:type="simple" xlink:href="https://laravel.com/docs/8.x/authorization#authorizing-actions-via-gates" text:style-name="Internet_20_link" text:visited-style-name="Visited_20_Internet_20_Link">Authorizing Actions</text:a></text:h>
      <text:p text:style-name="Standard"><text:span text:style-name="T2">Чтобы авторизовать действие с помощью шлюзов, вы должны использовать методы allow или denies. Обратите внимание, что вам не требуется передавать в эти методы аутентифицированного в данный момент пользователя. Laravel автоматически позаботится о передаче пользователя в закрытие ворот:</text:span></text:p>
      <text:p text:style-name="P9"><text:span text:style-name="Source_20_Text">if (Gate::allows('edit-settings')) {</text:span></text:p>
      <text:p text:style-name="Preformatted_20_Text"><text:span text:style-name="Source_20_Text"><text:s text:c="4"/>// The current user can edit settings</text:span></text:p>
      <text:p text:style-name="Preformatted_20_Text"><text:span text:style-name="Source_20_Text">}</text:span></text:p>
      <text:p text:style-name="Preformatted_20_Text"/>
      <text:p text:style-name="Preformatted_20_Text"><text:span text:style-name="Source_20_Text">if (Gate::allows('update-post', $post)) {</text:span></text:p>
      <text:p text:style-name="Preformatted_20_Text"><text:span text:style-name="Source_20_Text"><text:s text:c="4"/>// The current user can update the post...</text:span></text:p>
      <text:p text:style-name="Preformatted_20_Text"><text:span text:style-name="Source_20_Text">}</text:span></text:p>
      <text:p text:style-name="Preformatted_20_Text"/>
      <text:p text:style-name="Preformatted_20_Text"><text:span text:style-name="Source_20_Text">if (Gate::denies('update-post', $post)) {</text:span></text:p>
      <text:p text:style-name="Preformatted_20_Text"><text:soft-page-break/><text:span text:style-name="Source_20_Text"><text:s text:c="4"/>// The current user can't update the post...</text:span></text:p>
      <text:p text:style-name="P11"><text:span text:style-name="Source_20_Text">}</text:span></text:p>
      <text:p text:style-name="P14">Если вы хотите определить, авторизован ли конкретный пользователь для выполнения действия, вы можете использовать метод forUser на фасаде Gate:</text:p>
      <text:p text:style-name="P9"><text:span text:style-name="Source_20_Text">if (Gate::forUser($user)-&gt;allows('update-post', $post)) {</text:span></text:p>
      <text:p text:style-name="Preformatted_20_Text"><text:span text:style-name="Source_20_Text"><text:s text:c="4"/>// The user can update the post...</text:span></text:p>
      <text:p text:style-name="Preformatted_20_Text"><text:span text:style-name="Source_20_Text">}</text:span></text:p>
      <text:p text:style-name="Preformatted_20_Text"/>
      <text:p text:style-name="Preformatted_20_Text"><text:span text:style-name="Source_20_Text">if (Gate::forUser($user)-&gt;denies('update-post', $post)) {</text:span></text:p>
      <text:p text:style-name="Preformatted_20_Text"><text:span text:style-name="Source_20_Text"><text:s text:c="4"/>// The user can't update the post...</text:span></text:p>
      <text:p text:style-name="P11"><text:span text:style-name="Source_20_Text">}</text:span></text:p>
      <text:p text:style-name="P14">Вы можете разрешить несколько действий одновременно с помощью методов any или none:</text:p>
      <text:p text:style-name="P9"><text:span text:style-name="Source_20_Text">if (Gate::any(['update-post', 'delete-post'], $post)) {</text:span></text:p>
      <text:p text:style-name="Preformatted_20_Text"><text:span text:style-name="Source_20_Text"><text:s text:c="4"/>// The user can update or delete the post</text:span></text:p>
      <text:p text:style-name="Preformatted_20_Text"><text:span text:style-name="Source_20_Text">}</text:span></text:p>
      <text:p text:style-name="Preformatted_20_Text"/>
      <text:p text:style-name="Preformatted_20_Text"><text:span text:style-name="Source_20_Text">if (Gate::none(['update-post', 'delete-post'], $post)) {</text:span></text:p>
      <text:p text:style-name="Preformatted_20_Text"><text:span text:style-name="Source_20_Text"><text:s text:c="4"/>// The user cannot update or delete the post</text:span></text:p>
      <text:p text:style-name="P11"><text:span text:style-name="Source_20_Text">}</text:span></text:p>
      <text:h text:style-name="Heading_20_4" text:outline-level="4"><text:bookmark text:name="authorizing-or-throwing-exceptions"/><text:a xlink:type="simple" xlink:href="https://laravel.com/docs/8.x/authorization#authorizing-or-throwing-exceptions" text:style-name="Internet_20_link" text:visited-style-name="Visited_20_Internet_20_Link">Authorizing Or Throwing Exceptions</text:a></text:h>
      <text:p text:style-name="Standard"><text:span text:style-name="T2">Если вы хотите попытаться авторизовать действие и автоматически выбросить исключение Illuminate \ Auth \ Access \ AuthorizationException, если пользователю не разрешено выполнять данное действие, вы можете использовать метод Gate :: authorize. Экземпляры AuthorizationException автоматически преобразуются в ответ HTTP 403:</text:span></text:p>
      <text:p text:style-name="P14"/>
      <text:p text:style-name="P9"><text:span text:style-name="Source_20_Text">Gate::authorize('update-post', $post);</text:span></text:p>
      <text:p text:style-name="Preformatted_20_Text"/>
      <text:p text:style-name="P11"><text:span text:style-name="Source_20_Text">// The action is authorized...</text:span></text:p>
      <text:h text:style-name="Heading_20_4" text:outline-level="4"><text:bookmark text:name="gates-supplying-additional-context"/><text:a xlink:type="simple" xlink:href="https://laravel.com/docs/8.x/authorization#gates-supplying-additional-context" text:style-name="Internet_20_link" text:visited-style-name="Visited_20_Internet_20_Link">Supplying Additional Context</text:a></text:h>
      <text:p text:style-name="P14">Методы шлюза для авторизации способностей (разрешает, запрещает, проверяет, любой, нет, авторизовать, может, нельзя) и директивы Blade авторизации (@can, @cannot, @canany) могут получать массив в качестве второго аргумента. Эти элементы массива передаются шлюзу в качестве параметров и могут использоваться в качестве дополнительного контекста при принятии решений об авторизации:</text:p>
      <text:p text:style-name="P9"><text:span text:style-name="Source_20_Text">Gate::define('create-post', function ($user, $category, $extraFlag) {</text:span></text:p>
      <text:p text:style-name="Preformatted_20_Text"><text:span text:style-name="Source_20_Text"><text:s text:c="4"/>return $category-&gt;group &gt; 3 &amp;&amp; $extraFlag === true;</text:span></text:p>
      <text:p text:style-name="Preformatted_20_Text"><text:span text:style-name="Source_20_Text">});</text:span></text:p>
      <text:p text:style-name="Preformatted_20_Text"/>
      <text:p text:style-name="Preformatted_20_Text"><text:span text:style-name="Source_20_Text">if (Gate::check('create-post', [$category, $extraFlag])) {</text:span></text:p>
      <text:p text:style-name="Preformatted_20_Text"><text:span text:style-name="Source_20_Text"><text:s text:c="4"/>// The user can create the post...</text:span></text:p>
      <text:p text:style-name="P11"><text:span text:style-name="Source_20_Text">}</text:span></text:p>
      <text:h text:style-name="Heading_20_3" text:outline-level="3"><text:bookmark text:name="gate-responses"/><text:a xlink:type="simple" xlink:href="https://laravel.com/docs/8.x/authorization#gate-responses" text:style-name="Internet_20_link" text:visited-style-name="Visited_20_Internet_20_Link">Gate Responses</text:a></text:h>
      <text:p text:style-name="P14">До сих пор мы исследовали только элементы, возвращающие простые логические значения. Однако иногда вы можете захотеть вернуть более подробный ответ, включая сообщение об ошибке. Для этого вы можете вернуть Illuminate \ Auth \ Access \ Response со своего гейта:</text:p>
      <text:p text:style-name="P9"><text:span text:style-name="Source_20_Text">use Illuminate\Auth\Access\Response;</text:span></text:p>
      <text:p text:style-name="Preformatted_20_Text"><text:span text:style-name="Source_20_Text">use Illuminate\Support\Facades\Gate;</text:span></text:p>
      <text:p text:style-name="Preformatted_20_Text"/>
      <text:p text:style-name="Preformatted_20_Text"><text:span text:style-name="Source_20_Text">Gate::define('edit-settings', function ($user) {</text:span></text:p>
      <text:p text:style-name="Preformatted_20_Text"><text:span text:style-name="Source_20_Text"><text:s text:c="4"/>return $user-&gt;isAdmin</text:span></text:p>
      <text:p text:style-name="Preformatted_20_Text"><text:soft-page-break/><text:span text:style-name="Source_20_Text"><text:s text:c="16"/>? Response::allow()</text:span></text:p>
      <text:p text:style-name="Preformatted_20_Text"><text:span text:style-name="Source_20_Text"><text:s text:c="16"/>: Response::deny('You must be a super administrator.');</text:span></text:p>
      <text:p text:style-name="P11"><text:span text:style-name="Source_20_Text">});</text:span></text:p>
      <text:p text:style-name="P14">При возврате ответа авторизации от вашего шлюза метод Gate :: allow все равно будет возвращать простое логическое значение; однако вы можете использовать метод Gate :: inspect, чтобы получить полный ответ авторизации, возвращенный шлюзом:</text:p>
      <text:p text:style-name="P9"><text:span text:style-name="Source_20_Text">$response = Gate::inspect('edit-settings', $post);</text:span></text:p>
      <text:p text:style-name="Preformatted_20_Text"/>
      <text:p text:style-name="Preformatted_20_Text"><text:span text:style-name="Source_20_Text">if ($response-&gt;allowed()) {</text:span></text:p>
      <text:p text:style-name="Preformatted_20_Text"><text:span text:style-name="Source_20_Text"><text:s text:c="4"/>// The action is authorized...</text:span></text:p>
      <text:p text:style-name="Preformatted_20_Text"><text:span text:style-name="Source_20_Text">} else {</text:span></text:p>
      <text:p text:style-name="Preformatted_20_Text"><text:span text:style-name="Source_20_Text"><text:s text:c="4"/>echo $response-&gt;message();</text:span></text:p>
      <text:p text:style-name="P11"><text:span text:style-name="Source_20_Text">}</text:span></text:p>
      <text:p text:style-name="P14">Конечно, при использовании метода Gate :: authorize для выдачи исключения AuthorizationException, если действие не авторизовано, сообщение об ошибке, предоставленное ответом авторизации, будет передано в ответ HTTP:</text:p>
      <text:p text:style-name="P9"><text:span text:style-name="Source_20_Text">Gate::authorize('edit-settings', $post);</text:span></text:p>
      <text:p text:style-name="Preformatted_20_Text"/>
      <text:p text:style-name="P11"><text:span text:style-name="Source_20_Text">// The action is authorized...</text:span></text:p>
      <text:h text:style-name="Heading_20_3" text:outline-level="3"><text:bookmark text:name="intercepting-gate-checks"/><text:a xlink:type="simple" xlink:href="https://laravel.com/docs/8.x/authorization#intercepting-gate-checks" text:style-name="Internet_20_link" text:visited-style-name="Visited_20_Internet_20_Link">Intercepting Gate Checks</text:a></text:h>
      <text:p text:style-name="P14">Иногда вы можете захотеть предоставить все возможности конкретному пользователю. Вы можете использовать метод before для определения обратного вызова, который запускается перед всеми другими проверками авторизации:</text:p>
      <text:p text:style-name="P9"><text:span text:style-name="Source_20_Text">Gate::before(function ($user, $ability) {</text:span></text:p>
      <text:p text:style-name="Preformatted_20_Text"><text:span text:style-name="Source_20_Text"><text:s text:c="4"/>if ($user-&gt;isSuperAdmin()) {</text:span></text:p>
      <text:p text:style-name="Preformatted_20_Text"><text:span text:style-name="Source_20_Text"><text:s text:c="8"/>return true;</text:span></text:p>
      <text:p text:style-name="Preformatted_20_Text"><text:span text:style-name="Source_20_Text"><text:s text:c="4"/>}</text:span></text:p>
      <text:p text:style-name="P11"><text:span text:style-name="Source_20_Text">});</text:span></text:p>
      <text:p text:style-name="P14">Если обратный вызов before возвращает ненулевой результат, этот результат будет считаться результатом проверки.<text:line-break/><text:line-break/>Вы можете использовать метод after для определения обратного вызова, который будет выполняться после всех других проверок авторизации:</text:p>
      <text:p text:style-name="P9"><text:span text:style-name="Source_20_Text">Gate::after(function ($user, $ability, $result, $arguments) {</text:span></text:p>
      <text:p text:style-name="Preformatted_20_Text"><text:span text:style-name="Source_20_Text"><text:s text:c="4"/>if ($user-&gt;isSuperAdmin()) {</text:span></text:p>
      <text:p text:style-name="Preformatted_20_Text"><text:span text:style-name="Source_20_Text"><text:s text:c="8"/>return true;</text:span></text:p>
      <text:p text:style-name="Preformatted_20_Text"><text:span text:style-name="Source_20_Text"><text:s text:c="4"/>}</text:span></text:p>
      <text:p text:style-name="P11"><text:span text:style-name="Source_20_Text">});</text:span></text:p>
      <text:p text:style-name="P14">Подобно предыдущей проверке, если обратный вызов after возвращает ненулевой результат, этот результат будет считаться результатом проверки.</text:p>
      <text:p text:style-name="P14"/>
      <text:h text:style-name="P3" text:outline-level="2"><text:bookmark text:name="creating-policies"/><text:a xlink:type="simple" xlink:href="https://laravel.com/docs/8.x/authorization#creating-policies" text:style-name="Internet_20_link" text:visited-style-name="Visited_20_Internet_20_Link">Creating Policies</text:a></text:h>
      <text:h text:style-name="Heading_20_3" text:outline-level="3"><text:bookmark text:name="generating-policies"/><text:a xlink:type="simple" xlink:href="https://laravel.com/docs/8.x/authorization#generating-policies" text:style-name="Internet_20_link" text:visited-style-name="Visited_20_Internet_20_Link">Generating Policies</text:a></text:h>
      <text:p text:style-name="P14">Политики - это классы, которые организуют логику авторизации для конкретной модели или ресурса. Например, если ваше приложение представляет собой блог, у вас может быть модель Post и соответствующая политика PostPolicy для авторизации действий пользователя, таких как создание или обновление сообщений.<text:line-break/><text:soft-page-break/><text:line-break/>Вы можете создать политику, используя команду make: policy artisan. Сгенерированная политика будет помещена в каталог app / Policies. Если этот каталог не существует в вашем приложении, Laravel создаст его для вас:<text:line-break/><text:line-break/>php artisan make: policy PostPolicy<text:line-break/><text:line-break/>Команда make: policy сгенерирует пустой класс политики. Если вы хотите сгенерировать класс с базовыми методами политики "CRUD", уже включенными в класс, вы можете указать --model при выполнении команды:<text:line-break/><text:line-break/>php artisan make: policy PostPolicy --model = Post<text:line-break/><text:line-break/>Все политики разрешаются через сервисный контейнер Laravel, что позволяет вам указывать любые необходимые зависимости в конструкторе политики для их автоматического внедрения.</text:p>
      <text:p text:style-name="P14"/>
      <text:h text:style-name="P5" text:outline-level="3"><text:bookmark text:name="registering-policies"/><text:a xlink:type="simple" xlink:href="https://laravel.com/docs/8.x/authorization#registering-policies" text:style-name="Internet_20_link" text:visited-style-name="Visited_20_Internet_20_Link">Registering Policies</text:a></text:h>
      <text:p text:style-name="P14">Как только политика существует, ее необходимо зарегистрировать. AuthServiceProvider, включенный в свежие приложения Laravel, содержит свойство политик, которое сопоставляет ваши модели Eloquent с соответствующими политиками. Регистрация политики проинструктирует Laravel, какую политику использовать при авторизации действий в отношении данной модели:</text:p>
      <text:p text:style-name="P9"><text:span text:style-name="Source_20_Text">&lt;?php</text:span></text:p>
      <text:p text:style-name="Preformatted_20_Text"/>
      <text:p text:style-name="Preformatted_20_Text"><text:span text:style-name="Source_20_Text">namespace App\Providers;</text:span></text:p>
      <text:p text:style-name="Preformatted_20_Text"/>
      <text:p text:style-name="Preformatted_20_Text"><text:span text:style-name="Source_20_Text">use App\Models\Post;</text:span></text:p>
      <text:p text:style-name="Preformatted_20_Text"><text:span text:style-name="Source_20_Text">use App\Policies\PostPolicy;</text:span></text:p>
      <text:p text:style-name="Preformatted_20_Text"><text:span text:style-name="Source_20_Text">use Illuminate\Foundation\Support\Providers\AuthServiceProvider as ServiceProvider;</text:span></text:p>
      <text:p text:style-name="Preformatted_20_Text"><text:span text:style-name="Source_20_Text">use Illuminate\Support\Facades\Gate;</text:span></text:p>
      <text:p text:style-name="Preformatted_20_Text"/>
      <text:p text:style-name="Preformatted_20_Text"><text:span text:style-name="Source_20_Text">class AuthServiceProvider extends ServiceProvid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policy mappings for the application.</text:span></text:p>
      <text:p text:style-name="Preformatted_20_Text"><text:span text:style-name="Source_20_Text"><text:s text:c="5"/>*</text:span></text:p>
      <text:p text:style-name="Preformatted_20_Text"><text:span text:style-name="Source_20_Text"><text:s text:c="5"/>* @var array</text:span></text:p>
      <text:p text:style-name="Preformatted_20_Text"><text:span text:style-name="Source_20_Text"><text:s text:c="5"/>*/</text:span></text:p>
      <text:p text:style-name="Preformatted_20_Text"><text:span text:style-name="Source_20_Text"><text:s text:c="4"/>protected $policies = [</text:span></text:p>
      <text:p text:style-name="Preformatted_20_Text"><text:span text:style-name="Source_20_Text"><text:s text:c="8"/>Post::class =&gt; PostPolicy::class,</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Register any application authentication / authorization service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boot()</text:span></text:p>
      <text:p text:style-name="Preformatted_20_Text"><text:span text:style-name="Source_20_Text"><text:s text:c="4"/>{</text:span></text:p>
      <text:p text:style-name="Preformatted_20_Text"><text:span text:style-name="Source_20_Text"><text:s text:c="8"/>$this-&gt;registerPolicies();</text:span></text:p>
      <text:p text:style-name="Preformatted_20_Text"/>
      <text:p text:style-name="Preformatted_20_Text"><text:span text:style-name="Source_20_Text"><text:s text:c="8"/>//</text:span></text:p>
      <text:p text:style-name="Preformatted_20_Text"><text:span text:style-name="Source_20_Text"><text:s text:c="4"/>}</text:span></text:p>
      <text:p text:style-name="P11"><text:span text:style-name="Source_20_Text">}</text:span></text:p>
      <text:h text:style-name="Heading_20_4" text:outline-level="4"><text:bookmark text:name="policy-auto-discovery"/><text:soft-page-break/><text:a xlink:type="simple" xlink:href="https://laravel.com/docs/8.x/authorization#policy-auto-discovery" text:style-name="Internet_20_link" text:visited-style-name="Visited_20_Internet_20_Link">Policy Auto-Discovery</text:a></text:h>
      <text:p text:style-name="P14">Вместо того, чтобы вручную регистрировать политики модели, Laravel может автоматически обнаруживать политики, если модель и политика соответствуют стандартным соглашениям об именах Laravel. В частности, политики должны находиться в каталоге политик в каталоге, который содержит ваши модели, или выше него. Так, например, модели могут быть помещены в каталог app / Models, а политики могут быть размещены в каталоге app / Policies. В этой ситуации Laravel проверит наличие политик в app / Models / Policies, затем app / Policies. Кроме того, имя политики должно совпадать с названием модели и иметь суффикс Policy. Итак, модель User будет соответствовать классу UserPolicy.<text:line-break/><text:line-break/>Если вы хотите предоставить свою собственную логику обнаружения политики, вы можете зарегистрировать настраиваемый обратный вызов с помощью метода Gate :: guessPolicyNamesUsing. Как правило, этот метод следует вызывать из метода загрузки AuthServiceProvider вашего приложения:</text:p>
      <text:p text:style-name="P9"><text:span text:style-name="Source_20_Text">use Illuminate\Support\Facades\Gate;</text:span></text:p>
      <text:p text:style-name="Preformatted_20_Text"/>
      <text:p text:style-name="Preformatted_20_Text"><text:span text:style-name="Source_20_Text">Gate::guessPolicyNamesUsing(function ($modelClass) {</text:span></text:p>
      <text:p text:style-name="Preformatted_20_Text"><text:span text:style-name="Source_20_Text"><text:s text:c="4"/>// return policy class name...</text:span></text:p>
      <text:p text:style-name="P11"><text:span text:style-name="Source_20_Text">});</text:span></text:p>
      <text:p text:style-name="P14">Любые политики, которые явно отображаются в вашем AuthServiceProvider, будут иметь приоритет над любыми потенциально автоматически обнаруженными политиками.</text:p>
      <text:p text:style-name="P14"/>
      <text:h text:style-name="P3" text:outline-level="2"><text:bookmark text:name="writing-policies"/><text:a xlink:type="simple" xlink:href="https://laravel.com/docs/8.x/authorization#writing-policies" text:style-name="Internet_20_link" text:visited-style-name="Visited_20_Internet_20_Link">Writing Policies</text:a></text:h>
      <text:h text:style-name="Heading_20_3" text:outline-level="3"><text:bookmark text:name="policy-methods"/><text:a xlink:type="simple" xlink:href="https://laravel.com/docs/8.x/authorization#policy-methods" text:style-name="Internet_20_link" text:visited-style-name="Visited_20_Internet_20_Link">Policy Methods</text:a></text:h>
      <text:p text:style-name="P14">После регистрации политики вы можете добавлять методы для каждого действия, которое она разрешает. Например, давайте определим метод обновления в нашей PostPolicy, который определяет, может ли данный Пользователь обновлять данный экземпляр Post.<text:line-break/><text:line-break/>Метод обновления получит в качестве аргументов пользователя и экземпляр сообщения и должен возвращать истину или ложь, указывающую, имеет ли пользователь право обновлять данное сообщение. Итак, для этого примера давайте проверим, что идентификатор пользователя совпадает с user_id в сообщении:</text:p>
      <text:p text:style-name="P9"><text:span text:style-name="Source_20_Text">&lt;?php</text:span></text:p>
      <text:p text:style-name="Preformatted_20_Text"/>
      <text:p text:style-name="Preformatted_20_Text"><text:span text:style-name="Source_20_Text">namespace App\Policies;</text:span></text:p>
      <text:p text:style-name="Preformatted_20_Text"/>
      <text:p text:style-name="Preformatted_20_Text"><text:span text:style-name="Source_20_Text">use App\Models\Post;</text:span></text:p>
      <text:p text:style-name="Preformatted_20_Text"><text:span text:style-name="Source_20_Text">use App\Models\User;</text:span></text:p>
      <text:p text:style-name="Preformatted_20_Text"/>
      <text:p text:style-name="Preformatted_20_Text"><text:span text:style-name="Source_20_Text">class PostPolicy</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Determine if the given post can be updated by the user.</text:span></text:p>
      <text:p text:style-name="Preformatted_20_Text"><text:span text:style-name="Source_20_Text"><text:s text:c="5"/>*</text:span></text:p>
      <text:p text:style-name="Preformatted_20_Text"><text:span text:style-name="Source_20_Text"><text:s text:c="5"/>* @param <text:s/>\App\Models\User <text:s/>$user</text:span></text:p>
      <text:p text:style-name="Preformatted_20_Text"><text:span text:style-name="Source_20_Text"><text:s text:c="5"/>* @param <text:s/>\App\Models\Post <text:s/>$post</text:span></text:p>
      <text:p text:style-name="Preformatted_20_Text"><text:span text:style-name="Source_20_Text"><text:s text:c="5"/>* @return bool</text:span></text:p>
      <text:p text:style-name="Preformatted_20_Text"><text:span text:style-name="Source_20_Text"><text:s text:c="5"/>*/</text:span></text:p>
      <text:p text:style-name="Preformatted_20_Text"><text:span text:style-name="Source_20_Text"><text:s text:c="4"/>public function update(User $user, Post $post)</text:span></text:p>
      <text:p text:style-name="Preformatted_20_Text"><text:span text:style-name="Source_20_Text"><text:s text:c="4"/>{</text:span></text:p>
      <text:p text:style-name="Preformatted_20_Text"><text:span text:style-name="Source_20_Text"><text:s text:c="8"/>return $user-&gt;id === $post-&gt;user_id;</text:span></text:p>
      <text:p text:style-name="Preformatted_20_Text"><text:span text:style-name="Source_20_Text"><text:s text:c="4"/>}</text:span></text:p>
      <text:p text:style-name="P11"><text:span text:style-name="Source_20_Text">}</text:span></text:p>
      <text:p text:style-name="P14"><text:soft-page-break/></text:p>
      <text:section text:style-name="Sect1" text:name="Раздел5">
        <text:p text:style-name="Standard"><text:bookmark text:name="gt-input-tool5"/></text:p>
        <text:section text:style-name="Sect1" text:name="Раздел6">
          <text:p text:style-name="Standard"><text:bookmark text:name="itamenu5"/></text:p>
        </text:section>
      </text:section>
      <text:p text:style-name="Standard">467/5000</text:p>
      <text:p text:style-name="P14">Вы можете продолжить определение дополнительных методов в политике по мере необходимости для различных действий, которые она разрешает. Например, вы можете определить методы просмотра или удаления для авторизации различных действий публикации, но помните, что вы можете дать своим методам политики любое имя, какое захотите.<text:line-break/><text:line-break/>Если вы использовали параметр --model при создании своей политики через консоль Artisan, она уже будет содержать методы для действий viewAny, view, create, update, delete, restore и forceDelete.</text:p>
      <text:p text:style-name="P14"/>
      <text:h text:style-name="P5" text:outline-level="3"><text:bookmark text:name="policy-responses"/><text:a xlink:type="simple" xlink:href="https://laravel.com/docs/8.x/authorization#policy-responses" text:style-name="Internet_20_link" text:visited-style-name="Visited_20_Internet_20_Link">Policy Responses</text:a></text:h>
      <text:p text:style-name="P14">До сих пор мы исследовали только методы политики, возвращающие простые логические значения. Однако иногда вы можете захотеть вернуть более подробный ответ, включая сообщение об ошибке. Для этого вы можете вернуть Illuminate \ Auth \ Access \ Response из вашего метода политики:</text:p>
      <text:p text:style-name="P9"><text:span text:style-name="Source_20_Text">use Illuminate\Auth\Access\Response;</text:span></text:p>
      <text:p text:style-name="Preformatted_20_Text"/>
      <text:p text:style-name="Preformatted_20_Text"><text:span text:style-name="Source_20_Text">/**</text:span></text:p>
      <text:p text:style-name="Preformatted_20_Text"><text:span text:style-name="Source_20_Text"><text:s/>* Determine if the given post can be updated by the user.</text:span></text:p>
      <text:p text:style-name="Preformatted_20_Text"><text:span text:style-name="Source_20_Text"><text:s/>*</text:span></text:p>
      <text:p text:style-name="Preformatted_20_Text"><text:span text:style-name="Source_20_Text"><text:s/>* @param <text:s/>\App\Models\User <text:s/>$user</text:span></text:p>
      <text:p text:style-name="Preformatted_20_Text"><text:span text:style-name="Source_20_Text"><text:s/>* @param <text:s/>\App\Models\Post <text:s/>$post</text:span></text:p>
      <text:p text:style-name="Preformatted_20_Text"><text:span text:style-name="Source_20_Text"><text:s/>* @return \Illuminate\Auth\Access\Response</text:span></text:p>
      <text:p text:style-name="Preformatted_20_Text"><text:span text:style-name="Source_20_Text"><text:s/>*/</text:span></text:p>
      <text:p text:style-name="Preformatted_20_Text"><text:span text:style-name="Source_20_Text">public function update(User $user, Post $post)</text:span></text:p>
      <text:p text:style-name="Preformatted_20_Text"><text:span text:style-name="Source_20_Text">{</text:span></text:p>
      <text:p text:style-name="Preformatted_20_Text"><text:span text:style-name="Source_20_Text"><text:s text:c="4"/>return $user-&gt;id === $post-&gt;user_id</text:span></text:p>
      <text:p text:style-name="Preformatted_20_Text"><text:span text:style-name="Source_20_Text"><text:s text:c="16"/>? Response::allow()</text:span></text:p>
      <text:p text:style-name="Preformatted_20_Text"><text:span text:style-name="Source_20_Text"><text:s text:c="16"/>: Response::deny('You do not own this post.');</text:span></text:p>
      <text:p text:style-name="P11"><text:span text:style-name="Source_20_Text">}</text:span></text:p>
      <text:p text:style-name="P14">При возврате ответа авторизации из вашей политики метод Gate :: allow все равно будет возвращать простое логическое значение; однако вы можете использовать метод Gate :: inspect, чтобы получить полный ответ авторизации, возвращенный шлюзом:</text:p>
      <text:p text:style-name="P9"><text:span text:style-name="Source_20_Text">$response = Gate::inspect('update', $post);</text:span></text:p>
      <text:p text:style-name="Preformatted_20_Text"/>
      <text:p text:style-name="Preformatted_20_Text"><text:span text:style-name="Source_20_Text">if ($response-&gt;allowed()) {</text:span></text:p>
      <text:p text:style-name="Preformatted_20_Text"><text:span text:style-name="Source_20_Text"><text:s text:c="4"/>// The action is authorized...</text:span></text:p>
      <text:p text:style-name="Preformatted_20_Text"><text:span text:style-name="Source_20_Text">} else {</text:span></text:p>
      <text:p text:style-name="Preformatted_20_Text"><text:span text:style-name="Source_20_Text"><text:s text:c="4"/>echo $response-&gt;message();</text:span></text:p>
      <text:p text:style-name="P11"><text:span text:style-name="Source_20_Text">}</text:span></text:p>
      <text:p text:style-name="P14">Конечно, при использовании метода Gate :: authorize для выдачи исключения AuthorizationException, если действие не авторизовано, сообщение об ошибке, предоставленное ответом авторизации, будет передано в ответ HTTP:</text:p>
      <text:p text:style-name="P9"><text:span text:style-name="Source_20_Text">Gate::authorize('update', $post);</text:span></text:p>
      <text:p text:style-name="Preformatted_20_Text"/>
      <text:p text:style-name="P11"><text:span text:style-name="Source_20_Text">// The action is authorized...</text:span></text:p>
      <text:h text:style-name="Heading_20_3" text:outline-level="3"><text:bookmark text:name="methods-without-models"/><text:soft-page-break/><text:a xlink:type="simple" xlink:href="https://laravel.com/docs/8.x/authorization#methods-without-models" text:style-name="Internet_20_link" text:visited-style-name="Visited_20_Internet_20_Link">Methods Without Models</text:a></text:h>
      <text:p text:style-name="P14">Некоторые методы политики получают только текущего аутентифицированного пользователя, а не экземпляр модели, которую они авторизуют. Эта ситуация чаще всего встречается при авторизации действий create. Например, если вы создаете блог, вы можете проверить, уполномочен ли пользователь вообще создавать какие-либо сообщения.<text:line-break/><text:line-break/>При определении методов политики, которые не будут получать экземпляр модели, например метода create, он не получит экземпляр модели. Вместо этого вы должны определить метод как ожидающий только аутентифицированного пользователя:</text:p>
      <text:p text:style-name="P14"/>
      <text:p text:style-name="P9"><text:span text:style-name="Source_20_Text">/**</text:span></text:p>
      <text:p text:style-name="Preformatted_20_Text"><text:span text:style-name="Source_20_Text"><text:s/>* Determine if the given user can create posts.</text:span></text:p>
      <text:p text:style-name="Preformatted_20_Text"><text:span text:style-name="Source_20_Text"><text:s/>*</text:span></text:p>
      <text:p text:style-name="Preformatted_20_Text"><text:span text:style-name="Source_20_Text"><text:s/>* @param <text:s/>\App\Models\User <text:s/>$user</text:span></text:p>
      <text:p text:style-name="Preformatted_20_Text"><text:span text:style-name="Source_20_Text"><text:s/>* @return bool</text:span></text:p>
      <text:p text:style-name="Preformatted_20_Text"><text:span text:style-name="Source_20_Text"><text:s/>*/</text:span></text:p>
      <text:p text:style-name="Preformatted_20_Text"><text:span text:style-name="Source_20_Text">public function create(User $user)</text:span></text:p>
      <text:p text:style-name="Preformatted_20_Text"><text:span text:style-name="Source_20_Text">{</text:span></text:p>
      <text:p text:style-name="Preformatted_20_Text"><text:span text:style-name="Source_20_Text"><text:s text:c="4"/>//</text:span></text:p>
      <text:p text:style-name="P11"><text:span text:style-name="Source_20_Text">}</text:span></text:p>
      <text:h text:style-name="Heading_20_3" text:outline-level="3"><text:bookmark text:name="guest-users"/><text:a xlink:type="simple" xlink:href="https://laravel.com/docs/8.x/authorization#guest-users" text:style-name="Internet_20_link" text:visited-style-name="Visited_20_Internet_20_Link">Guest Users</text:a></text:h>
      <text:p text:style-name="P14">По умолчанию все шлюзы и политики автоматически возвращают false, если входящий HTTP-запрос не был инициирован аутентифицированным пользователем. Однако вы можете разрешить прохождение этих проверок авторизации к вашим шлюзам и политикам, объявив «необязательный» тип-подсказку или предоставив нулевое значение по умолчанию для определения аргумента пользователя:</text:p>
      <text:p text:style-name="P9"><text:span text:style-name="Source_20_Text">&lt;?php</text:span></text:p>
      <text:p text:style-name="Preformatted_20_Text"/>
      <text:p text:style-name="Preformatted_20_Text"><text:span text:style-name="Source_20_Text">namespace App\Policies;</text:span></text:p>
      <text:p text:style-name="Preformatted_20_Text"/>
      <text:p text:style-name="Preformatted_20_Text"><text:span text:style-name="Source_20_Text">use App\Models\Post;</text:span></text:p>
      <text:p text:style-name="Preformatted_20_Text"><text:span text:style-name="Source_20_Text">use App\Models\User;</text:span></text:p>
      <text:p text:style-name="Preformatted_20_Text"/>
      <text:p text:style-name="Preformatted_20_Text"><text:span text:style-name="Source_20_Text">class PostPolicy</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Determine if the given post can be updated by the user.</text:span></text:p>
      <text:p text:style-name="Preformatted_20_Text"><text:span text:style-name="Source_20_Text"><text:s text:c="5"/>*</text:span></text:p>
      <text:p text:style-name="Preformatted_20_Text"><text:span text:style-name="Source_20_Text"><text:s text:c="5"/>* @param <text:s/>\App\Models\User <text:s/>$user</text:span></text:p>
      <text:p text:style-name="Preformatted_20_Text"><text:span text:style-name="Source_20_Text"><text:s text:c="5"/>* @param <text:s/>\App\Models\Post <text:s/>$post</text:span></text:p>
      <text:p text:style-name="Preformatted_20_Text"><text:span text:style-name="Source_20_Text"><text:s text:c="5"/>* @return bool</text:span></text:p>
      <text:p text:style-name="Preformatted_20_Text"><text:span text:style-name="Source_20_Text"><text:s text:c="5"/>*/</text:span></text:p>
      <text:p text:style-name="Preformatted_20_Text"><text:span text:style-name="Source_20_Text"><text:s text:c="4"/>public function update(?User $user, Post $post)</text:span></text:p>
      <text:p text:style-name="Preformatted_20_Text"><text:span text:style-name="Source_20_Text"><text:s text:c="4"/>{</text:span></text:p>
      <text:p text:style-name="Preformatted_20_Text"><text:span text:style-name="Source_20_Text"><text:s text:c="8"/>return optional($user)-&gt;id === $post-&gt;user_id;</text:span></text:p>
      <text:p text:style-name="Preformatted_20_Text"><text:span text:style-name="Source_20_Text"><text:s text:c="4"/>}</text:span></text:p>
      <text:p text:style-name="P11"><text:span text:style-name="Source_20_Text">}</text:span></text:p>
      <text:h text:style-name="Heading_20_3" text:outline-level="3"><text:bookmark text:name="policy-filters"/><text:a xlink:type="simple" xlink:href="https://laravel.com/docs/8.x/authorization#policy-filters" text:style-name="Internet_20_link" text:visited-style-name="Visited_20_Internet_20_Link">Policy Filters</text:a></text:h>
      <text:p text:style-name="P14">Для определенных пользователей вы можете разрешить все действия в рамках данной политики. Для этого определите в политике метод before. Метод before будет выполнен перед любыми другими методами политики, что даст вам возможность авторизовать действие до фактического вызова предполагаемого метода политики. Эта функция чаще всего <text:soft-page-break/>используется для авторизации администраторов приложений на выполнение любых действий:</text:p>
      <text:p text:style-name="P9"><text:span text:style-name="Source_20_Text">public function before($user, $ability)</text:span></text:p>
      <text:p text:style-name="Preformatted_20_Text"><text:span text:style-name="Source_20_Text">{</text:span></text:p>
      <text:p text:style-name="Preformatted_20_Text"><text:span text:style-name="Source_20_Text"><text:s text:c="4"/>if ($user-&gt;isSuperAdmin()) {</text:span></text:p>
      <text:p text:style-name="Preformatted_20_Text"><text:span text:style-name="Source_20_Text"><text:s text:c="8"/>return true;</text:span></text:p>
      <text:p text:style-name="Preformatted_20_Text"><text:span text:style-name="Source_20_Text"><text:s text:c="4"/>}</text:span></text:p>
      <text:p text:style-name="P11"><text:span text:style-name="Source_20_Text">}</text:span></text:p>
      <text:p text:style-name="P14">Если вы хотите отклонить все авторизации для пользователя, вы должны вернуть false из метода before. Если возвращается значение NULL, авторизация будет выполняться методом политики.</text:p>
      <text:p text:style-name="P14">Метод before класса политики не будет вызываться, если класс не содержит метода с именем, совпадающим с именем проверяемой способности.</text:p>
      <text:p text:style-name="P14"/>
      <text:h text:style-name="P3" text:outline-level="2"><text:bookmark text:name="authorizing-actions-using-policies"/><text:a xlink:type="simple" xlink:href="https://laravel.com/docs/8.x/authorization#authorizing-actions-using-policies" text:style-name="Internet_20_link" text:visited-style-name="Visited_20_Internet_20_Link">Authorizing Actions Using Policies</text:a></text:h>
      <text:h text:style-name="Heading_20_3" text:outline-level="3"><text:bookmark text:name="via-the-user-model"/><text:a xlink:type="simple" xlink:href="https://laravel.com/docs/8.x/authorization#via-the-user-model" text:style-name="Internet_20_link" text:visited-style-name="Visited_20_Internet_20_Link">Via The User Model</text:a></text:h>
      <text:p text:style-name="P14">Модель User, включенная в ваше приложение Laravel, включает два полезных метода авторизации действий: can и cant. Метод can получает действие, которое вы хотите авторизовать, и соответствующую модель. Например, давайте определим, авторизован ли пользователь для обновления данной модели Post:</text:p>
      <text:p text:style-name="P9"><text:span text:style-name="Source_20_Text">if ($user-&gt;can('update', $post)) {</text:span></text:p>
      <text:p text:style-name="Preformatted_20_Text"><text:span text:style-name="Source_20_Text"><text:s text:c="4"/>//</text:span></text:p>
      <text:p text:style-name="P11"><text:span text:style-name="Source_20_Text">}</text:span></text:p>
      <text:p text:style-name="P14"><text:bookmark text:name="gt-input-tool6"/></text:p>
      <text:section text:style-name="Sect1" text:name="Раздел7">
        <text:section text:style-name="Sect1" text:name="Раздел8">
          <text:p text:style-name="Standard"><text:bookmark text:name="itamenu6"/></text:p>
        </text:section>
      </text:section>
      <text:p text:style-name="Standard">272/5000</text:p>
      <text:p text:style-name="P14">Если для данной модели зарегистрирована политика, метод can автоматически вызовет соответствующую политику и вернет логический результат. Если для модели не зарегистрирована политика, метод can попытается вызвать шлюз на основе закрытия, соответствующий заданному имени действия.</text:p>
      <text:p text:style-name="P14"/>
      <text:h text:style-name="P7" text:outline-level="4"><text:bookmark text:name="user-model-actions-that-dont-require-models"/><text:a xlink:type="simple" xlink:href="https://laravel.com/docs/8.x/authorization#user-model-actions-that-dont-require-models" text:style-name="Internet_20_link" text:visited-style-name="Visited_20_Internet_20_Link">Actions That Don't Require Models</text:a></text:h>
      <text:p text:style-name="P14">Помните, что для некоторых действий, таких как создание, экземпляр модели может не требоваться. В этих ситуациях вы можете передать имя класса методу can. Имя класса будет использоваться для определения того, какую политику использовать при авторизации действия:</text:p>
      <text:p text:style-name="P9"><text:span text:style-name="Source_20_Text">use App\Models\Post;</text:span></text:p>
      <text:p text:style-name="Preformatted_20_Text"/>
      <text:p text:style-name="Preformatted_20_Text"><text:span text:style-name="Source_20_Text">if ($user-&gt;can('create', Post::class)) {</text:span></text:p>
      <text:p text:style-name="Preformatted_20_Text"><text:span text:style-name="Source_20_Text"><text:s text:c="4"/>// Executes the "create" method on the relevant policy...</text:span></text:p>
      <text:p text:style-name="P11"><text:span text:style-name="Source_20_Text">}</text:span></text:p>
      <text:p text:style-name="P14"/>
      <text:h text:style-name="P5" text:outline-level="3"><text:bookmark text:name="via-middleware"/><text:a xlink:type="simple" xlink:href="https://laravel.com/docs/8.x/authorization#via-middleware" text:style-name="Internet_20_link" text:visited-style-name="Visited_20_Internet_20_Link">Via Middleware</text:a></text:h>
      <text:p text:style-name="P14">Laravel включает промежуточное ПО, которое может авторизовать действия до того, как входящий запрос достигнет ваших маршрутов или контроллеров. По умолчанию промежуточному программному обеспечению Illuminate \ Auth \ Middleware \ Authorize назначается клавиша can в вашем классе App \ Http \ Kernel. Давайте рассмотрим пример <text:soft-page-break/>использования промежуточного программного обеспечения can для авторизации того, что пользователь может обновлять сообщение в блоге:</text:p>
      <text:p text:style-name="P9"><text:span text:style-name="Source_20_Text">use App\Models\Post;</text:span></text:p>
      <text:p text:style-name="Preformatted_20_Text"/>
      <text:p text:style-name="Preformatted_20_Text"><text:span text:style-name="Source_20_Text">Route::put('/post/{post}', function (Post $post) {</text:span></text:p>
      <text:p text:style-name="Preformatted_20_Text"><text:span text:style-name="Source_20_Text"><text:s text:c="4"/>// The current user may update the post...</text:span></text:p>
      <text:p text:style-name="P11"><text:span text:style-name="Source_20_Text">})-&gt;middleware('can:update,post');</text:span></text:p>
      <text:p text:style-name="P14">В этом примере мы передаем промежуточному программному обеспечению can два аргумента. Первый - это имя действия, которое мы хотим авторизовать, а второй - параметр маршрута, который мы хотим передать методу политики. В этом случае, поскольку мы используем неявную привязку модели, модель Post будет передана методу политики. Если пользователь не авторизован для выполнения данного действия, промежуточное ПО сгенерирует HTTP-ответ с кодом состояния 403.</text:p>
      <text:p text:style-name="P14"/>
      <text:h text:style-name="P7" text:outline-level="4"><text:bookmark text:name="middleware-actions-that-dont-require-models"/><text:a xlink:type="simple" xlink:href="https://laravel.com/docs/8.x/authorization#middleware-actions-that-dont-require-models" text:style-name="Internet_20_link" text:visited-style-name="Visited_20_Internet_20_Link">Actions That Don't Require Models</text:a></text:h>
      <text:p text:style-name="P14">Опять же, некоторые действия, такие как создание, могут не требовать экземпляра модели. В этих ситуациях вы можете передать промежуточному программному обеспечению имя класса. Имя класса будет использоваться для определения того, какую политику использовать при авторизации действия:</text:p>
      <text:p text:style-name="P9"><text:span text:style-name="Source_20_Text">Route::post('/post', function () {</text:span></text:p>
      <text:p text:style-name="Preformatted_20_Text"><text:span text:style-name="Source_20_Text"><text:s text:c="4"/>// The current user may create posts...</text:span></text:p>
      <text:p text:style-name="P11"><text:span text:style-name="Source_20_Text">})-&gt;middleware('can:create,App\Models\Post');</text:span></text:p>
      <text:h text:style-name="Heading_20_3" text:outline-level="3"><text:bookmark text:name="via-controller-helpers"/><text:a xlink:type="simple" xlink:href="https://laravel.com/docs/8.x/authorization#via-controller-helpers" text:style-name="Internet_20_link" text:visited-style-name="Visited_20_Internet_20_Link">Via Controller Helpers</text:a></text:h>
      <text:p text:style-name="P14">В дополнение к полезным методам, предоставляемым для модели User, Laravel предоставляет полезный метод авторизации для любого из ваших контроллеров, который расширяет базовый класс App \ Http \ Controllers \ Controller. Как и метод can, этот метод принимает имя действия, которое вы хотите разрешить, и соответствующую модель. Если действие не авторизовано, метод авторизации вызовет исключение Illuminate \ Auth \ Access \ AuthorizationException, которое обработчик исключений Laravel по умолчанию преобразует в ответ HTTP с кодом состояния 403:</text:p>
      <text:p text:style-name="P9"><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Http\Controllers\Controller;</text:span></text:p>
      <text:p text:style-name="Preformatted_20_Text"><text:span text:style-name="Source_20_Text">use App\Models\Post;</text:span></text:p>
      <text:p text:style-name="Preformatted_20_Text"><text:span text:style-name="Source_20_Text">use Illuminate\Http\Request;</text:span></text:p>
      <text:p text:style-name="Preformatted_20_Text"/>
      <text:p text:style-name="Preformatted_20_Text"><text:span text:style-name="Source_20_Text">class Post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Update the given blog post.</text:span></text:p>
      <text:p text:style-name="Preformatted_20_Text"><text:span text:style-name="Source_20_Text"><text:s text:c="5"/>*</text:span></text:p>
      <text:p text:style-name="Preformatted_20_Text"><text:span text:style-name="Source_20_Text"><text:s text:c="5"/>* @param <text:s/>Request <text:s/>$request</text:span></text:p>
      <text:p text:style-name="Preformatted_20_Text"><text:span text:style-name="Source_20_Text"><text:s text:c="5"/>* @param <text:s/>Post <text:s/>$post</text:span></text:p>
      <text:p text:style-name="Preformatted_20_Text"><text:span text:style-name="Source_20_Text"><text:s text:c="5"/>* @return Response</text:span></text:p>
      <text:p text:style-name="Preformatted_20_Text"><text:span text:style-name="Source_20_Text"><text:s text:c="5"/>* @throws \Illuminate\Auth\Access\AuthorizationException</text:span></text:p>
      <text:p text:style-name="Preformatted_20_Text"><text:span text:style-name="Source_20_Text"><text:s text:c="5"/>*/</text:span></text:p>
      <text:p text:style-name="Preformatted_20_Text"><text:span text:style-name="Source_20_Text"><text:s text:c="4"/>public function update(Request $request, Post $post)</text:span></text:p>
      <text:p text:style-name="Preformatted_20_Text"><text:span text:style-name="Source_20_Text"><text:s text:c="4"/>{</text:span></text:p>
      <text:p text:style-name="Preformatted_20_Text"><text:span text:style-name="Source_20_Text"><text:s text:c="8"/>$this-&gt;authorize('update', $post);</text:span></text:p>
      <text:p text:style-name="Preformatted_20_Text"/>
      <text:p text:style-name="Preformatted_20_Text"><text:span text:style-name="Source_20_Text"><text:s text:c="8"/>// The current user can update the blog post...</text:span></text:p>
      <text:p text:style-name="Preformatted_20_Text"><text:span text:style-name="Source_20_Text"><text:s text:c="4"/>}</text:span></text:p>
      <text:p text:style-name="P11"><text:soft-page-break/><text:span text:style-name="Source_20_Text">}</text:span></text:p>
      <text:h text:style-name="Heading_20_4" text:outline-level="4"><text:bookmark text:name="controller-actions-that-dont-require-models"/><text:a xlink:type="simple" xlink:href="https://laravel.com/docs/8.x/authorization#controller-actions-that-dont-require-models" text:style-name="Internet_20_link" text:visited-style-name="Visited_20_Internet_20_Link">Actions That Don't Require Models</text:a></text:h>
      <text:p text:style-name="P14">Как обсуждалось ранее, некоторые действия, такие как создание, могут не требовать экземпляра модели. В этих ситуациях вы должны передать имя класса методу авторизации. Имя класса будет использоваться для определения того, какую политику использовать при авторизации действия:</text:p>
      <text:p text:style-name="P9"><text:span text:style-name="Source_20_Text">/**</text:span></text:p>
      <text:p text:style-name="Preformatted_20_Text"><text:span text:style-name="Source_20_Text"><text:s/>* Create a new blog post.</text:span></text:p>
      <text:p text:style-name="Preformatted_20_Text"><text:span text:style-name="Source_20_Text"><text:s/>*</text:span></text:p>
      <text:p text:style-name="Preformatted_20_Text"><text:span text:style-name="Source_20_Text"><text:s/>* @param <text:s/>Request <text:s/>$request</text:span></text:p>
      <text:p text:style-name="Preformatted_20_Text"><text:span text:style-name="Source_20_Text"><text:s/>* @return Response</text:span></text:p>
      <text:p text:style-name="Preformatted_20_Text"><text:span text:style-name="Source_20_Text"><text:s/>* @throws \Illuminate\Auth\Access\AuthorizationException</text:span></text:p>
      <text:p text:style-name="Preformatted_20_Text"><text:span text:style-name="Source_20_Text"><text:s/>*/</text:span></text:p>
      <text:p text:style-name="Preformatted_20_Text"><text:span text:style-name="Source_20_Text">public function create(Request $request)</text:span></text:p>
      <text:p text:style-name="Preformatted_20_Text"><text:span text:style-name="Source_20_Text">{</text:span></text:p>
      <text:p text:style-name="Preformatted_20_Text"><text:span text:style-name="Source_20_Text"><text:s text:c="4"/>$this-&gt;authorize('create', Post::class);</text:span></text:p>
      <text:p text:style-name="Preformatted_20_Text"/>
      <text:p text:style-name="Preformatted_20_Text"><text:span text:style-name="Source_20_Text"><text:s text:c="4"/>// The current user can create blog posts...</text:span></text:p>
      <text:p text:style-name="P11"><text:span text:style-name="Source_20_Text">}</text:span></text:p>
      <text:h text:style-name="Heading_20_4" text:outline-level="4"><text:bookmark text:name="authorizing-resource-controllers"/><text:a xlink:type="simple" xlink:href="https://laravel.com/docs/8.x/authorization#authorizing-resource-controllers" text:style-name="Internet_20_link" text:visited-style-name="Visited_20_Internet_20_Link">Authorizing Resource Controllers</text:a></text:h>
      <text:p text:style-name="P14">Если вы используете контроллеры ресурсов, вы можете использовать метод authorizeResource в конструкторе контроллера. Этот метод будет прикреплять соответствующие определения промежуточного программного обеспечения can к методам контроллера ресурсов.<text:line-break/><text:line-break/>Метод authorizeResource принимает имя класса модели в качестве своего первого аргумента и имя параметра маршрута / запроса, который будет содержать идентификатор модели, в качестве второго аргумента. Вы должны убедиться, что ваш контроллер ресурсов создан с флагом --model, чтобы иметь необходимые сигнатуры методов и подсказки типов:</text:p>
      <text:p text:style-name="P9"><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Http\Controllers\Controller;</text:span></text:p>
      <text:p text:style-name="Preformatted_20_Text"><text:span text:style-name="Source_20_Text">use App\Models\Post;</text:span></text:p>
      <text:p text:style-name="Preformatted_20_Text"><text:span text:style-name="Source_20_Text">use Illuminate\Http\Request;</text:span></text:p>
      <text:p text:style-name="Preformatted_20_Text"/>
      <text:p text:style-name="Preformatted_20_Text"><text:span text:style-name="Source_20_Text">class PostController extends Controller</text:span></text:p>
      <text:p text:style-name="Preformatted_20_Text"><text:span text:style-name="Source_20_Text">{</text:span></text:p>
      <text:p text:style-name="Preformatted_20_Text"><text:span text:style-name="Source_20_Text"><text:s text:c="4"/>public function __construct()</text:span></text:p>
      <text:p text:style-name="Preformatted_20_Text"><text:span text:style-name="Source_20_Text"><text:s text:c="4"/>{</text:span></text:p>
      <text:p text:style-name="Preformatted_20_Text"><text:span text:style-name="Source_20_Text"><text:s text:c="8"/>$this-&gt;authorizeResource(Post::class, 'post');</text:span></text:p>
      <text:p text:style-name="Preformatted_20_Text"><text:span text:style-name="Source_20_Text"><text:s text:c="4"/>}</text:span></text:p>
      <text:p text:style-name="P11"><text:span text:style-name="Source_20_Text">}</text:span></text:p>
      <text:p text:style-name="P14">Следующие методы контроллера будут сопоставлены с их соответствующим методом политики:</text:p>
      <text:p text:style-name="P14"/>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Controller Method</text:p>
            </table:table-cell>
            <table:table-cell table:style-name="Таблица1.A1" office:value-type="string">
              <text:p text:style-name="Table_20_Heading">Policy Method</text:p>
            </table:table-cell>
          </table:table-row>
        </table:table-header-rows>
        <table:table-row>
          <table:table-cell table:style-name="Таблица1.A1" office:value-type="string">
            <text:p text:style-name="Table_20_Contents">index</text:p>
          </table:table-cell>
          <table:table-cell table:style-name="Таблица1.A1" office:value-type="string">
            <text:p text:style-name="Table_20_Contents">viewAny</text:p>
          </table:table-cell>
        </table:table-row>
        <table:table-row>
          <table:table-cell table:style-name="Таблица1.A1" office:value-type="string">
            <text:p text:style-name="Table_20_Contents">show</text:p>
          </table:table-cell>
          <table:table-cell table:style-name="Таблица1.A1" office:value-type="string">
            <text:p text:style-name="Table_20_Contents">view</text:p>
          </table:table-cell>
        </table:table-row>
        <table:table-row>
          <table:table-cell table:style-name="Таблица1.A1" office:value-type="string">
            <text:p text:style-name="Table_20_Contents">create</text:p>
          </table:table-cell>
          <table:table-cell table:style-name="Таблица1.A1" office:value-type="string">
            <text:p text:style-name="Table_20_Contents">create</text:p>
          </table:table-cell>
        </table:table-row>
        <table:table-row>
          <table:table-cell table:style-name="Таблица1.A1" office:value-type="string">
            <text:p text:style-name="Table_20_Contents">store</text:p>
          </table:table-cell>
          <table:table-cell table:style-name="Таблица1.A1" office:value-type="string">
            <text:p text:style-name="Table_20_Contents">create</text:p>
          </table:table-cell>
        </table:table-row>
        <text:soft-page-break/>
        <table:table-row>
          <table:table-cell table:style-name="Таблица1.A1" office:value-type="string">
            <text:p text:style-name="Table_20_Contents">edit</text:p>
          </table:table-cell>
          <table:table-cell table:style-name="Таблица1.A1" office:value-type="string">
            <text:p text:style-name="Table_20_Contents">update</text:p>
          </table:table-cell>
        </table:table-row>
        <table:table-row>
          <table:table-cell table:style-name="Таблица1.A1" office:value-type="string">
            <text:p text:style-name="Table_20_Contents">update</text:p>
          </table:table-cell>
          <table:table-cell table:style-name="Таблица1.A1" office:value-type="string">
            <text:p text:style-name="Table_20_Contents">update</text:p>
          </table:table-cell>
        </table:table-row>
        <table:table-row>
          <table:table-cell table:style-name="Таблица1.A1" office:value-type="string">
            <text:p text:style-name="Table_20_Contents">destroy</text:p>
          </table:table-cell>
          <table:table-cell table:style-name="Таблица1.A1" office:value-type="string">
            <text:p text:style-name="Table_20_Contents">delete</text:p>
          </table:table-cell>
        </table:table-row>
      </table:table>
      <text:p text:style-name="P14"/>
      <text:p text:style-name="P14">Вы можете использовать команду make: policy с параметром --model, чтобы быстро создать класс политики для данной модели: php artisan make: policy PostPolicy --model = Post.</text:p>
      <text:p text:style-name="P14"/>
      <text:h text:style-name="P5" text:outline-level="3"><text:bookmark text:name="via-blade-templates"/><text:a xlink:type="simple" xlink:href="https://laravel.com/docs/8.x/authorization#via-blade-templates" text:style-name="Internet_20_link" text:visited-style-name="Visited_20_Internet_20_Link">Via Blade Templates</text:a></text:h>
      <text:p text:style-name="P14">При написании шаблонов Blade вы можете захотеть отобразить часть страницы только в том случае, если пользователь авторизован для выполнения данного действия. Например, вы можете захотеть показать форму обновления для сообщения в блоге, только если пользователь действительно может обновить сообщение. В этой ситуации вы можете использовать семейства директив @can и @cannot:</text:p>
      <text:p text:style-name="P9"><text:span text:style-name="Source_20_Text">@can('update', $post)</text:span></text:p>
      <text:p text:style-name="Preformatted_20_Text"><text:span text:style-name="Source_20_Text"><text:s text:c="4"/>&lt;!-- The Current User Can Update The Post --&gt;</text:span></text:p>
      <text:p text:style-name="Preformatted_20_Text"><text:span text:style-name="Source_20_Text">@elsecan('create', App\Models\Post::class)</text:span></text:p>
      <text:p text:style-name="Preformatted_20_Text"><text:span text:style-name="Source_20_Text"><text:s text:c="4"/>&lt;!-- The Current User Can Create New Post --&gt;</text:span></text:p>
      <text:p text:style-name="Preformatted_20_Text"><text:span text:style-name="Source_20_Text">@endcan</text:span></text:p>
      <text:p text:style-name="Preformatted_20_Text"/>
      <text:p text:style-name="Preformatted_20_Text"><text:span text:style-name="Source_20_Text">@cannot('update', $post)</text:span></text:p>
      <text:p text:style-name="Preformatted_20_Text"><text:span text:style-name="Source_20_Text"><text:s text:c="4"/>&lt;!-- The Current User Cannot Update The Post --&gt;</text:span></text:p>
      <text:p text:style-name="Preformatted_20_Text"><text:span text:style-name="Source_20_Text">@elsecannot('create', App\Models\Post::class)</text:span></text:p>
      <text:p text:style-name="Preformatted_20_Text"><text:span text:style-name="Source_20_Text"><text:s text:c="4"/>&lt;!-- The Current User Cannot Create A New Post --&gt;</text:span></text:p>
      <text:p text:style-name="P11"><text:span text:style-name="Source_20_Text">@endcannot</text:span></text:p>
      <text:p text:style-name="P14">Эти директивы удобны для написания операторов @if и @unless. Приведенные выше операторы @can и @cannot соответственно переводятся в следующие операторы:</text:p>
      <text:p text:style-name="P9"><text:span text:style-name="Source_20_Text">@if (Auth::user()-&gt;can('update', $post))</text:span></text:p>
      <text:p text:style-name="Preformatted_20_Text"><text:span text:style-name="Source_20_Text"><text:s text:c="4"/>&lt;!-- The Current User Can Update The Post --&gt;</text:span></text:p>
      <text:p text:style-name="Preformatted_20_Text"><text:span text:style-name="Source_20_Text">@endif</text:span></text:p>
      <text:p text:style-name="Preformatted_20_Text"/>
      <text:p text:style-name="Preformatted_20_Text"><text:span text:style-name="Source_20_Text">@unless (Auth::user()-&gt;can('update', $post))</text:span></text:p>
      <text:p text:style-name="Preformatted_20_Text"><text:span text:style-name="Source_20_Text"><text:s text:c="4"/>&lt;!-- The Current User Cannot Update The Post --&gt;</text:span></text:p>
      <text:p text:style-name="P11"><text:span text:style-name="Source_20_Text">@endunless</text:span></text:p>
      <text:p text:style-name="P14">Вы также можете определить, есть ли у пользователя возможность авторизации из заданного списка способностей. Для этого используйте директиву @canany:</text:p>
      <text:p text:style-name="P9"><text:span text:style-name="Source_20_Text">@canany(['update', 'view', 'delete'], $post)</text:span></text:p>
      <text:p text:style-name="Preformatted_20_Text"><text:span text:style-name="Source_20_Text"><text:s text:c="4"/>// The current user can update, view, or delete the post</text:span></text:p>
      <text:p text:style-name="Preformatted_20_Text"><text:span text:style-name="Source_20_Text">@elsecanany(['create'], \App\Models\Post::class)</text:span></text:p>
      <text:p text:style-name="Preformatted_20_Text"><text:span text:style-name="Source_20_Text"><text:s text:c="4"/>// The current user can create a post</text:span></text:p>
      <text:p text:style-name="P11"><text:span text:style-name="Source_20_Text">@endcanany</text:span></text:p>
      <text:h text:style-name="Heading_20_4" text:outline-level="4"><text:bookmark text:name="blade-actions-that-dont-require-models"/><text:a xlink:type="simple" xlink:href="https://laravel.com/docs/8.x/authorization#blade-actions-that-dont-require-models" text:style-name="Internet_20_link" text:visited-style-name="Visited_20_Internet_20_Link">Actions That Don't Require Models</text:a></text:h>
      <text:p text:style-name="P14">Как и большинство других методов авторизации, вы можете передать имя класса директивам @can и @cannot, если для действия не требуется экземпляр модели:</text:p>
      <text:p text:style-name="P9"><text:span text:style-name="Source_20_Text">@can('create', App\Models\Post::class)</text:span></text:p>
      <text:p text:style-name="Preformatted_20_Text"><text:span text:style-name="Source_20_Text"><text:s text:c="4"/>&lt;!-- The Current User Can Create Posts --&gt;</text:span></text:p>
      <text:p text:style-name="Preformatted_20_Text"><text:span text:style-name="Source_20_Text">@endcan</text:span></text:p>
      <text:p text:style-name="Preformatted_20_Text"/>
      <text:p text:style-name="Preformatted_20_Text"><text:span text:style-name="Source_20_Text">@cannot('create', App\Models\Post::class)</text:span></text:p>
      <text:p text:style-name="Preformatted_20_Text"><text:span text:style-name="Source_20_Text"><text:s text:c="4"/>&lt;!-- The Current User Can't Create Posts --&gt;</text:span></text:p>
      <text:p text:style-name="P11"><text:span text:style-name="Source_20_Text">@endcannot</text:span></text:p>
      <text:h text:style-name="Heading_20_3" text:outline-level="3"><text:bookmark text:name="supplying-additional-context"/><text:soft-page-break/><text:a xlink:type="simple" xlink:href="https://laravel.com/docs/8.x/authorization#supplying-additional-context" text:style-name="Internet_20_link" text:visited-style-name="Visited_20_Internet_20_Link">Supplying Additional Context</text:a></text:h>
      <text:p text:style-name="P14">При авторизации действий с использованием политик вы можете передать массив в качестве второго аргумента различным функциям авторизации и помощникам. Первый элемент в массиве будет использоваться для определения того, какая политика должна быть вызвана, в то время как остальные элементы массива передаются как параметры методу политики и могут использоваться для дополнительного контекста при принятии решений об авторизации. Например, рассмотрим следующее определение метода PostPolicy, которое содержит дополнительный параметр $ category:</text:p>
      <text:p text:style-name="P9"><text:span text:style-name="Source_20_Text">/**</text:span></text:p>
      <text:p text:style-name="Preformatted_20_Text"><text:span text:style-name="Source_20_Text"><text:s/>* Determine if the given post can be updated by the user.</text:span></text:p>
      <text:p text:style-name="Preformatted_20_Text"><text:span text:style-name="Source_20_Text"><text:s/>*</text:span></text:p>
      <text:p text:style-name="Preformatted_20_Text"><text:span text:style-name="Source_20_Text"><text:s/>* @param <text:s/>\App\Models\User <text:s/>$user</text:span></text:p>
      <text:p text:style-name="Preformatted_20_Text"><text:span text:style-name="Source_20_Text"><text:s/>* @param <text:s/>\App\Models\ <text:s/>$post</text:span></text:p>
      <text:p text:style-name="Preformatted_20_Text"><text:span text:style-name="Source_20_Text"><text:s/>* @param <text:s/>int <text:s/>$category</text:span></text:p>
      <text:p text:style-name="Preformatted_20_Text"><text:span text:style-name="Source_20_Text"><text:s/>* @return bool</text:span></text:p>
      <text:p text:style-name="Preformatted_20_Text"><text:span text:style-name="Source_20_Text"><text:s/>*/</text:span></text:p>
      <text:p text:style-name="Preformatted_20_Text"><text:span text:style-name="Source_20_Text">public function update(User $user, Post $post, int $category)</text:span></text:p>
      <text:p text:style-name="Preformatted_20_Text"><text:span text:style-name="Source_20_Text">{</text:span></text:p>
      <text:p text:style-name="Preformatted_20_Text"><text:span text:style-name="Source_20_Text"><text:s text:c="4"/>return $user-&gt;id === $post-&gt;user_id &amp;&amp;</text:span></text:p>
      <text:p text:style-name="Preformatted_20_Text"><text:span text:style-name="Source_20_Text"><text:s text:c="11"/>$category &gt; 3;</text:span></text:p>
      <text:p text:style-name="P11"><text:span text:style-name="Source_20_Text">}</text:span></text:p>
      <text:p text:style-name="P14">При попытке определить, может ли аутентифицированный пользователь обновить данное сообщение, мы можем вызвать этот метод политики следующим образом:</text:p>
      <text:p text:style-name="P9"><text:span text:style-name="Source_20_Text">/**</text:span></text:p>
      <text:p text:style-name="Preformatted_20_Text"><text:span text:style-name="Source_20_Text"><text:s/>* Update the given blog post.</text:span></text:p>
      <text:p text:style-name="Preformatted_20_Text"><text:span text:style-name="Source_20_Text"><text:s/>*</text:span></text:p>
      <text:p text:style-name="Preformatted_20_Text"><text:span text:style-name="Source_20_Text"><text:s/>* @param <text:s/>Request <text:s/>$request</text:span></text:p>
      <text:p text:style-name="Preformatted_20_Text"><text:span text:style-name="Source_20_Text"><text:s/>* @param <text:s/>Post <text:s/>$post</text:span></text:p>
      <text:p text:style-name="Preformatted_20_Text"><text:span text:style-name="Source_20_Text"><text:s/>* @return Response</text:span></text:p>
      <text:p text:style-name="Preformatted_20_Text"><text:span text:style-name="Source_20_Text"><text:s/>* @throws \Illuminate\Auth\Access\AuthorizationException</text:span></text:p>
      <text:p text:style-name="Preformatted_20_Text"><text:span text:style-name="Source_20_Text"><text:s/>*/</text:span></text:p>
      <text:p text:style-name="Preformatted_20_Text"><text:span text:style-name="Source_20_Text">public function update(Request $request, Post $post)</text:span></text:p>
      <text:p text:style-name="Preformatted_20_Text"><text:span text:style-name="Source_20_Text">{</text:span></text:p>
      <text:p text:style-name="Preformatted_20_Text"><text:span text:style-name="Source_20_Text"><text:s text:c="4"/>$this-&gt;authorize('update', [$post, $request-&gt;input('category')]);</text:span></text:p>
      <text:p text:style-name="Preformatted_20_Text"/>
      <text:p text:style-name="Preformatted_20_Text"><text:span text:style-name="Source_20_Text"><text:s text:c="4"/>// The current user can update the blog post...</text:span></text:p>
      <text:p text:style-name="P11"><text:span text:style-name="Source_20_Tex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 text:outline-level="1"><text:soft-page-break/>Email Verification</text:h>
      <text:list xml:id="list3074194138" text:style-name="L3">
        <text:list-item>
          <text:p text:style-name="P27"><text:a xlink:type="simple" xlink:href="https://laravel.com/docs/8.x/verification#introduction" text:style-name="Internet_20_link" text:visited-style-name="Visited_20_Internet_20_Link">Introduction</text:a> <text:span text:style-name="T9">(</text:span><text:span text:style-name="T5">Введение</text:span><text:span text:style-name="T9">)</text:span></text:p>
          <text:list>
            <text:list-item>
              <text:p text:style-name="P27"><text:a xlink:type="simple" xlink:href="https://laravel.com/docs/8.x/verification#model-preparation" text:style-name="Internet_20_link" text:visited-style-name="Visited_20_Internet_20_Link">Model Preparation</text:a> <text:span text:style-name="T9">(</text:span><text:span text:style-name="T5">Подготовка модели</text:span><text:span text:style-name="T9">)</text:span></text:p>
            </text:list-item>
            <text:list-item>
              <text:p text:style-name="P27"><text:a xlink:type="simple" xlink:href="https://laravel.com/docs/8.x/verification#database-preparation" text:style-name="Internet_20_link" text:visited-style-name="Visited_20_Internet_20_Link">Database Preparation</text:a> <text:span text:style-name="T9">(</text:span><text:span text:style-name="T5">Подготовка базы данных</text:span><text:span text:style-name="T9">)</text:span></text:p>
            </text:list-item>
          </text:list>
        </text:list-item>
        <text:list-item>
          <text:p text:style-name="P27"><text:a xlink:type="simple" xlink:href="https://laravel.com/docs/8.x/verification#verification-routing" text:style-name="Internet_20_link" text:visited-style-name="Visited_20_Internet_20_Link">Routing</text:a> <text:span text:style-name="T9">(</text:span><text:span text:style-name="T5">Маршрутизация</text:span><text:span text:style-name="T9">)</text:span></text:p>
          <text:list>
            <text:list-item>
              <text:p text:style-name="P27"><text:a xlink:type="simple" xlink:href="https://laravel.com/docs/8.x/verification#the-email-verification-notice" text:style-name="Internet_20_link" text:visited-style-name="Visited_20_Internet_20_Link">The Email Verification Notice</text:a> <text:s/><text:span text:style-name="T9">(</text:span><text:span text:style-name="T5">Уведомление о подтверждении электронной почты</text:span><text:span text:style-name="T9">)</text:span></text:p>
            </text:list-item>
            <text:list-item>
              <text:p text:style-name="P27"><text:a xlink:type="simple" xlink:href="https://laravel.com/docs/8.x/verification#the-email-verification-handler" text:style-name="Internet_20_link" text:visited-style-name="Visited_20_Internet_20_Link">The Email Verification Handler</text:a> <text:span text:style-name="T9">(</text:span><text:span text:style-name="T5">Обработчик проверки электронной почты</text:span><text:span text:style-name="T9">)</text:span></text:p>
            </text:list-item>
            <text:list-item>
              <text:p text:style-name="P27"><text:a xlink:type="simple" xlink:href="https://laravel.com/docs/8.x/verification#resending-the-verification-email" text:style-name="Internet_20_link" text:visited-style-name="Visited_20_Internet_20_Link">Resending The Verification Email</text:a> <text:span text:style-name="T9">(</text:span><text:span text:style-name="T5">Повторная отправка проверочного письма</text:span><text:span text:style-name="T9">)</text:span></text:p>
            </text:list-item>
            <text:list-item>
              <text:p text:style-name="P27"><text:a xlink:type="simple" xlink:href="https://laravel.com/docs/8.x/verification#protecting-routes" text:style-name="Internet_20_link" text:visited-style-name="Visited_20_Internet_20_Link">Protecting Routes</text:a> <text:span text:style-name="T9">(</text:span><text:span text:style-name="T5">Защита маршрутов</text:span><text:span text:style-name="T9">)</text:span></text:p>
            </text:list-item>
          </text:list>
        </text:list-item>
        <text:list-item>
          <text:p text:style-name="P21"><text:a xlink:type="simple" xlink:href="https://laravel.com/docs/8.x/verification#events" text:style-name="Internet_20_link" text:visited-style-name="Visited_20_Internet_20_Link">Events</text:a> <text:span text:style-name="T9">(</text:span><text:span text:style-name="T5">События</text:span><text:span text:style-name="T9">)</text:span></text:p>
        </text:list-item>
      </text:list>
      <text:h text:style-name="Heading_20_2" text:outline-level="2"><text:a xlink:type="simple" xlink:href="https://laravel.com/docs/8.x/verification#introduction" text:style-name="Internet_20_link" text:visited-style-name="Visited_20_Internet_20_Link"/></text:h>
      <text:h text:style-name="Heading_20_2" text:outline-level="2"><text:bookmark text:name="introduction4"/><text:bookmark text:name="introduction3"/><text:a xlink:type="simple" xlink:href="https://laravel.com/docs/8.x/verification#introduction" text:style-name="Internet_20_link" text:visited-style-name="Visited_20_Internet_20_Link">Introduction</text:a></text:h>
      <text:p text:style-name="P14">Многие веб-приложения требуют, чтобы пользователи проверяли свои адреса электронной почты перед использованием приложения. Вместо того, чтобы заставлять вас повторно реализовывать это в каждом приложении, Laravel предоставляет удобные методы для отправки и проверки запросов на проверку электронной почты.<text:line-break/><text:line-break/>Хотите быстро начать работу? Установите Laravel Jetstream в новом приложении Laravel. После миграции базы данных перейдите в браузере по адресу / register или любому другому URL-адресу, назначенному вашему приложению. Jetstream позаботится о построении всей вашей системы аутентификации, включая поддержку проверки электронной почты!</text:p>
      <text:p text:style-name="P14"/>
      <text:h text:style-name="P5" text:outline-level="3"><text:bookmark text:name="model-preparation"/><text:a xlink:type="simple" xlink:href="https://laravel.com/docs/8.x/verification#model-preparation" text:style-name="Internet_20_link" text:visited-style-name="Visited_20_Internet_20_Link">Model Preparation</text:a></text:h>
      <text:p text:style-name="P14">Для начала убедитесь, что ваша модель App \ Models \ User реализует контракт Illuminate \ Contracts \ Auth \ MustVerifyEmail:</text:p>
      <text:p text:style-name="P9"><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Contracts\Auth\MustVerifyEmail;</text:span></text:p>
      <text:p text:style-name="Preformatted_20_Text"><text:span text:style-name="Source_20_Text">use Illuminate\Foundation\Auth\User as Authenticatable;</text:span></text:p>
      <text:p text:style-name="Preformatted_20_Text"><text:span text:style-name="Source_20_Text">use Illuminate\Notifications\Notifiable;</text:span></text:p>
      <text:p text:style-name="Preformatted_20_Text"/>
      <text:p text:style-name="Preformatted_20_Text"><text:span text:style-name="Source_20_Text">class User extends Authenticatable implements MustVerifyEmail</text:span></text:p>
      <text:p text:style-name="Preformatted_20_Text"><text:span text:style-name="Source_20_Text">{</text:span></text:p>
      <text:p text:style-name="Preformatted_20_Text"><text:span text:style-name="Source_20_Text"><text:s text:c="4"/>use Notifiable;</text:span></text:p>
      <text:p text:style-name="Preformatted_20_Text"/>
      <text:p text:style-name="Preformatted_20_Text"><text:span text:style-name="Source_20_Text"><text:s text:c="4"/>// ...</text:span></text:p>
      <text:p text:style-name="P11"><text:span text:style-name="Source_20_Text">}</text:span></text:p>
      <text:p text:style-name="P14">Как только этот интерфейс будет добавлен к вашей модели, новым зарегистрированным пользователям будет автоматически отправлено электронное письмо со ссылкой для подтверждения адреса электронной почты. Как вы можете видеть, изучив свой EventServiceProvider, Laravel уже содержит прослушиватель SendEmailVerificationNotification, который прикреплен к событию Illuminate \ Auth \ Events \ Registered.<text:line-break/><text:line-break/><text:soft-page-break/>Если вы вручную реализуете регистрацию в своем приложении вместо использования Laravel Jetstream, вы должны убедиться, что отправляете событие Illuminate \ Auth \ Events \ Registered после успешной регистрации пользователя:</text:p>
      <text:p text:style-name="P9"><text:span text:style-name="Source_20_Text">use Illuminate\Auth\Events\Registered;</text:span></text:p>
      <text:p text:style-name="Preformatted_20_Text"/>
      <text:p text:style-name="P11"><text:span text:style-name="Source_20_Text">event(new Registered($user));</text:span></text:p>
      <text:h text:style-name="Heading_20_3" text:outline-level="3"><text:bookmark text:name="database-preparation"/><text:a xlink:type="simple" xlink:href="https://laravel.com/docs/8.x/verification#database-preparation" text:style-name="Internet_20_link" text:visited-style-name="Visited_20_Internet_20_Link">Database Preparation</text:a></text:h>
      <text:p text:style-name="P14">Затем ваша таблица пользователей должна содержать столбец email_verified_at для хранения даты и времени, когда адрес электронной почты был подтвержден. По умолчанию миграция таблицы пользователей, включенная в структуру Laravel, уже включает этот столбец. Итак, все, что вам нужно сделать, это запустить миграцию базы данных:</text:p>
      <text:p text:style-name="P12"><text:span text:style-name="Source_20_Text">php artisan migrate</text:span></text:p>
      <text:h text:style-name="Heading_20_2" text:outline-level="2"><text:bookmark text:name="verification-routing"/><text:a xlink:type="simple" xlink:href="https://laravel.com/docs/8.x/verification#verification-routing" text:style-name="Internet_20_link" text:visited-style-name="Visited_20_Internet_20_Link">Routing</text:a></text:h>
      <text:p text:style-name="P14">Чтобы правильно реализовать проверку электронной почты, необходимо определить три маршрута. Во-первых, потребуется маршрут для отображения уведомления пользователю о том, что он должен щелкнуть ссылку подтверждения электронной почты в проверочном письме, которое Laravel отправил им после регистрации. Во-вторых, потребуется маршрут для обработки запросов, сгенерированных, когда пользователь щелкает ссылку подтверждения электронной почты в электронном письме. В-третьих, потребуется маршрут для повторной отправки проверочной ссылки, если пользователь случайно потеряет первую.</text:p>
      <text:p text:style-name="P14"/>
      <text:h text:style-name="P5" text:outline-level="3"><text:bookmark text:name="the-email-verification-notice"/><text:a xlink:type="simple" xlink:href="https://laravel.com/docs/8.x/verification#the-email-verification-notice" text:style-name="Internet_20_link" text:visited-style-name="Visited_20_Internet_20_Link">The Email Verification Notice</text:a></text:h>
      <text:p text:style-name="P14">Как упоминалось ранее, должен быть определен маршрут, который будет возвращать представление, инструктирующее пользователя щелкнуть ссылку подтверждения электронной почты, которая была отправлена им по электронной почте от Laravel. Это представление будет отображаться для пользователей, когда они попытаются получить доступ к другим частям приложения без предварительной проверки своего адреса электронной почты. Помните, что ссылка автоматически отправляется пользователю по электронной почте, если ваша модель App \ Models \ User реализует интерфейс MustVerifyEmail:</text:p>
      <text:p text:style-name="P14"/>
      <text:p text:style-name="P9"><text:span text:style-name="Source_20_Text">Route::get('/email/verify', function () {</text:span></text:p>
      <text:p text:style-name="Preformatted_20_Text"><text:span text:style-name="Source_20_Text"><text:s text:c="4"/>return view('auth.verify-email');</text:span></text:p>
      <text:p text:style-name="P11"><text:span text:style-name="Source_20_Text">})-&gt;middleware(['auth'])-&gt;name('verification.notice');</text:span></text:p>
      <text:p text:style-name="P14"/>
      <text:p text:style-name="P14">Маршрут, который возвращает уведомление о подтверждении электронной почты, должен называться verify.notice. Важно, чтобы маршруту было присвоено это точное имя, поскольку проверенное промежуточное ПО, включенное в Laravel, будет автоматически перенаправлять на это имя маршрута, если пользователь не подтвердил свой адрес электронной почты.<text:line-break/><text:line-break/>При ручном внедрении проверки электронной почты вы должны сами определить содержимое просмотра уведомления о проверке. Если вам нужны строительные леса, включающие все необходимые представления для аутентификации и проверки, попробуйте Laravel Jetstream.</text:p>
      <text:p text:style-name="P14"/>
      <text:h text:style-name="P5" text:outline-level="3"><text:bookmark text:name="the-email-verification-handler"/><text:soft-page-break/><text:a xlink:type="simple" xlink:href="https://laravel.com/docs/8.x/verification#the-email-verification-handler" text:style-name="Internet_20_link" text:visited-style-name="Visited_20_Internet_20_Link">The Email Verification Handler</text:a></text:h>
      <text:p text:style-name="P14">Затем нам нужен маршрут, который будет обрабатывать запросы, сгенерированные, когда пользователь щелкает ссылку подтверждения электронной почты, которая была отправлена ему по электронной почте. Этот маршрут должен называться verify.verify и ему должны быть назначены промежуточное ПО для аутентификации и подписи:</text:p>
      <text:p text:style-name="P9"><text:span text:style-name="Source_20_Text">use Illuminate\Foundation\Auth\EmailVerificationRequest;</text:span></text:p>
      <text:p text:style-name="Preformatted_20_Text"><text:span text:style-name="Source_20_Text">use Illuminate\Http\Request;</text:span></text:p>
      <text:p text:style-name="Preformatted_20_Text"/>
      <text:p text:style-name="Preformatted_20_Text"><text:span text:style-name="Source_20_Text">Route::get('/email/verify/{id}/{hash}', function (EmailVerificationRequest $request) {</text:span></text:p>
      <text:p text:style-name="Preformatted_20_Text"><text:span text:style-name="Source_20_Text"><text:s text:c="4"/>$request-&gt;fulfill();</text:span></text:p>
      <text:p text:style-name="Preformatted_20_Text"/>
      <text:p text:style-name="Preformatted_20_Text"><text:span text:style-name="Source_20_Text"><text:s text:c="4"/>return redirect('/home');</text:span></text:p>
      <text:p text:style-name="P11"><text:span text:style-name="Source_20_Text">})-&gt;middleware(['auth', 'signed'])-&gt;name('verification.verify');</text:span></text:p>
      <text:p text:style-name="P14">Прежде чем двигаться дальше, давайте подробнее рассмотрим этот маршрут. Во-первых, вы заметите, что мы используем тип запроса EmailVerificationRequest вместо типичного экземпляра Illuminate \ Http \ Request. EmailVerificationRequest - это запрос формы, включенный в Laravel. Этот запрос позаботится об автоматической проверке идентификатора запроса и параметров хэша.<text:line-break/><text:line-break/>Далее мы можем перейти непосредственно к вызову метода execute по запросу. Этот метод вызовет метод markEmailAsVerified для аутентифицированного пользователя и отправит событие Illuminate \ Auth \ Events \ Verified. Метод markEmailAsVerified доступен для модели App \ Models \ User по умолчанию через базовый класс Illuminate \ Foundation \ Auth \ User. После подтверждения адреса электронной почты пользователя вы можете перенаправить его куда хотите.</text:p>
      <text:p text:style-name="P14"/>
      <text:h text:style-name="P5" text:outline-level="3"><text:bookmark text:name="resending-the-verification-email"/><text:a xlink:type="simple" xlink:href="https://laravel.com/docs/8.x/verification#resending-the-verification-email" text:style-name="Internet_20_link" text:visited-style-name="Visited_20_Internet_20_Link">Resending The Verification Email</text:a></text:h>
      <text:p text:style-name="P14">Иногда пользователь может потерять или случайно удалить письмо с подтверждением адреса электронной почты. Чтобы приспособиться к этому, вы можете определить маршрут, позволяющий пользователю запрашивать повторную отправку проверочного письма. Затем вы можете сделать запрос по этому маршруту, разместив простую кнопку отправки формы в окне уведомления о проверке:</text:p>
      <text:p text:style-name="P14"/>
      <text:p text:style-name="P9"><text:span text:style-name="Source_20_Text">use Illuminate\Http\Request;</text:span></text:p>
      <text:p text:style-name="Preformatted_20_Text"/>
      <text:p text:style-name="Preformatted_20_Text"><text:span text:style-name="Source_20_Text">Route::post('/email/verification-notification', function (Request $request) {</text:span></text:p>
      <text:p text:style-name="Preformatted_20_Text"><text:span text:style-name="Source_20_Text"><text:s text:c="4"/>$request-&gt;user()-&gt;sendEmailVerificationNotification();</text:span></text:p>
      <text:p text:style-name="Preformatted_20_Text"/>
      <text:p text:style-name="Preformatted_20_Text"><text:span text:style-name="Source_20_Text"><text:s text:c="4"/>return back()-&gt;with('status', 'verification-link-sent');</text:span></text:p>
      <text:p text:style-name="P11"><text:span text:style-name="Source_20_Text">})-&gt;middleware(['auth', 'throttle:6,1'])-&gt;name('verification.send');</text:span></text:p>
      <text:h text:style-name="Heading_20_3" text:outline-level="3"><text:bookmark text:name="protecting-routes2"/><text:bookmark text:name="protecting-routes1"/><text:a xlink:type="simple" xlink:href="https://laravel.com/docs/8.x/verification#protecting-routes" text:style-name="Internet_20_link" text:visited-style-name="Visited_20_Internet_20_Link">Protecting Routes</text:a></text:h>
      <text:p text:style-name="P14">Промежуточное ПО маршрута может использоваться только для того, чтобы разрешить доступ к заданному маршруту только проверенным пользователям. Laravel поставляется с проверенным промежуточным программным обеспечением, которое ссылается на класс Illuminate \ Auth \ Middleware \ EnsureEmailIsVerified. Поскольку это промежуточное ПО уже зарегистрировано в HTTP-ядре вашего приложения, все, что вам нужно сделать, это прикрепить промежуточное ПО к определению маршрута:</text:p>
      <text:p text:style-name="P9"><text:span text:style-name="Source_20_Text">Route::get('profile', function () {</text:span></text:p>
      <text:p text:style-name="Preformatted_20_Text"><text:span text:style-name="Source_20_Text"><text:s text:c="4"/>// Only verified users may enter...</text:span></text:p>
      <text:p text:style-name="P11"><text:span text:style-name="Source_20_Text">})-&gt;middleware('verified');</text:span></text:p>
      <text:p text:style-name="P14"><text:soft-page-break/>Если непроверенный пользователь попытается получить доступ к маршруту, которому назначено это промежуточное ПО, он будет автоматически перенаправлен на именованный маршрут verify.notice.</text:p>
      <text:p text:style-name="P14"/>
      <text:h text:style-name="P3" text:outline-level="2"><text:bookmark text:name="events1"/><text:a xlink:type="simple" xlink:href="https://laravel.com/docs/8.x/verification#events" text:style-name="Internet_20_link" text:visited-style-name="Visited_20_Internet_20_Link">Events</text:a></text:h>
      <text:p text:style-name="P14">При использовании Laravel Jetstream Laravel отправляет события в процессе проверки электронной почты. Если вы вручную обрабатываете проверку электронной почты для своего приложения, вы можете вручную отправлять эти события после завершения проверки. Вы можете прикрепить слушателей к этим событиям в своем EventServiceProvider:</text:p>
      <text:p text:style-name="P9"><text:span text:style-name="Source_20_Text">/**</text:span></text:p>
      <text:p text:style-name="Preformatted_20_Text"><text:span text:style-name="Source_20_Text"><text:s/>* The event listener mappings for the application.</text:span></text:p>
      <text:p text:style-name="Preformatted_20_Text"><text:span text:style-name="Source_20_Text"><text:s/>*</text:span></text:p>
      <text:p text:style-name="Preformatted_20_Text"><text:span text:style-name="Source_20_Text"><text:s/>* @var array</text:span></text:p>
      <text:p text:style-name="Preformatted_20_Text"><text:span text:style-name="Source_20_Text"><text:s/>*/</text:span></text:p>
      <text:p text:style-name="Preformatted_20_Text"><text:span text:style-name="Source_20_Text">protected $listen = [</text:span></text:p>
      <text:p text:style-name="Preformatted_20_Text"><text:span text:style-name="Source_20_Text"><text:s text:c="4"/>'Illuminate\Auth\Events\Verified' =&gt; [</text:span></text:p>
      <text:p text:style-name="Preformatted_20_Text"><text:span text:style-name="Source_20_Text"><text:s text:c="8"/>'App\Listeners\LogVerifiedUser',</text:span></text:p>
      <text:p text:style-name="Preformatted_20_Text"><text:span text:style-name="Source_20_Text"><text:s text:c="4"/>],</text:span></text:p>
      <text:p text:style-name="P11"><text:span text:style-name="Source_20_Tex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 text:outline-level="1"><text:soft-page-break/>Encryption</text:h>
      <text:list xml:id="list826691695" text:style-name="L4">
        <text:list-item>
          <text:p text:style-name="P28"><text:a xlink:type="simple" xlink:href="https://laravel.com/docs/8.x/encryption#introduction" text:style-name="Internet_20_link" text:visited-style-name="Visited_20_Internet_20_Link">Introduction</text:a> <text:span text:style-name="T10">(</text:span><text:span text:style-name="T6">Введение</text:span><text:span text:style-name="T10">)</text:span></text:p>
        </text:list-item>
        <text:list-item>
          <text:p text:style-name="P28"><text:a xlink:type="simple" xlink:href="https://laravel.com/docs/8.x/encryption#configuration" text:style-name="Internet_20_link" text:visited-style-name="Visited_20_Internet_20_Link">Configuration</text:a> <text:span text:style-name="T10">(</text:span><text:span text:style-name="T6">Конфигурация</text:span><text:span text:style-name="T10">)</text:span></text:p>
        </text:list-item>
        <text:list-item>
          <text:p text:style-name="P22"><text:a xlink:type="simple" xlink:href="https://laravel.com/docs/8.x/encryption#using-the-encrypter" text:style-name="Internet_20_link" text:visited-style-name="Visited_20_Internet_20_Link">Using The Encrypter</text:a> <text:span text:style-name="T10">(</text:span><text:span text:style-name="T6">Использование шифратора</text:span><text:span text:style-name="T10">)</text:span></text:p>
        </text:list-item>
      </text:list>
      <text:p text:style-name="P18"/>
      <text:h text:style-name="Heading_20_2" text:outline-level="2"><text:bookmark text:name="introduction6"/><text:bookmark text:name="introduction5"/><text:a xlink:type="simple" xlink:href="https://laravel.com/docs/8.x/encryption#introduction" text:style-name="Internet_20_link" text:visited-style-name="Visited_20_Internet_20_Link">Introduction</text:a></text:h>
      <text:p text:style-name="P14">Шифровальщик Laravel использует OpenSSL для обеспечения шифрования AES-256 и AES-128. Вам настоятельно рекомендуется использовать встроенные средства шифрования Laravel и не пытаться использовать свои собственные алгоритмы шифрования. Все зашифрованные значения Laravel подписываются с использованием кода аутентификации сообщения (MAC), поэтому их базовое значение не может быть изменено после шифрования.</text:p>
      <text:h text:style-name="Heading_20_2" text:outline-level="2"><text:bookmark text:name="configuration"/><text:a xlink:type="simple" xlink:href="https://laravel.com/docs/8.x/encryption#configuration" text:style-name="Internet_20_link" text:visited-style-name="Visited_20_Internet_20_Link">Configuration</text:a><text:span text:style-name="T2"> </text:span><text:span text:style-name="T7">(</text:span><text:span text:style-name="T2">Конфигурация</text:span><text:span text:style-name="T7">)</text:span><text:span text:style-name="T2"><text:line-break/></text:span><text:span text:style-name="T11"><text:line-break/>Перед использованием шифратора Laravel вы должны установить ключ в файле конфигурации config / app.php. Вы должны использовать команду php artisan key: generate для генерации этого ключа, поскольку эта команда Artisan будет использовать безопасный генератор случайных байтов PHP для создания вашего ключа. Если это значение не установлено должным образом, все значения, зашифрованные Laravel, будут небезопасными.</text:span></text:h>
      <text:p text:style-name="P14"/>
      <text:p text:style-name="P14"/>
      <text:h text:style-name="P3" text:outline-level="2"><text:bookmark text:name="using-the-encrypter"/><text:a xlink:type="simple" xlink:href="https://laravel.com/docs/8.x/encryption#using-the-encrypter" text:style-name="Internet_20_link" text:visited-style-name="Visited_20_Internet_20_Link">Using The Encrypter</text:a></text:h>
      <text:h text:style-name="Heading_20_4" text:outline-level="4"><text:bookmark text:name="encrypting-a-value"/><text:a xlink:type="simple" xlink:href="https://laravel.com/docs/8.x/encryption#encrypting-a-value" text:style-name="Internet_20_link" text:visited-style-name="Visited_20_Internet_20_Link">Encrypting A Value</text:a></text:h>
      <text:p text:style-name="P14">Вы можете зашифровать значение, используя метод encryptString фасада Crypt. Все зашифрованные значения зашифрованы с использованием OpenSSL и шифра AES-256-CBC. Кроме того, все зашифрованные значения подписываются кодом аутентификации сообщения (MAC) для обнаружения любых изменений зашифрованной строки:</text:p>
      <text:p text:style-name="P9"><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Http\Controllers\Controller;</text:span></text:p>
      <text:p text:style-name="Preformatted_20_Text"><text:span text:style-name="Source_20_Text">use App\Models\User;</text:span></text:p>
      <text:p text:style-name="Preformatted_20_Text"><text:span text:style-name="Source_20_Text">use Illuminate\Http\Request;</text:span></text:p>
      <text:p text:style-name="Preformatted_20_Text"><text:span text:style-name="Source_20_Text">use Illuminate\Support\Facades\Crypt;</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Store a secret message for the user.</text:span></text:p>
      <text:p text:style-name="Preformatted_20_Text"><text:span text:style-name="Source_20_Text"><text:s text:c="5"/>*</text:span></text:p>
      <text:p text:style-name="Preformatted_20_Text"><text:span text:style-name="Source_20_Text"><text:s text:c="5"/>* @param <text:s/>Request <text:s/>$request</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storeSecret(Request $request, $id)</text:span></text:p>
      <text:p text:style-name="Preformatted_20_Text"><text:soft-page-break/><text:span text:style-name="Source_20_Text"><text:s text:c="4"/>{</text:span></text:p>
      <text:p text:style-name="Preformatted_20_Text"><text:span text:style-name="Source_20_Text"><text:s text:c="8"/>$user = User::findOrFail($id);</text:span></text:p>
      <text:p text:style-name="Preformatted_20_Text"/>
      <text:p text:style-name="Preformatted_20_Text"><text:span text:style-name="Source_20_Text"><text:s text:c="8"/>$user-&gt;fill([</text:span></text:p>
      <text:p text:style-name="Preformatted_20_Text"><text:span text:style-name="Source_20_Text"><text:s text:c="12"/>'secret' =&gt; Crypt::encryptString($request-&gt;secret),</text:span></text:p>
      <text:p text:style-name="Preformatted_20_Text"><text:span text:style-name="Source_20_Text"><text:s text:c="8"/>])-&gt;save();</text:span></text:p>
      <text:p text:style-name="Preformatted_20_Text"><text:span text:style-name="Source_20_Text"><text:s text:c="4"/>}</text:span></text:p>
      <text:p text:style-name="P11"><text:span text:style-name="Source_20_Text">}</text:span></text:p>
      <text:h text:style-name="Heading_20_4" text:outline-level="4"><text:bookmark text:name="decrypting-a-value"/><text:a xlink:type="simple" xlink:href="https://laravel.com/docs/8.x/encryption#decrypting-a-value" text:style-name="Internet_20_link" text:visited-style-name="Visited_20_Internet_20_Link">Decrypting A Value</text:a></text:h>
      <text:p text:style-name="P14">Вы можете расшифровать значения, используя метод decryptString фасада Crypt. Если значение не может быть правильно расшифровано, например, когда MAC недействителен, будет выброшено исключение Illuminate \ Contracts \ Encryption \ DecryptException:</text:p>
      <text:p text:style-name="P9"><text:span text:style-name="Source_20_Text">use Illuminate\Contracts\Encryption\DecryptException;</text:span></text:p>
      <text:p text:style-name="Preformatted_20_Text"><text:span text:style-name="Source_20_Text">use Illuminate\Support\Facades\Crypt;</text:span></text:p>
      <text:p text:style-name="Preformatted_20_Text"/>
      <text:p text:style-name="Preformatted_20_Text"><text:span text:style-name="Source_20_Text">try {</text:span></text:p>
      <text:p text:style-name="Preformatted_20_Text"><text:span text:style-name="Source_20_Text"><text:s text:c="4"/>$decrypted = Crypt::decryptString($encryptedValue);</text:span></text:p>
      <text:p text:style-name="Preformatted_20_Text"><text:span text:style-name="Source_20_Text">} catch (DecryptException $e) {</text:span></text:p>
      <text:p text:style-name="Preformatted_20_Text"><text:span text:style-name="Source_20_Text"><text:s text:c="4"/>//</text:span></text:p>
      <text:p text:style-name="P11"><text:span text:style-name="Source_20_Tex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 text:outline-level="1"><text:soft-page-break/>Hashing</text:h>
      <text:list xml:id="list3306399334" text:style-name="L5">
        <text:list-item>
          <text:p text:style-name="P29"><text:a xlink:type="simple" xlink:href="https://laravel.com/docs/8.x/hashing#introduction" text:style-name="Internet_20_link" text:visited-style-name="Visited_20_Internet_20_Link">Introduction</text:a> </text:p>
        </text:list-item>
        <text:list-item>
          <text:p text:style-name="P29"><text:a xlink:type="simple" xlink:href="https://laravel.com/docs/8.x/hashing#configuration" text:style-name="Internet_20_link" text:visited-style-name="Visited_20_Internet_20_Link">Configuration</text:a> </text:p>
        </text:list-item>
        <text:list-item>
          <text:p text:style-name="P23"><text:a xlink:type="simple" xlink:href="https://laravel.com/docs/8.x/hashing#basic-usage" text:style-name="Internet_20_link" text:visited-style-name="Visited_20_Internet_20_Link">Basic Usage</text:a> </text:p>
        </text:list-item>
      </text:list>
      <text:h text:style-name="Heading_20_2" text:outline-level="2"><text:bookmark text:name="introduction8"/><text:bookmark text:name="introduction7"/><text:a xlink:type="simple" xlink:href="https://laravel.com/docs/8.x/hashing#introduction" text:style-name="Internet_20_link" text:visited-style-name="Visited_20_Internet_20_Link">Introduction</text:a></text:h>
      <text:p text:style-name="P14">Фасад Laravel Hash обеспечивает безопасное хеширование Bcrypt и Argon2 для хранения паролей пользователей. Если вы используете шаблон аутентификации Laravel Jetstream, по умолчанию для регистрации и аутентификации будет использоваться Bcrypt.<text:line-break/><text:line-break/>Bcrypt - отличный выбор для хеширования паролей, потому что его «рабочий фактор» регулируется, а это означает, что время, необходимое для генерации хеш-кода, может быть увеличено по мере увеличения мощности оборудования.</text:p>
      <text:p text:style-name="P14"/>
      <text:p text:style-name="P14"/>
      <text:h text:style-name="P3" text:outline-level="2"><text:bookmark text:name="configuration1"/><text:a xlink:type="simple" xlink:href="https://laravel.com/docs/8.x/hashing#configuration" text:style-name="Internet_20_link" text:visited-style-name="Visited_20_Internet_20_Link">Configuration</text:a></text:h>
      <text:p text:style-name="P14">Драйвер хеширования по умолчанию для вашего приложения настраивается в файле конфигурации config / hashing.php. В настоящее время поддерживается три драйвера: Bcrypt и Argon2 (варианты Argon2i и Argon2id).<text:line-break/><text:line-break/>Для драйвера Argon2i требуется PHP 7.2.0 или выше, а для драйвера Argon2id требуется PHP 7.3.0 или выше.</text:p>
      <text:p text:style-name="P14"/>
      <text:p text:style-name="P14"/>
      <text:h text:style-name="P3" text:outline-level="2"><text:bookmark text:name="basic-usage"/><text:a xlink:type="simple" xlink:href="https://laravel.com/docs/8.x/hashing#basic-usage" text:style-name="Internet_20_link" text:visited-style-name="Visited_20_Internet_20_Link">Basic Usage</text:a></text:h>
      <text:p text:style-name="P14">Вы можете хешировать пароль, вызвав метод make на фасаде Hash:</text:p>
      <text:p text:style-name="P9"><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Http\Controllers\Controller;</text:span></text:p>
      <text:p text:style-name="Preformatted_20_Text"><text:span text:style-name="Source_20_Text">use Illuminate\Http\Request;</text:span></text:p>
      <text:p text:style-name="Preformatted_20_Text"><text:span text:style-name="Source_20_Text">use Illuminate\Support\Facades\Hash;</text:span></text:p>
      <text:p text:style-name="Preformatted_20_Text"/>
      <text:p text:style-name="Preformatted_20_Text"><text:span text:style-name="Source_20_Text">class UpdatePassword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Update the password for the user.</text:span></text:p>
      <text:p text:style-name="Preformatted_20_Text"><text:span text:style-name="Source_20_Text"><text:s text:c="5"/>*</text:span></text:p>
      <text:p text:style-name="Preformatted_20_Text"><text:span text:style-name="Source_20_Text"><text:s text:c="5"/>* @param <text:s/>Request <text:s/>$request</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update(Request $request)</text:span></text:p>
      <text:p text:style-name="Preformatted_20_Text"><text:span text:style-name="Source_20_Text"><text:s text:c="4"/>{</text:span></text:p>
      <text:p text:style-name="Preformatted_20_Text"><text:span text:style-name="Source_20_Text"><text:s text:c="8"/>// Validate the new password length...</text:span></text:p>
      <text:p text:style-name="Preformatted_20_Text"/>
      <text:p text:style-name="Preformatted_20_Text"><text:span text:style-name="Source_20_Text"><text:s text:c="8"/>$request-&gt;user()-&gt;fill([</text:span></text:p>
      <text:p text:style-name="Preformatted_20_Text"><text:span text:style-name="Source_20_Text"><text:s text:c="12"/>'password' =&gt; Hash::make($request-&gt;newPassword)</text:span></text:p>
      <text:p text:style-name="Preformatted_20_Text"><text:span text:style-name="Source_20_Text"><text:s text:c="8"/>])-&gt;save();</text:span></text:p>
      <text:p text:style-name="Preformatted_20_Text"><text:span text:style-name="Source_20_Text"><text:s text:c="4"/>}</text:span></text:p>
      <text:p text:style-name="P11"><text:soft-page-break/><text:span text:style-name="Source_20_Text">}</text:span></text:p>
      <text:h text:style-name="Heading_20_4" text:outline-level="4"><text:bookmark text:name="adjusting-the-bcrypt-work-factor"/><text:a xlink:type="simple" xlink:href="https://laravel.com/docs/8.x/hashing#adjusting-the-bcrypt-work-factor" text:style-name="Internet_20_link" text:visited-style-name="Visited_20_Internet_20_Link">Adjusting The Bcrypt Work Factor</text:a></text:h>
      <text:p text:style-name="P14">Если вы используете алгоритм Bcrypt, метод make позволяет вам управлять коэффициентом работы алгоритма с помощью параметра раундов; однако значение по умолчанию приемлемо для большинства приложений:</text:p>
      <text:p text:style-name="P9"><text:span text:style-name="Source_20_Text">$hashed = Hash::make('password', [</text:span></text:p>
      <text:p text:style-name="Preformatted_20_Text"><text:span text:style-name="Source_20_Text"><text:s text:c="4"/>'rounds' =&gt; 12,</text:span></text:p>
      <text:p text:style-name="P11"><text:span text:style-name="Source_20_Text">]);</text:span></text:p>
      <text:h text:style-name="Heading_20_4" text:outline-level="4"><text:bookmark text:name="adjusting-the-argon2-work-factor"/><text:a xlink:type="simple" xlink:href="https://laravel.com/docs/8.x/hashing#adjusting-the-argon2-work-factor" text:style-name="Internet_20_link" text:visited-style-name="Visited_20_Internet_20_Link">Adjusting The Argon2 Work Factor</text:a></text:h>
      <text:p text:style-name="P14">Если вы используете алгоритм Argon2, метод make позволяет вам управлять коэффициентом работы алгоритма, используя параметры памяти, времени и потоков; однако для большинства приложений приемлемы значения по умолчанию:</text:p>
      <text:p text:style-name="P9"><text:span text:style-name="Source_20_Text">$hashed = Hash::make('password', [</text:span></text:p>
      <text:p text:style-name="Preformatted_20_Text"><text:span text:style-name="Source_20_Text"><text:s text:c="4"/>'memory' =&gt; 1024,</text:span></text:p>
      <text:p text:style-name="Preformatted_20_Text"><text:span text:style-name="Source_20_Text"><text:s text:c="4"/>'time' =&gt; 2,</text:span></text:p>
      <text:p text:style-name="Preformatted_20_Text"><text:span text:style-name="Source_20_Text"><text:s text:c="4"/>'threads' =&gt; 2,</text:span></text:p>
      <text:p text:style-name="P11"><text:span text:style-name="Source_20_Text">]);</text:span></text:p>
      <text:p text:style-name="P31">For more information on these options, check out the <text:a xlink:type="simple" xlink:href="https://secure.php.net/manual/en/function.password-hash.php" text:style-name="Internet_20_link" text:visited-style-name="Visited_20_Internet_20_Link">official PHP documentation</text:a>.</text:p>
      <text:h text:style-name="Heading_20_4" text:outline-level="4"><text:bookmark text:name="verifying-a-password-against-a-hash"/><text:a xlink:type="simple" xlink:href="https://laravel.com/docs/8.x/hashing#verifying-a-password-against-a-hash" text:style-name="Internet_20_link" text:visited-style-name="Visited_20_Internet_20_Link">Verifying A Password Against A Hash</text:a></text:h>
      <text:p text:style-name="P14">Метод проверки позволяет проверить, соответствует ли заданная текстовая строка заданному хешу:</text:p>
      <text:p text:style-name="P9"><text:span text:style-name="Source_20_Text">if (Hash::check('plain-text', $hashedPassword)) {</text:span></text:p>
      <text:p text:style-name="Preformatted_20_Text"><text:span text:style-name="Source_20_Text"><text:s text:c="4"/>// The passwords match...</text:span></text:p>
      <text:p text:style-name="P11"><text:span text:style-name="Source_20_Text">}</text:span></text:p>
      <text:h text:style-name="Heading_20_4" text:outline-level="4"><text:bookmark text:name="checking-if-a-password-needs-to-be-rehashed"/><text:a xlink:type="simple" xlink:href="https://laravel.com/docs/8.x/hashing#checking-if-a-password-needs-to-be-rehashed" text:style-name="Internet_20_link" text:visited-style-name="Visited_20_Internet_20_Link">Checking If A Password Needs To Be Rehashed</text:a></text:h>
      <text:p text:style-name="P14">Функция needsRehash позволяет определить, изменился ли рабочий коэффициент, используемый хешером, с момента хеширования пароля:</text:p>
      <text:p text:style-name="P9"><text:span text:style-name="Source_20_Text">if (Hash::needsRehash($hashed)) {</text:span></text:p>
      <text:p text:style-name="Preformatted_20_Text"><text:span text:style-name="Source_20_Text"><text:s text:c="4"/>$hashed = Hash::make('plain-text');</text:span></text:p>
      <text:p text:style-name="P11"><text:span text:style-name="Source_20_Tex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 text:outline-level="1"><text:soft-page-break/>Resetting Passwords</text:h>
      <text:list xml:id="list4078252942" text:style-name="L6">
        <text:list-item>
          <text:p text:style-name="P30"><text:a xlink:type="simple" xlink:href="https://laravel.com/docs/8.x/passwords#introduction" text:style-name="Internet_20_link" text:visited-style-name="Visited_20_Internet_20_Link">Introduction</text:a> </text:p>
          <text:list>
            <text:list-item>
              <text:p text:style-name="P30"><text:a xlink:type="simple" xlink:href="https://laravel.com/docs/8.x/passwords#model-preparation" text:style-name="Internet_20_link" text:visited-style-name="Visited_20_Internet_20_Link">Model Preparation</text:a> </text:p>
            </text:list-item>
            <text:list-item>
              <text:p text:style-name="P30"><text:a xlink:type="simple" xlink:href="https://laravel.com/docs/8.x/passwords#database-preparation" text:style-name="Internet_20_link" text:visited-style-name="Visited_20_Internet_20_Link">Database Preparation</text:a> </text:p>
            </text:list-item>
          </text:list>
        </text:list-item>
        <text:list-item>
          <text:p text:style-name="P30"><text:a xlink:type="simple" xlink:href="https://laravel.com/docs/8.x/passwords#routing" text:style-name="Internet_20_link" text:visited-style-name="Visited_20_Internet_20_Link">Routing</text:a> </text:p>
          <text:list>
            <text:list-item>
              <text:p text:style-name="P30"><text:a xlink:type="simple" xlink:href="https://laravel.com/docs/8.x/passwords#requesting-the-password-reset-link" text:style-name="Internet_20_link" text:visited-style-name="Visited_20_Internet_20_Link">Requesting The Password Reset Link</text:a> </text:p>
            </text:list-item>
            <text:list-item>
              <text:p text:style-name="P30"><text:a xlink:type="simple" xlink:href="https://laravel.com/docs/8.x/passwords#resetting-the-password" text:style-name="Internet_20_link" text:visited-style-name="Visited_20_Internet_20_Link">Resetting The Password</text:a> </text:p>
            </text:list-item>
          </text:list>
        </text:list-item>
        <text:list-item>
          <text:p text:style-name="P24"><text:a xlink:type="simple" xlink:href="https://laravel.com/docs/8.x/passwords#password-customization" text:style-name="Internet_20_link" text:visited-style-name="Visited_20_Internet_20_Link">Customization</text:a> </text:p>
        </text:list-item>
      </text:list>
      <text:h text:style-name="Heading_20_2" text:outline-level="2"><text:bookmark text:name="introduction10"/><text:bookmark text:name="introduction9"/><text:a xlink:type="simple" xlink:href="https://laravel.com/docs/8.x/passwords#introduction" text:style-name="Internet_20_link" text:visited-style-name="Visited_20_Internet_20_Link">Introduction</text:a></text:h>
      <text:p text:style-name="P14">Большинство веб-приложений предоставляют пользователям возможность сбросить забытые пароли. Вместо того, чтобы заставлять вас повторно реализовывать это в каждом приложении, Laravel предоставляет удобные методы для отправки напоминаний о пароле и выполнения сброса пароля.<text:line-break/><text:line-break/>Хотите быстро начать работу? Установите Laravel Jetstream в новом приложении Laravel. После миграции базы данных перейдите в браузере по адресу / register или любому другому URL-адресу, назначенному вашему приложению. Jetstream позаботится о построении всей вашей системы аутентификации, включая сброс паролей!</text:p>
      <text:p text:style-name="P14"/>
      <text:h text:style-name="P5" text:outline-level="3"><text:bookmark text:name="model-preparation1"/><text:a xlink:type="simple" xlink:href="https://laravel.com/docs/8.x/passwords#model-preparation" text:style-name="Internet_20_link" text:visited-style-name="Visited_20_Internet_20_Link">Model Preparation</text:a></text:h>
      <text:p text:style-name="P14">Перед использованием функций сброса пароля Laravel ваша модель App \ Models \ User должна использовать трейт Illuminate \ Notifications \ Notifiable. Обычно эта черта автоматически включается в модель по умолчанию App \ Models \ User, которая включена в Laravel.<text:line-break/><text:line-break/>Затем убедитесь, что ваша модель App \ Models \ User реализует контракт Illuminate \ Contracts \ Auth \ CanResetPassword. Модель App \ Models \ User, включенная в структуру, уже реализует этот интерфейс и использует черту Illuminate \ Auth \ Passwords \ CanResetPassword для включения методов, необходимых для реализации интерфейса.</text:p>
      <text:p text:style-name="P14"/>
      <text:p text:style-name="P14"/>
      <text:h text:style-name="P5" text:outline-level="3"><text:bookmark text:name="database-preparation1"/><text:a xlink:type="simple" xlink:href="https://laravel.com/docs/8.x/passwords#database-preparation" text:style-name="Internet_20_link" text:visited-style-name="Visited_20_Internet_20_Link">Database Preparation</text:a></text:h>
      <text:p text:style-name="P16">Необходимо создать таблицу для хранения токенов сброса пароля вашего приложения. Миграция для этой таблицы включена в установку Laravel по умолчанию, поэтому вам нужно только перенести вашу базу данных, чтобы создать эту таблицу:<text:line-break/><text:line-break/>php artisan migrate</text:p>
      <text:p text:style-name="P16"/>
      <text:p text:style-name="P16"/>
      <text:h text:style-name="P4" text:outline-level="2"><text:bookmark text:name="routing"/><text:a xlink:type="simple" xlink:href="https://laravel.com/docs/8.x/passwords#routing" text:style-name="Internet_20_link" text:visited-style-name="Visited_20_Internet_20_Link">Routing</text:a></text:h>
      <text:p text:style-name="P16">Чтобы правильно реализовать поддержку, позволяющую пользователям сбрасывать свои пароли, нам нужно будет определить несколько маршрутов. Во-первых, нам понадобится пара маршрутов для обработки, позволяющая пользователю запрашивать ссылку для сброса пароля через свой адрес электронной почты. Во-вторых, нам понадобится пара маршрутов <text:soft-page-break/>для обработки фактического сброса пароля после того, как пользователь перейдет по ссылке для сброса пароля, отправленной ему по электронной почте.</text:p>
      <text:p text:style-name="P16"/>
      <text:h text:style-name="P6" text:outline-level="3"><text:bookmark text:name="requesting-the-password-reset-link"/><text:a xlink:type="simple" xlink:href="https://laravel.com/docs/8.x/passwords#requesting-the-password-reset-link" text:style-name="Internet_20_link" text:visited-style-name="Visited_20_Internet_20_Link">Requesting The Password Reset Link</text:a></text:h>
      <text:h text:style-name="Heading_20_4" text:outline-level="4"><text:bookmark text:name="the-password-reset-link-request-form"/><text:a xlink:type="simple" xlink:href="https://laravel.com/docs/8.x/passwords#the-password-reset-link-request-form" text:style-name="Internet_20_link" text:visited-style-name="Visited_20_Internet_20_Link">The Password Reset Link Request Form</text:a></text:h>
      <text:p text:style-name="P16">Сначала мы определим маршруты, необходимые для запроса ссылок для сброса пароля. Для начала мы определим маршрут, который возвращает представление с формой запроса ссылки для сброса пароля:</text:p>
      <text:p text:style-name="P10"><text:span text:style-name="Source_20_Text">Route::get('/forgot-password', function () {</text:span></text:p>
      <text:p text:style-name="Preformatted_20_Text"><text:span text:style-name="Source_20_Text"><text:s text:c="4"/>return view('auth.forgot-password');</text:span></text:p>
      <text:p text:style-name="P11"><text:span text:style-name="Source_20_Text">})-&gt;middleware(['guest'])-&gt;name('password.request');</text:span></text:p>
      <text:p text:style-name="P16">Представление, возвращаемое этим маршрутом, должно иметь форму, содержащую поле электронной почты, которое позволит пользователю запрашивать ссылку для сброса пароля для данного адреса электронной почты.</text:p>
      <text:p text:style-name="P16"/>
      <text:h text:style-name="P8" text:outline-level="4"><text:bookmark text:name="password-reset-link-handling-the-form-submission"/><text:a xlink:type="simple" xlink:href="https://laravel.com/docs/8.x/passwords#password-reset-link-handling-the-form-submission" text:style-name="Internet_20_link" text:visited-style-name="Visited_20_Internet_20_Link">Handling The Form Submission</text:a></text:h>
      <text:p text:style-name="P16">Затем мы определим маршрут, который будет обрабатывать запрос формы из представления «забыл пароль». Этот маршрут будет отвечать за проверку адреса электронной почты и отправку запроса на сброс пароля соответствующему пользователю:</text:p>
      <text:p text:style-name="P10"><text:span text:style-name="Source_20_Text">use Illuminate\Http\Request;</text:span></text:p>
      <text:p text:style-name="Preformatted_20_Text"><text:span text:style-name="Source_20_Text">use Illuminate\Support\Facades\Password;</text:span></text:p>
      <text:p text:style-name="Preformatted_20_Text"/>
      <text:p text:style-name="Preformatted_20_Text"><text:span text:style-name="Source_20_Text">Route::post('/forgot-password', function (Request $request) {</text:span></text:p>
      <text:p text:style-name="Preformatted_20_Text"><text:span text:style-name="Source_20_Text"><text:s text:c="4"/>$request-&gt;validate(['email' =&gt; 'required|email']);</text:span></text:p>
      <text:p text:style-name="Preformatted_20_Text"/>
      <text:p text:style-name="Preformatted_20_Text"><text:span text:style-name="Source_20_Text"><text:s text:c="4"/>$status = Password::sendResetLink(</text:span></text:p>
      <text:p text:style-name="Preformatted_20_Text"><text:span text:style-name="Source_20_Text"><text:s text:c="8"/>$request-&gt;only('email')</text:span></text:p>
      <text:p text:style-name="Preformatted_20_Text"><text:span text:style-name="Source_20_Text"><text:s text:c="4"/>);</text:span></text:p>
      <text:p text:style-name="Preformatted_20_Text"/>
      <text:p text:style-name="Preformatted_20_Text"><text:span text:style-name="Source_20_Text"><text:s text:c="4"/>return $status === Password::RESET_LINK_SENT</text:span></text:p>
      <text:p text:style-name="Preformatted_20_Text"><text:span text:style-name="Source_20_Text"><text:s text:c="16"/>? back()-&gt;with(['status' =&gt; __($status)])</text:span></text:p>
      <text:p text:style-name="Preformatted_20_Text"><text:span text:style-name="Source_20_Text"><text:s text:c="16"/>: back()-&gt;withErrors(['email' =&gt; __($status)]);</text:span></text:p>
      <text:p text:style-name="P11"><text:span text:style-name="Source_20_Text">})-&gt;middleware(['guest'])-&gt;name('password.email');</text:span></text:p>
      <text:p text:style-name="P16">Прежде чем двигаться дальше, давайте рассмотрим этот маршрут более подробно. Сначала проверяется атрибут электронной почты запроса. Затем мы будем использовать встроенный в Laravel «брокер паролей» (через фасад пароля), чтобы отправить пользователю ссылку для сброса пароля. Брокер паролей позаботится о получении пользователя по заданному полю (в данном случае по адресу электронной почты) и отправит пользователю ссылку для сброса пароля через встроенную систему уведомлений Laravel.<text:line-break/><text:line-break/>Метод sendResetLink возвращает ярлык "status". Этот статус может быть переведен с помощью помощников по локализации Laravel, чтобы отобразить удобное для пользователя сообщение о статусе его запроса. Перевод статуса сброса пароля определяется языковым файлом resources / lang / {lang} /passwords.php вашего приложения. Запись для каждого возможного значения ярлыка состояния находится в языковом файле паролей.<text:line-break/><text:line-break/>При выполнении сброса пароля вручную вы должны сами определять содержимое представлений и маршрутов. Если вам нужны строительные леса, включающие всю необходимую логику аутентификации и проверки, попробуйте Laravel Jetstream.</text:p>
      <text:p text:style-name="P16"/>
      <text:h text:style-name="P6" text:outline-level="3"><text:bookmark text:name="resetting-the-password"/><text:soft-page-break/><text:a xlink:type="simple" xlink:href="https://laravel.com/docs/8.x/passwords#resetting-the-password" text:style-name="Internet_20_link" text:visited-style-name="Visited_20_Internet_20_Link">Resetting The Password</text:a></text:h>
      <text:h text:style-name="Heading_20_4" text:outline-level="4"><text:bookmark text:name="the-password-reset-form"/><text:a xlink:type="simple" xlink:href="https://laravel.com/docs/8.x/passwords#the-password-reset-form" text:style-name="Internet_20_link" text:visited-style-name="Visited_20_Internet_20_Link">The Password Reset Form</text:a></text:h>
      <text:p text:style-name="P16">Затем мы определим маршруты, необходимые для фактического сброса пароля после того, как пользователь щелкнет ссылку для сброса пароля, отправленную ему по электронной почте, и предоставит новый пароль. Во-первых, давайте определим маршрут, который будет отображать форму сброса пароля, которая отображается, когда пользователь щелкает ссылку сброса пароля. Этот маршрут получит параметр токена, который мы будем использовать позже для проверки запроса на сброс пароля:</text:p>
      <text:p text:style-name="P10"><text:span text:style-name="Source_20_Text">Route::get('/reset-password/{token}', function ($token) {</text:span></text:p>
      <text:p text:style-name="Preformatted_20_Text"><text:span text:style-name="Source_20_Text"><text:s text:c="4"/>return view('auth.reset-password', ['token' =&gt; $token]);</text:span></text:p>
      <text:p text:style-name="P11"><text:span text:style-name="Source_20_Text">})-&gt;middleware(['guest'])-&gt;name('password.reset');</text:span></text:p>
      <text:p text:style-name="P16">Представление, возвращаемое этим маршрутом, должно иметь форму, содержащую поле электронной почты, поле пароля, поле password_confirmation и поле скрытого токена, которое должно содержать значение секретного токена, полученного нашим маршрутом.</text:p>
      <text:p text:style-name="P16"/>
      <text:h text:style-name="P8" text:outline-level="4"><text:bookmark text:name="password-reset-handling-the-form-submission"/><text:a xlink:type="simple" xlink:href="https://laravel.com/docs/8.x/passwords#password-reset-handling-the-form-submission" text:style-name="Internet_20_link" text:visited-style-name="Visited_20_Internet_20_Link">Handling The Form Submission</text:a></text:h>
      <text:p text:style-name="P16">Конечно, нам нужно определить маршрут для фактической обработки отправки формы сброса пароля. Этот маршрут будет отвечать за проверку входящего запроса и обновление пароля пользователя в базе данных:</text:p>
      <text:p text:style-name="P10"><text:span text:style-name="Source_20_Text">use Illuminate\Auth\Events\PasswordReset;</text:span></text:p>
      <text:p text:style-name="Preformatted_20_Text"><text:span text:style-name="Source_20_Text">use Illuminate\Http\Request;</text:span></text:p>
      <text:p text:style-name="Preformatted_20_Text"><text:span text:style-name="Source_20_Text">use Illuminate\Support\Facades\Hash;</text:span></text:p>
      <text:p text:style-name="Preformatted_20_Text"><text:span text:style-name="Source_20_Text">use Illuminate\Support\Facades\Password;</text:span></text:p>
      <text:p text:style-name="Preformatted_20_Text"><text:span text:style-name="Source_20_Text">use Illuminate\Support\Str;</text:span></text:p>
      <text:p text:style-name="Preformatted_20_Text"/>
      <text:p text:style-name="Preformatted_20_Text"><text:span text:style-name="Source_20_Text">Route::post('/reset-password', function (Request $request) {</text:span></text:p>
      <text:p text:style-name="Preformatted_20_Text"><text:span text:style-name="Source_20_Text"><text:s text:c="4"/>$request-&gt;validate([</text:span></text:p>
      <text:p text:style-name="Preformatted_20_Text"><text:span text:style-name="Source_20_Text"><text:s text:c="8"/>'token' =&gt; 'required',</text:span></text:p>
      <text:p text:style-name="Preformatted_20_Text"><text:span text:style-name="Source_20_Text"><text:s text:c="8"/>'email' =&gt; 'required|email',</text:span></text:p>
      <text:p text:style-name="Preformatted_20_Text"><text:span text:style-name="Source_20_Text"><text:s text:c="8"/>'password' =&gt; 'required|min:8|confirmed',</text:span></text:p>
      <text:p text:style-name="Preformatted_20_Text"><text:span text:style-name="Source_20_Text"><text:s text:c="4"/>]);</text:span></text:p>
      <text:p text:style-name="Preformatted_20_Text"/>
      <text:p text:style-name="Preformatted_20_Text"><text:span text:style-name="Source_20_Text"><text:s text:c="4"/>$status = Password::reset(</text:span></text:p>
      <text:p text:style-name="Preformatted_20_Text"><text:span text:style-name="Source_20_Text"><text:s text:c="8"/>$request-&gt;only('email', 'password', 'password_confirmation', 'token'),</text:span></text:p>
      <text:p text:style-name="Preformatted_20_Text"><text:span text:style-name="Source_20_Text"><text:s text:c="8"/>function ($user, $password) use ($request) {</text:span></text:p>
      <text:p text:style-name="Preformatted_20_Text"><text:span text:style-name="Source_20_Text"><text:s text:c="12"/>$user-&gt;forceFill([</text:span></text:p>
      <text:p text:style-name="Preformatted_20_Text"><text:span text:style-name="Source_20_Text"><text:s text:c="16"/>'password' =&gt; Hash::make($password)</text:span></text:p>
      <text:p text:style-name="Preformatted_20_Text"><text:span text:style-name="Source_20_Text"><text:s text:c="12"/>])-&gt;save();</text:span></text:p>
      <text:p text:style-name="Preformatted_20_Text"/>
      <text:p text:style-name="Preformatted_20_Text"><text:span text:style-name="Source_20_Text"><text:s text:c="12"/>$user-&gt;setRememberToken(Str::random(60));</text:span></text:p>
      <text:p text:style-name="Preformatted_20_Text"/>
      <text:p text:style-name="Preformatted_20_Text"><text:span text:style-name="Source_20_Text"><text:s text:c="12"/>event(new PasswordReset($user));</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status == Password::PASSWORD_RESET</text:span></text:p>
      <text:p text:style-name="Preformatted_20_Text"><text:span text:style-name="Source_20_Text"><text:s text:c="16"/>? redirect()-&gt;route('login')-&gt;with('status', __($status))</text:span></text:p>
      <text:p text:style-name="Preformatted_20_Text"><text:span text:style-name="Source_20_Text"><text:s text:c="16"/>: back()-&gt;withErrors(['email' =&gt; __($status)]);</text:span></text:p>
      <text:p text:style-name="P11"><text:span text:style-name="Source_20_Text">})-&gt;middleware(['guest'])-&gt;name('password.update');</text:span></text:p>
      <text:p text:style-name="P16">Прежде чем двигаться дальше, давайте рассмотрим этот маршрут более подробно. Сначала проверяются атрибуты токена, адреса электронной почты и пароля запроса. Затем мы будем использовать встроенный в Laravel «брокер паролей» (через фасад пароля) для проверки учетных данных запроса сброса пароля.<text:line-break/><text:line-break/><text:soft-page-break/>Если токен, адрес электронной почты и пароль, предоставленные брокеру паролей, действительны, будет вызываться Closure, переданное методу сброса. В этом замыкании, которое получает экземпляр пользователя и пароль в виде обычного текста, мы можем обновить пароль пользователя в базе данных.<text:line-break/><text:line-break/>Метод сброса возвращает ярлык "статуса". Этот статус может быть переведен с помощью помощников по локализации Laravel, чтобы отобразить удобное для пользователя сообщение о статусе его запроса. Перевод статуса сброса пароля определяется языковым файлом resources / lang / {lang} /passwords.php вашего приложения. Запись для каждого возможного значения ярлыка состояния находится в языковом файле паролей.</text:p>
      <text:p text:style-name="P16"/>
      <text:h text:style-name="P4" text:outline-level="2"><text:bookmark text:name="password-customization"/><text:a xlink:type="simple" xlink:href="https://laravel.com/docs/8.x/passwords#password-customization" text:style-name="Internet_20_link" text:visited-style-name="Visited_20_Internet_20_Link">Customization</text:a></text:h>
      <text:h text:style-name="Heading_20_4" text:outline-level="4"><text:bookmark text:name="reset-link-customization"/><text:a xlink:type="simple" xlink:href="https://laravel.com/docs/8.x/passwords#reset-link-customization" text:style-name="Internet_20_link" text:visited-style-name="Visited_20_Internet_20_Link">Reset Link Customization</text:a></text:h>
      <text:p text:style-name="P16">Вы можете настроить URL-адрес ссылки для сброса пароля с помощью метода createUrlUsing, предоставляемого классом уведомлений ResetPassword. Этот метод принимает Closure, который получает пользовательский экземпляр, получающий уведомление, а также токен ссылки для сброса пароля. Как правило, этот метод следует вызывать из метода загрузки поставщика услуг:</text:p>
      <text:p text:style-name="P10"><text:span text:style-name="Source_20_Text">use Illuminate\Auth\Notifications\ResetPassword;</text:span></text:p>
      <text:p text:style-name="Preformatted_20_Text"/>
      <text:p text:style-name="Preformatted_20_Text"><text:span text:style-name="Source_20_Text">/**</text:span></text:p>
      <text:p text:style-name="Preformatted_20_Text"><text:span text:style-name="Source_20_Text"><text:s/>* Bootstrap any application service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ResetPassword::createUrlUsing(function ($notifiable, string $token) {</text:span></text:p>
      <text:p text:style-name="Preformatted_20_Text"><text:span text:style-name="Source_20_Text"><text:s text:c="8"/>return 'https://example.com/auth/reset-password?token='.$token;</text:span></text:p>
      <text:p text:style-name="Preformatted_20_Text"><text:span text:style-name="Source_20_Text"><text:s text:c="4"/>});</text:span></text:p>
      <text:p text:style-name="P11"><text:span text:style-name="Source_20_Text">}</text:span></text:p>
      <text:h text:style-name="Heading_20_4" text:outline-level="4"><text:bookmark text:name="reset-email-customization"/><text:a xlink:type="simple" xlink:href="https://laravel.com/docs/8.x/passwords#reset-email-customization" text:style-name="Internet_20_link" text:visited-style-name="Visited_20_Internet_20_Link">Reset Email Customization</text:a></text:h>
      <text:p text:style-name="P16">Вы можете легко изменить класс уведомлений, используемый для отправки пользователю ссылки для сброса пароля. Для начала переопределите метод sendPasswordResetNotification в своей модели User. В этом методе вы можете отправить уведомление, используя любой выбранный вами класс уведомлений. Токен сброса пароля $ - это первый аргумент, полученный методом:</text:p>
      <text:p text:style-name="P10"><text:span text:style-name="Source_20_Text">/**</text:span></text:p>
      <text:p text:style-name="Preformatted_20_Text"><text:span text:style-name="Source_20_Text"><text:s/>* Send the password reset notification.</text:span></text:p>
      <text:p text:style-name="Preformatted_20_Text"><text:span text:style-name="Source_20_Text"><text:s/>*</text:span></text:p>
      <text:p text:style-name="Preformatted_20_Text"><text:span text:style-name="Source_20_Text"><text:s/>* @param <text:s/>string <text:s/>$token</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sendPasswordResetNotification($token)</text:span></text:p>
      <text:p text:style-name="Preformatted_20_Text"><text:span text:style-name="Source_20_Text">{</text:span></text:p>
      <text:p text:style-name="Preformatted_20_Text"><text:span text:style-name="Source_20_Text"><text:s text:c="4"/>$this-&gt;notify(new ResetPasswordNotification($token));</text:span></text:p>
      <text:p text:style-name="P11"><text:span text:style-name="Source_20_Text">}</text:span></text:p>
      <text:p text:style-name="P16"/>
      <text:p text:style-name="P16"/>
      <text:p text:style-name="P16"/>
      <text:p text:style-name="P16"/>
      <text:p text:style-name="P16"><text:soft-page-break/></text:p>
      <text:p text:style-name="P16"/>
      <text:p text:style-name="P16"/>
      <text:p text:style-name="P16"/>
      <text:p text:style-name="P16"/>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8:06:42.753371666</meta:creation-date>
    <meta:generator>LibreOffice/6.4.6.2$Linux_X86_64 LibreOffice_project/40$Build-2</meta:generator>
    <dc:date>2020-11-02T21:44:26.280025433</dc:date>
    <meta:editing-duration>PT3H36M58S</meta:editing-duration>
    <meta:editing-cycles>97</meta:editing-cycles>
    <meta:document-statistic meta:table-count="1" meta:image-count="0" meta:object-count="0" meta:page-count="48" meta:paragraph-count="1118" meta:word-count="10286" meta:character-count="84902" meta:non-whitespace-character-count="73745"/>
  </office:meta>
</office:document-meta>
</file>